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2.446in"/>
    </style:style>
    <style:style style:name="ta1co2" style:family="table-column">
      <style:table-column-properties fo:break-before="auto" style:column-width="2.170000000000000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2.1700000000000004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2.446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2.032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2.2390000000000003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997in"/>
    </style:style>
    <style:style style:name="ta2co2" style:family="table-column">
      <style:table-column-properties fo:break-before="auto" style:column-width="2.170000000000000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2.1700000000000004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2.446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2.032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2.2390000000000003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dse-qq_opt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notq_op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notq_optq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enum_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enum_non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2x2/instances/app0-260-5-4.facts</text:p>
          </table:table-cell>
          <table:table-cell office:value-type="float" office:value="2.16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2.182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2.430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Best" office:value-type="float" office:value="2.108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Worst" office:value-type="float" office:value="15.14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formula="of:=MIN([.$B3];[.$H3];[.$N3];[.$T3];[.$Z3])" office:value-type="float"/>
          <table:table-cell table:formula="of:=MIN([.$C3];[.$I3];[.$O3];[.$U3];[.$AA3])" office:value-type="float"/>
          <table:table-cell table:formula="of:=MIN([.$D3];[.$J3];[.$P3];[.$V3];[.$AB3])" office:value-type="float"/>
          <table:table-cell table:formula="of:=MIN([.$E3];[.$K3];[.$Q3];[.$W3];[.$AC3])" office:value-type="float"/>
          <table:table-cell table:formula="of:=MIN([.$F3];[.$L3];[.$R3];[.$X3];[.$AD3])" office:value-type="float"/>
          <table:table-cell table:formula="of:=MIN([.$G3];[.$M3];[.$S3];[.$Y3];[.$AE3])" office:value-type="float"/>
          <table:table-cell table:formula="of:=MEDIAN([.$B3];[.$H3];[.$N3];[.$T3];[.$Z3])" office:value-type="float"/>
          <table:table-cell table:formula="of:=MEDIAN([.$C3];[.$I3];[.$O3];[.$U3];[.$AA3])" office:value-type="float"/>
          <table:table-cell table:formula="of:=MEDIAN([.$D3];[.$J3];[.$P3];[.$V3];[.$AB3])" office:value-type="float"/>
          <table:table-cell table:formula="of:=MEDIAN([.$E3];[.$K3];[.$Q3];[.$W3];[.$AC3])" office:value-type="float"/>
          <table:table-cell table:formula="of:=MEDIAN([.$F3];[.$L3];[.$R3];[.$X3];[.$AD3])" office:value-type="float"/>
          <table:table-cell table:formula="of:=MEDIAN([.$G3];[.$M3];[.$S3];[.$Y3];[.$AE3])" office:value-type="float"/>
          <table:table-cell table:formula="of:=MAX([.$B3];[.$H3];[.$N3];[.$T3];[.$Z3])" office:value-type="float"/>
          <table:table-cell table:formula="of:=MAX([.$C3];[.$I3];[.$O3];[.$U3];[.$AA3])" office:value-type="float"/>
          <table:table-cell table:formula="of:=MAX([.$D3];[.$J3];[.$P3];[.$V3];[.$AB3])" office:value-type="float"/>
          <table:table-cell table:formula="of:=MAX([.$E3];[.$K3];[.$Q3];[.$W3];[.$AC3])" office:value-type="float"/>
          <table:table-cell table:formula="of:=MAX([.$F3];[.$L3];[.$R3];[.$X3];[.$AD3])" office:value-type="float"/>
          <table:table-cell table:formula="of:=MAX([.$G3];[.$M3];[.$S3];[.$Y3];[.$AE3])" office:value-type="float"/>
        </table:table-row>
        <table:table-row table:style-name="ro1">
          <table:table-cell office:value-type="string">
            <text:p>2x2/instances/app114-210-3-6.facts</text:p>
          </table:table-cell>
          <table:table-cell office:value-type="float" office:value="6.998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6.267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5.791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107.0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H4];[.$N4];[.$T4];[.$Z4])" office:value-type="float"/>
          <table:table-cell table:formula="of:=MIN([.$C4];[.$I4];[.$O4];[.$U4];[.$AA4])" office:value-type="float"/>
          <table:table-cell table:formula="of:=MIN([.$D4];[.$J4];[.$P4];[.$V4];[.$AB4])" office:value-type="float"/>
          <table:table-cell table:formula="of:=MIN([.$E4];[.$K4];[.$Q4];[.$W4];[.$AC4])" office:value-type="float"/>
          <table:table-cell table:formula="of:=MIN([.$F4];[.$L4];[.$R4];[.$X4];[.$AD4])" office:value-type="float"/>
          <table:table-cell table:formula="of:=MIN([.$G4];[.$M4];[.$S4];[.$Y4];[.$AE4])" office:value-type="float"/>
          <table:table-cell table:formula="of:=MEDIAN([.$B4];[.$H4];[.$N4];[.$T4];[.$Z4])" office:value-type="float"/>
          <table:table-cell table:formula="of:=MEDIAN([.$C4];[.$I4];[.$O4];[.$U4];[.$AA4])" office:value-type="float"/>
          <table:table-cell table:formula="of:=MEDIAN([.$D4];[.$J4];[.$P4];[.$V4];[.$AB4])" office:value-type="float"/>
          <table:table-cell table:formula="of:=MEDIAN([.$E4];[.$K4];[.$Q4];[.$W4];[.$AC4])" office:value-type="float"/>
          <table:table-cell table:formula="of:=MEDIAN([.$F4];[.$L4];[.$R4];[.$X4];[.$AD4])" office:value-type="float"/>
          <table:table-cell table:formula="of:=MEDIAN([.$G4];[.$M4];[.$S4];[.$Y4];[.$AE4])" office:value-type="float"/>
          <table:table-cell table:formula="of:=MAX([.$B4];[.$H4];[.$N4];[.$T4];[.$Z4])" office:value-type="float"/>
          <table:table-cell table:formula="of:=MAX([.$C4];[.$I4];[.$O4];[.$U4];[.$AA4])" office:value-type="float"/>
          <table:table-cell table:formula="of:=MAX([.$D4];[.$J4];[.$P4];[.$V4];[.$AB4])" office:value-type="float"/>
          <table:table-cell table:formula="of:=MAX([.$E4];[.$K4];[.$Q4];[.$W4];[.$AC4])" office:value-type="float"/>
          <table:table-cell table:formula="of:=MAX([.$F4];[.$L4];[.$R4];[.$X4];[.$AD4])" office:value-type="float"/>
          <table:table-cell table:formula="of:=MAX([.$G4];[.$M4];[.$S4];[.$Y4];[.$AE4])" office:value-type="float"/>
        </table:table-row>
        <table:table-row table:style-name="ro1">
          <table:table-cell office:value-type="string">
            <text:p>2x2/instances/app13-219-5-4.facts</text:p>
          </table:table-cell>
          <table:table-cell table:style-name="cellBest" office:value-type="float" office:value="2.167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233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236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329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13.80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5];[.$H5];[.$N5];[.$T5];[.$Z5])" office:value-type="float"/>
          <table:table-cell table:formula="of:=MIN([.$C5];[.$I5];[.$O5];[.$U5];[.$AA5])" office:value-type="float"/>
          <table:table-cell table:formula="of:=MIN([.$D5];[.$J5];[.$P5];[.$V5];[.$AB5])" office:value-type="float"/>
          <table:table-cell table:formula="of:=MIN([.$E5];[.$K5];[.$Q5];[.$W5];[.$AC5])" office:value-type="float"/>
          <table:table-cell table:formula="of:=MIN([.$F5];[.$L5];[.$R5];[.$X5];[.$AD5])" office:value-type="float"/>
          <table:table-cell table:formula="of:=MIN([.$G5];[.$M5];[.$S5];[.$Y5];[.$AE5])" office:value-type="float"/>
          <table:table-cell table:formula="of:=MEDIAN([.$B5];[.$H5];[.$N5];[.$T5];[.$Z5])" office:value-type="float"/>
          <table:table-cell table:formula="of:=MEDIAN([.$C5];[.$I5];[.$O5];[.$U5];[.$AA5])" office:value-type="float"/>
          <table:table-cell table:formula="of:=MEDIAN([.$D5];[.$J5];[.$P5];[.$V5];[.$AB5])" office:value-type="float"/>
          <table:table-cell table:formula="of:=MEDIAN([.$E5];[.$K5];[.$Q5];[.$W5];[.$AC5])" office:value-type="float"/>
          <table:table-cell table:formula="of:=MEDIAN([.$F5];[.$L5];[.$R5];[.$X5];[.$AD5])" office:value-type="float"/>
          <table:table-cell table:formula="of:=MEDIAN([.$G5];[.$M5];[.$S5];[.$Y5];[.$AE5])" office:value-type="float"/>
          <table:table-cell table:formula="of:=MAX([.$B5];[.$H5];[.$N5];[.$T5];[.$Z5])" office:value-type="float"/>
          <table:table-cell table:formula="of:=MAX([.$C5];[.$I5];[.$O5];[.$U5];[.$AA5])" office:value-type="float"/>
          <table:table-cell table:formula="of:=MAX([.$D5];[.$J5];[.$P5];[.$V5];[.$AB5])" office:value-type="float"/>
          <table:table-cell table:formula="of:=MAX([.$E5];[.$K5];[.$Q5];[.$W5];[.$AC5])" office:value-type="float"/>
          <table:table-cell table:formula="of:=MAX([.$F5];[.$L5];[.$R5];[.$X5];[.$AD5])" office:value-type="float"/>
          <table:table-cell table:formula="of:=MAX([.$G5];[.$M5];[.$S5];[.$Y5];[.$AE5])" office:value-type="float"/>
        </table:table-row>
        <table:table-row table:style-name="ro1">
          <table:table-cell office:value-type="string">
            <text:p>2x2/instances/app136-210-3-6.facts</text:p>
          </table:table-cell>
          <table:table-cell office:value-type="float" office:value="6.037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6.276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5.794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106.8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H6];[.$N6];[.$T6];[.$Z6])" office:value-type="float"/>
          <table:table-cell table:formula="of:=MIN([.$C6];[.$I6];[.$O6];[.$U6];[.$AA6])" office:value-type="float"/>
          <table:table-cell table:formula="of:=MIN([.$D6];[.$J6];[.$P6];[.$V6];[.$AB6])" office:value-type="float"/>
          <table:table-cell table:formula="of:=MIN([.$E6];[.$K6];[.$Q6];[.$W6];[.$AC6])" office:value-type="float"/>
          <table:table-cell table:formula="of:=MIN([.$F6];[.$L6];[.$R6];[.$X6];[.$AD6])" office:value-type="float"/>
          <table:table-cell table:formula="of:=MIN([.$G6];[.$M6];[.$S6];[.$Y6];[.$AE6])" office:value-type="float"/>
          <table:table-cell table:formula="of:=MEDIAN([.$B6];[.$H6];[.$N6];[.$T6];[.$Z6])" office:value-type="float"/>
          <table:table-cell table:formula="of:=MEDIAN([.$C6];[.$I6];[.$O6];[.$U6];[.$AA6])" office:value-type="float"/>
          <table:table-cell table:formula="of:=MEDIAN([.$D6];[.$J6];[.$P6];[.$V6];[.$AB6])" office:value-type="float"/>
          <table:table-cell table:formula="of:=MEDIAN([.$E6];[.$K6];[.$Q6];[.$W6];[.$AC6])" office:value-type="float"/>
          <table:table-cell table:formula="of:=MEDIAN([.$F6];[.$L6];[.$R6];[.$X6];[.$AD6])" office:value-type="float"/>
          <table:table-cell table:formula="of:=MEDIAN([.$G6];[.$M6];[.$S6];[.$Y6];[.$AE6])" office:value-type="float"/>
          <table:table-cell table:formula="of:=MAX([.$B6];[.$H6];[.$N6];[.$T6];[.$Z6])" office:value-type="float"/>
          <table:table-cell table:formula="of:=MAX([.$C6];[.$I6];[.$O6];[.$U6];[.$AA6])" office:value-type="float"/>
          <table:table-cell table:formula="of:=MAX([.$D6];[.$J6];[.$P6];[.$V6];[.$AB6])" office:value-type="float"/>
          <table:table-cell table:formula="of:=MAX([.$E6];[.$K6];[.$Q6];[.$W6];[.$AC6])" office:value-type="float"/>
          <table:table-cell table:formula="of:=MAX([.$F6];[.$L6];[.$R6];[.$X6];[.$AD6])" office:value-type="float"/>
          <table:table-cell table:formula="of:=MAX([.$G6];[.$M6];[.$S6];[.$Y6];[.$AE6])" office:value-type="float"/>
        </table:table-row>
        <table:table-row table:style-name="ro1">
          <table:table-cell office:value-type="string">
            <text:p>2x2/instances/app14-319-7-6.facts</text:p>
          </table:table-cell>
          <table:table-cell office:value-type="float" office:value="2.307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2.325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2.32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style-name="cellBest" office:value-type="float" office:value="2.237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style-name="cellWorst" office:value-type="float" office:value="22.3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7];[.$H7];[.$N7];[.$T7];[.$Z7])" office:value-type="float"/>
          <table:table-cell table:formula="of:=MIN([.$C7];[.$I7];[.$O7];[.$U7];[.$AA7])" office:value-type="float"/>
          <table:table-cell table:formula="of:=MIN([.$D7];[.$J7];[.$P7];[.$V7];[.$AB7])" office:value-type="float"/>
          <table:table-cell table:formula="of:=MIN([.$E7];[.$K7];[.$Q7];[.$W7];[.$AC7])" office:value-type="float"/>
          <table:table-cell table:formula="of:=MIN([.$F7];[.$L7];[.$R7];[.$X7];[.$AD7])" office:value-type="float"/>
          <table:table-cell table:formula="of:=MIN([.$G7];[.$M7];[.$S7];[.$Y7];[.$AE7])" office:value-type="float"/>
          <table:table-cell table:formula="of:=MEDIAN([.$B7];[.$H7];[.$N7];[.$T7];[.$Z7])" office:value-type="float"/>
          <table:table-cell table:formula="of:=MEDIAN([.$C7];[.$I7];[.$O7];[.$U7];[.$AA7])" office:value-type="float"/>
          <table:table-cell table:formula="of:=MEDIAN([.$D7];[.$J7];[.$P7];[.$V7];[.$AB7])" office:value-type="float"/>
          <table:table-cell table:formula="of:=MEDIAN([.$E7];[.$K7];[.$Q7];[.$W7];[.$AC7])" office:value-type="float"/>
          <table:table-cell table:formula="of:=MEDIAN([.$F7];[.$L7];[.$R7];[.$X7];[.$AD7])" office:value-type="float"/>
          <table:table-cell table:formula="of:=MEDIAN([.$G7];[.$M7];[.$S7];[.$Y7];[.$AE7])" office:value-type="float"/>
          <table:table-cell table:formula="of:=MAX([.$B7];[.$H7];[.$N7];[.$T7];[.$Z7])" office:value-type="float"/>
          <table:table-cell table:formula="of:=MAX([.$C7];[.$I7];[.$O7];[.$U7];[.$AA7])" office:value-type="float"/>
          <table:table-cell table:formula="of:=MAX([.$D7];[.$J7];[.$P7];[.$V7];[.$AB7])" office:value-type="float"/>
          <table:table-cell table:formula="of:=MAX([.$E7];[.$K7];[.$Q7];[.$W7];[.$AC7])" office:value-type="float"/>
          <table:table-cell table:formula="of:=MAX([.$F7];[.$L7];[.$R7];[.$X7];[.$AD7])" office:value-type="float"/>
          <table:table-cell table:formula="of:=MAX([.$G7];[.$M7];[.$S7];[.$Y7];[.$AE7])" office:value-type="float"/>
        </table:table-row>
        <table:table-row table:style-name="ro1">
          <table:table-cell office:value-type="string">
            <text:p>2x2/instances/app147-300-3-6.facts</text:p>
          </table:table-cell>
          <table:table-cell table:style-name="cellBest" office:value-type="float" office:value="2.247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641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511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500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190.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8];[.$H8];[.$N8];[.$T8];[.$Z8])" office:value-type="float"/>
          <table:table-cell table:formula="of:=MIN([.$C8];[.$I8];[.$O8];[.$U8];[.$AA8])" office:value-type="float"/>
          <table:table-cell table:formula="of:=MIN([.$D8];[.$J8];[.$P8];[.$V8];[.$AB8])" office:value-type="float"/>
          <table:table-cell table:formula="of:=MIN([.$E8];[.$K8];[.$Q8];[.$W8];[.$AC8])" office:value-type="float"/>
          <table:table-cell table:formula="of:=MIN([.$F8];[.$L8];[.$R8];[.$X8];[.$AD8])" office:value-type="float"/>
          <table:table-cell table:formula="of:=MIN([.$G8];[.$M8];[.$S8];[.$Y8];[.$AE8])" office:value-type="float"/>
          <table:table-cell table:formula="of:=MEDIAN([.$B8];[.$H8];[.$N8];[.$T8];[.$Z8])" office:value-type="float"/>
          <table:table-cell table:formula="of:=MEDIAN([.$C8];[.$I8];[.$O8];[.$U8];[.$AA8])" office:value-type="float"/>
          <table:table-cell table:formula="of:=MEDIAN([.$D8];[.$J8];[.$P8];[.$V8];[.$AB8])" office:value-type="float"/>
          <table:table-cell table:formula="of:=MEDIAN([.$E8];[.$K8];[.$Q8];[.$W8];[.$AC8])" office:value-type="float"/>
          <table:table-cell table:formula="of:=MEDIAN([.$F8];[.$L8];[.$R8];[.$X8];[.$AD8])" office:value-type="float"/>
          <table:table-cell table:formula="of:=MEDIAN([.$G8];[.$M8];[.$S8];[.$Y8];[.$AE8])" office:value-type="float"/>
          <table:table-cell table:formula="of:=MAX([.$B8];[.$H8];[.$N8];[.$T8];[.$Z8])" office:value-type="float"/>
          <table:table-cell table:formula="of:=MAX([.$C8];[.$I8];[.$O8];[.$U8];[.$AA8])" office:value-type="float"/>
          <table:table-cell table:formula="of:=MAX([.$D8];[.$J8];[.$P8];[.$V8];[.$AB8])" office:value-type="float"/>
          <table:table-cell table:formula="of:=MAX([.$E8];[.$K8];[.$Q8];[.$W8];[.$AC8])" office:value-type="float"/>
          <table:table-cell table:formula="of:=MAX([.$F8];[.$L8];[.$R8];[.$X8];[.$AD8])" office:value-type="float"/>
          <table:table-cell table:formula="of:=MAX([.$G8];[.$M8];[.$S8];[.$Y8];[.$AE8])" office:value-type="float"/>
        </table:table-row>
        <table:table-row table:style-name="ro1">
          <table:table-cell office:value-type="string">
            <text:p>2x2/instances/app15-270-5-4.facts</text:p>
          </table:table-cell>
          <table:table-cell office:value-type="float" office:value="2.885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2.574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2.667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Best" office:value-type="float" office:value="2.228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Worst" office:value-type="float" office:value="1148.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formula="of:=MIN([.$B9];[.$H9];[.$N9];[.$T9];[.$Z9])" office:value-type="float"/>
          <table:table-cell table:formula="of:=MIN([.$C9];[.$I9];[.$O9];[.$U9];[.$AA9])" office:value-type="float"/>
          <table:table-cell table:formula="of:=MIN([.$D9];[.$J9];[.$P9];[.$V9];[.$AB9])" office:value-type="float"/>
          <table:table-cell table:formula="of:=MIN([.$E9];[.$K9];[.$Q9];[.$W9];[.$AC9])" office:value-type="float"/>
          <table:table-cell table:formula="of:=MIN([.$F9];[.$L9];[.$R9];[.$X9];[.$AD9])" office:value-type="float"/>
          <table:table-cell table:formula="of:=MIN([.$G9];[.$M9];[.$S9];[.$Y9];[.$AE9])" office:value-type="float"/>
          <table:table-cell table:formula="of:=MEDIAN([.$B9];[.$H9];[.$N9];[.$T9];[.$Z9])" office:value-type="float"/>
          <table:table-cell table:formula="of:=MEDIAN([.$C9];[.$I9];[.$O9];[.$U9];[.$AA9])" office:value-type="float"/>
          <table:table-cell table:formula="of:=MEDIAN([.$D9];[.$J9];[.$P9];[.$V9];[.$AB9])" office:value-type="float"/>
          <table:table-cell table:formula="of:=MEDIAN([.$E9];[.$K9];[.$Q9];[.$W9];[.$AC9])" office:value-type="float"/>
          <table:table-cell table:formula="of:=MEDIAN([.$F9];[.$L9];[.$R9];[.$X9];[.$AD9])" office:value-type="float"/>
          <table:table-cell table:formula="of:=MEDIAN([.$G9];[.$M9];[.$S9];[.$Y9];[.$AE9])" office:value-type="float"/>
          <table:table-cell table:formula="of:=MAX([.$B9];[.$H9];[.$N9];[.$T9];[.$Z9])" office:value-type="float"/>
          <table:table-cell table:formula="of:=MAX([.$C9];[.$I9];[.$O9];[.$U9];[.$AA9])" office:value-type="float"/>
          <table:table-cell table:formula="of:=MAX([.$D9];[.$J9];[.$P9];[.$V9];[.$AB9])" office:value-type="float"/>
          <table:table-cell table:formula="of:=MAX([.$E9];[.$K9];[.$Q9];[.$W9];[.$AC9])" office:value-type="float"/>
          <table:table-cell table:formula="of:=MAX([.$F9];[.$L9];[.$R9];[.$X9];[.$AD9])" office:value-type="float"/>
          <table:table-cell table:formula="of:=MAX([.$G9];[.$M9];[.$S9];[.$Y9];[.$AE9])" office:value-type="float"/>
        </table:table-row>
        <table:table-row table:style-name="ro1">
          <table:table-cell office:value-type="string">
            <text:p>2x2/instances/app157-339-3-6.facts</text:p>
          </table:table-cell>
          <table:table-cell office:value-type="float" office:value="8.248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7.828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6.323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110.9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];[.$H10];[.$N10];[.$T10];[.$Z10])" office:value-type="float"/>
          <table:table-cell table:formula="of:=MIN([.$C10];[.$I10];[.$O10];[.$U10];[.$AA10])" office:value-type="float"/>
          <table:table-cell table:formula="of:=MIN([.$D10];[.$J10];[.$P10];[.$V10];[.$AB10])" office:value-type="float"/>
          <table:table-cell table:formula="of:=MIN([.$E10];[.$K10];[.$Q10];[.$W10];[.$AC10])" office:value-type="float"/>
          <table:table-cell table:formula="of:=MIN([.$F10];[.$L10];[.$R10];[.$X10];[.$AD10])" office:value-type="float"/>
          <table:table-cell table:formula="of:=MIN([.$G10];[.$M10];[.$S10];[.$Y10];[.$AE10])" office:value-type="float"/>
          <table:table-cell table:formula="of:=MEDIAN([.$B10];[.$H10];[.$N10];[.$T10];[.$Z10])" office:value-type="float"/>
          <table:table-cell table:formula="of:=MEDIAN([.$C10];[.$I10];[.$O10];[.$U10];[.$AA10])" office:value-type="float"/>
          <table:table-cell table:formula="of:=MEDIAN([.$D10];[.$J10];[.$P10];[.$V10];[.$AB10])" office:value-type="float"/>
          <table:table-cell table:formula="of:=MEDIAN([.$E10];[.$K10];[.$Q10];[.$W10];[.$AC10])" office:value-type="float"/>
          <table:table-cell table:formula="of:=MEDIAN([.$F10];[.$L10];[.$R10];[.$X10];[.$AD10])" office:value-type="float"/>
          <table:table-cell table:formula="of:=MEDIAN([.$G10];[.$M10];[.$S10];[.$Y10];[.$AE10])" office:value-type="float"/>
          <table:table-cell table:formula="of:=MAX([.$B10];[.$H10];[.$N10];[.$T10];[.$Z10])" office:value-type="float"/>
          <table:table-cell table:formula="of:=MAX([.$C10];[.$I10];[.$O10];[.$U10];[.$AA10])" office:value-type="float"/>
          <table:table-cell table:formula="of:=MAX([.$D10];[.$J10];[.$P10];[.$V10];[.$AB10])" office:value-type="float"/>
          <table:table-cell table:formula="of:=MAX([.$E10];[.$K10];[.$Q10];[.$W10];[.$AC10])" office:value-type="float"/>
          <table:table-cell table:formula="of:=MAX([.$F10];[.$L10];[.$R10];[.$X10];[.$AD10])" office:value-type="float"/>
          <table:table-cell table:formula="of:=MAX([.$G10];[.$M10];[.$S10];[.$Y10];[.$AE10])" office:value-type="float"/>
        </table:table-row>
        <table:table-row table:style-name="ro1">
          <table:table-cell office:value-type="string">
            <text:p>2x2/instances/app164-339-3-6.facts</text:p>
          </table:table-cell>
          <table:table-cell office:value-type="float" office:value="7.359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7.825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6.043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111.1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];[.$H11];[.$N11];[.$T11];[.$Z11])" office:value-type="float"/>
          <table:table-cell table:formula="of:=MIN([.$C11];[.$I11];[.$O11];[.$U11];[.$AA11])" office:value-type="float"/>
          <table:table-cell table:formula="of:=MIN([.$D11];[.$J11];[.$P11];[.$V11];[.$AB11])" office:value-type="float"/>
          <table:table-cell table:formula="of:=MIN([.$E11];[.$K11];[.$Q11];[.$W11];[.$AC11])" office:value-type="float"/>
          <table:table-cell table:formula="of:=MIN([.$F11];[.$L11];[.$R11];[.$X11];[.$AD11])" office:value-type="float"/>
          <table:table-cell table:formula="of:=MIN([.$G11];[.$M11];[.$S11];[.$Y11];[.$AE11])" office:value-type="float"/>
          <table:table-cell table:formula="of:=MEDIAN([.$B11];[.$H11];[.$N11];[.$T11];[.$Z11])" office:value-type="float"/>
          <table:table-cell table:formula="of:=MEDIAN([.$C11];[.$I11];[.$O11];[.$U11];[.$AA11])" office:value-type="float"/>
          <table:table-cell table:formula="of:=MEDIAN([.$D11];[.$J11];[.$P11];[.$V11];[.$AB11])" office:value-type="float"/>
          <table:table-cell table:formula="of:=MEDIAN([.$E11];[.$K11];[.$Q11];[.$W11];[.$AC11])" office:value-type="float"/>
          <table:table-cell table:formula="of:=MEDIAN([.$F11];[.$L11];[.$R11];[.$X11];[.$AD11])" office:value-type="float"/>
          <table:table-cell table:formula="of:=MEDIAN([.$G11];[.$M11];[.$S11];[.$Y11];[.$AE11])" office:value-type="float"/>
          <table:table-cell table:formula="of:=MAX([.$B11];[.$H11];[.$N11];[.$T11];[.$Z11])" office:value-type="float"/>
          <table:table-cell table:formula="of:=MAX([.$C11];[.$I11];[.$O11];[.$U11];[.$AA11])" office:value-type="float"/>
          <table:table-cell table:formula="of:=MAX([.$D11];[.$J11];[.$P11];[.$V11];[.$AB11])" office:value-type="float"/>
          <table:table-cell table:formula="of:=MAX([.$E11];[.$K11];[.$Q11];[.$W11];[.$AC11])" office:value-type="float"/>
          <table:table-cell table:formula="of:=MAX([.$F11];[.$L11];[.$R11];[.$X11];[.$AD11])" office:value-type="float"/>
          <table:table-cell table:formula="of:=MAX([.$G11];[.$M11];[.$S11];[.$Y11];[.$AE11])" office:value-type="float"/>
        </table:table-row>
        <table:table-row table:style-name="ro1">
          <table:table-cell office:value-type="string">
            <text:p>2x2/instances/app167-339-3-6.facts</text:p>
          </table:table-cell>
          <table:table-cell office:value-type="float" office:value="7.07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7.820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6.047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118.6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];[.$H12];[.$N12];[.$T12];[.$Z12])" office:value-type="float"/>
          <table:table-cell table:formula="of:=MIN([.$C12];[.$I12];[.$O12];[.$U12];[.$AA12])" office:value-type="float"/>
          <table:table-cell table:formula="of:=MIN([.$D12];[.$J12];[.$P12];[.$V12];[.$AB12])" office:value-type="float"/>
          <table:table-cell table:formula="of:=MIN([.$E12];[.$K12];[.$Q12];[.$W12];[.$AC12])" office:value-type="float"/>
          <table:table-cell table:formula="of:=MIN([.$F12];[.$L12];[.$R12];[.$X12];[.$AD12])" office:value-type="float"/>
          <table:table-cell table:formula="of:=MIN([.$G12];[.$M12];[.$S12];[.$Y12];[.$AE12])" office:value-type="float"/>
          <table:table-cell table:formula="of:=MEDIAN([.$B12];[.$H12];[.$N12];[.$T12];[.$Z12])" office:value-type="float"/>
          <table:table-cell table:formula="of:=MEDIAN([.$C12];[.$I12];[.$O12];[.$U12];[.$AA12])" office:value-type="float"/>
          <table:table-cell table:formula="of:=MEDIAN([.$D12];[.$J12];[.$P12];[.$V12];[.$AB12])" office:value-type="float"/>
          <table:table-cell table:formula="of:=MEDIAN([.$E12];[.$K12];[.$Q12];[.$W12];[.$AC12])" office:value-type="float"/>
          <table:table-cell table:formula="of:=MEDIAN([.$F12];[.$L12];[.$R12];[.$X12];[.$AD12])" office:value-type="float"/>
          <table:table-cell table:formula="of:=MEDIAN([.$G12];[.$M12];[.$S12];[.$Y12];[.$AE12])" office:value-type="float"/>
          <table:table-cell table:formula="of:=MAX([.$B12];[.$H12];[.$N12];[.$T12];[.$Z12])" office:value-type="float"/>
          <table:table-cell table:formula="of:=MAX([.$C12];[.$I12];[.$O12];[.$U12];[.$AA12])" office:value-type="float"/>
          <table:table-cell table:formula="of:=MAX([.$D12];[.$J12];[.$P12];[.$V12];[.$AB12])" office:value-type="float"/>
          <table:table-cell table:formula="of:=MAX([.$E12];[.$K12];[.$Q12];[.$W12];[.$AC12])" office:value-type="float"/>
          <table:table-cell table:formula="of:=MAX([.$F12];[.$L12];[.$R12];[.$X12];[.$AD12])" office:value-type="float"/>
          <table:table-cell table:formula="of:=MAX([.$G12];[.$M12];[.$S12];[.$Y12];[.$AE12])" office:value-type="float"/>
        </table:table-row>
        <table:table-row table:style-name="ro1">
          <table:table-cell office:value-type="string">
            <text:p>2x2/instances/app18-379-7-6.facts</text:p>
          </table:table-cell>
          <table:table-cell office:value-type="float" office:value="3.030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2.750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2.759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style-name="cellBest" office:value-type="float" office:value="2.741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style-name="cellWorst" office:value-type="float" office:value="75.88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3];[.$H13];[.$N13];[.$T13];[.$Z13])" office:value-type="float"/>
          <table:table-cell table:formula="of:=MIN([.$C13];[.$I13];[.$O13];[.$U13];[.$AA13])" office:value-type="float"/>
          <table:table-cell table:formula="of:=MIN([.$D13];[.$J13];[.$P13];[.$V13];[.$AB13])" office:value-type="float"/>
          <table:table-cell table:formula="of:=MIN([.$E13];[.$K13];[.$Q13];[.$W13];[.$AC13])" office:value-type="float"/>
          <table:table-cell table:formula="of:=MIN([.$F13];[.$L13];[.$R13];[.$X13];[.$AD13])" office:value-type="float"/>
          <table:table-cell table:formula="of:=MIN([.$G13];[.$M13];[.$S13];[.$Y13];[.$AE13])" office:value-type="float"/>
          <table:table-cell table:formula="of:=MEDIAN([.$B13];[.$H13];[.$N13];[.$T13];[.$Z13])" office:value-type="float"/>
          <table:table-cell table:formula="of:=MEDIAN([.$C13];[.$I13];[.$O13];[.$U13];[.$AA13])" office:value-type="float"/>
          <table:table-cell table:formula="of:=MEDIAN([.$D13];[.$J13];[.$P13];[.$V13];[.$AB13])" office:value-type="float"/>
          <table:table-cell table:formula="of:=MEDIAN([.$E13];[.$K13];[.$Q13];[.$W13];[.$AC13])" office:value-type="float"/>
          <table:table-cell table:formula="of:=MEDIAN([.$F13];[.$L13];[.$R13];[.$X13];[.$AD13])" office:value-type="float"/>
          <table:table-cell table:formula="of:=MEDIAN([.$G13];[.$M13];[.$S13];[.$Y13];[.$AE13])" office:value-type="float"/>
          <table:table-cell table:formula="of:=MAX([.$B13];[.$H13];[.$N13];[.$T13];[.$Z13])" office:value-type="float"/>
          <table:table-cell table:formula="of:=MAX([.$C13];[.$I13];[.$O13];[.$U13];[.$AA13])" office:value-type="float"/>
          <table:table-cell table:formula="of:=MAX([.$D13];[.$J13];[.$P13];[.$V13];[.$AB13])" office:value-type="float"/>
          <table:table-cell table:formula="of:=MAX([.$E13];[.$K13];[.$Q13];[.$W13];[.$AC13])" office:value-type="float"/>
          <table:table-cell table:formula="of:=MAX([.$F13];[.$L13];[.$R13];[.$X13];[.$AD13])" office:value-type="float"/>
          <table:table-cell table:formula="of:=MAX([.$G13];[.$M13];[.$S13];[.$Y13];[.$AE13])" office:value-type="float"/>
        </table:table-row>
        <table:table-row table:style-name="ro1">
          <table:table-cell office:value-type="string">
            <text:p>2x2/instances/app19-400-5-4.facts</text:p>
          </table:table-cell>
          <table:table-cell table:style-name="cellBest" office:value-type="float" office:value="3.12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3.693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5.816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6.940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4];[.$H14];[.$N14];[.$T14];[.$Z14])" office:value-type="float"/>
          <table:table-cell table:formula="of:=MIN([.$C14];[.$I14];[.$O14];[.$U14];[.$AA14])" office:value-type="float"/>
          <table:table-cell table:formula="of:=MIN([.$D14];[.$J14];[.$P14];[.$V14];[.$AB14])" office:value-type="float"/>
          <table:table-cell table:formula="of:=MIN([.$E14];[.$K14];[.$Q14];[.$W14];[.$AC14])" office:value-type="float"/>
          <table:table-cell table:formula="of:=MIN([.$F14];[.$L14];[.$R14];[.$X14];[.$AD14])" office:value-type="float"/>
          <table:table-cell table:formula="of:=MIN([.$G14];[.$M14];[.$S14];[.$Y14];[.$AE14])" office:value-type="float"/>
          <table:table-cell table:formula="of:=MEDIAN([.$B14];[.$H14];[.$N14];[.$T14];[.$Z14])" office:value-type="float"/>
          <table:table-cell table:formula="of:=MEDIAN([.$C14];[.$I14];[.$O14];[.$U14];[.$AA14])" office:value-type="float"/>
          <table:table-cell table:formula="of:=MEDIAN([.$D14];[.$J14];[.$P14];[.$V14];[.$AB14])" office:value-type="float"/>
          <table:table-cell table:formula="of:=MEDIAN([.$E14];[.$K14];[.$Q14];[.$W14];[.$AC14])" office:value-type="float"/>
          <table:table-cell table:formula="of:=MEDIAN([.$F14];[.$L14];[.$R14];[.$X14];[.$AD14])" office:value-type="float"/>
          <table:table-cell table:formula="of:=MEDIAN([.$G14];[.$M14];[.$S14];[.$Y14];[.$AE14])" office:value-type="float"/>
          <table:table-cell table:formula="of:=MAX([.$B14];[.$H14];[.$N14];[.$T14];[.$Z14])" office:value-type="float"/>
          <table:table-cell table:formula="of:=MAX([.$C14];[.$I14];[.$O14];[.$U14];[.$AA14])" office:value-type="float"/>
          <table:table-cell table:formula="of:=MAX([.$D14];[.$J14];[.$P14];[.$V14];[.$AB14])" office:value-type="float"/>
          <table:table-cell table:formula="of:=MAX([.$E14];[.$K14];[.$Q14];[.$W14];[.$AC14])" office:value-type="float"/>
          <table:table-cell table:formula="of:=MAX([.$F14];[.$L14];[.$R14];[.$X14];[.$AD14])" office:value-type="float"/>
          <table:table-cell table:formula="of:=MAX([.$G14];[.$M14];[.$S14];[.$Y14];[.$AE14])" office:value-type="float"/>
        </table:table-row>
        <table:table-row table:style-name="ro1">
          <table:table-cell office:value-type="string">
            <text:p>2x2/instances/app196-210-3-6.facts</text:p>
          </table:table-cell>
          <table:table-cell office:value-type="float" office:value="5.972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6.266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5.812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106.5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5];[.$H15];[.$N15];[.$T15];[.$Z15])" office:value-type="float"/>
          <table:table-cell table:formula="of:=MIN([.$C15];[.$I15];[.$O15];[.$U15];[.$AA15])" office:value-type="float"/>
          <table:table-cell table:formula="of:=MIN([.$D15];[.$J15];[.$P15];[.$V15];[.$AB15])" office:value-type="float"/>
          <table:table-cell table:formula="of:=MIN([.$E15];[.$K15];[.$Q15];[.$W15];[.$AC15])" office:value-type="float"/>
          <table:table-cell table:formula="of:=MIN([.$F15];[.$L15];[.$R15];[.$X15];[.$AD15])" office:value-type="float"/>
          <table:table-cell table:formula="of:=MIN([.$G15];[.$M15];[.$S15];[.$Y15];[.$AE15])" office:value-type="float"/>
          <table:table-cell table:formula="of:=MEDIAN([.$B15];[.$H15];[.$N15];[.$T15];[.$Z15])" office:value-type="float"/>
          <table:table-cell table:formula="of:=MEDIAN([.$C15];[.$I15];[.$O15];[.$U15];[.$AA15])" office:value-type="float"/>
          <table:table-cell table:formula="of:=MEDIAN([.$D15];[.$J15];[.$P15];[.$V15];[.$AB15])" office:value-type="float"/>
          <table:table-cell table:formula="of:=MEDIAN([.$E15];[.$K15];[.$Q15];[.$W15];[.$AC15])" office:value-type="float"/>
          <table:table-cell table:formula="of:=MEDIAN([.$F15];[.$L15];[.$R15];[.$X15];[.$AD15])" office:value-type="float"/>
          <table:table-cell table:formula="of:=MEDIAN([.$G15];[.$M15];[.$S15];[.$Y15];[.$AE15])" office:value-type="float"/>
          <table:table-cell table:formula="of:=MAX([.$B15];[.$H15];[.$N15];[.$T15];[.$Z15])" office:value-type="float"/>
          <table:table-cell table:formula="of:=MAX([.$C15];[.$I15];[.$O15];[.$U15];[.$AA15])" office:value-type="float"/>
          <table:table-cell table:formula="of:=MAX([.$D15];[.$J15];[.$P15];[.$V15];[.$AB15])" office:value-type="float"/>
          <table:table-cell table:formula="of:=MAX([.$E15];[.$K15];[.$Q15];[.$W15];[.$AC15])" office:value-type="float"/>
          <table:table-cell table:formula="of:=MAX([.$F15];[.$L15];[.$R15];[.$X15];[.$AD15])" office:value-type="float"/>
          <table:table-cell table:formula="of:=MAX([.$G15];[.$M15];[.$S15];[.$Y15];[.$AE15])" office:value-type="float"/>
        </table:table-row>
        <table:table-row table:style-name="ro1">
          <table:table-cell office:value-type="string">
            <text:p>2x2/instances/app41-400-5-4.facts</text:p>
          </table:table-cell>
          <table:table-cell table:style-name="cellBest" office:value-type="float" office:value="3.148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3.691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5.378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6.938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6];[.$H16];[.$N16];[.$T16];[.$Z16])" office:value-type="float"/>
          <table:table-cell table:formula="of:=MIN([.$C16];[.$I16];[.$O16];[.$U16];[.$AA16])" office:value-type="float"/>
          <table:table-cell table:formula="of:=MIN([.$D16];[.$J16];[.$P16];[.$V16];[.$AB16])" office:value-type="float"/>
          <table:table-cell table:formula="of:=MIN([.$E16];[.$K16];[.$Q16];[.$W16];[.$AC16])" office:value-type="float"/>
          <table:table-cell table:formula="of:=MIN([.$F16];[.$L16];[.$R16];[.$X16];[.$AD16])" office:value-type="float"/>
          <table:table-cell table:formula="of:=MIN([.$G16];[.$M16];[.$S16];[.$Y16];[.$AE16])" office:value-type="float"/>
          <table:table-cell table:formula="of:=MEDIAN([.$B16];[.$H16];[.$N16];[.$T16];[.$Z16])" office:value-type="float"/>
          <table:table-cell table:formula="of:=MEDIAN([.$C16];[.$I16];[.$O16];[.$U16];[.$AA16])" office:value-type="float"/>
          <table:table-cell table:formula="of:=MEDIAN([.$D16];[.$J16];[.$P16];[.$V16];[.$AB16])" office:value-type="float"/>
          <table:table-cell table:formula="of:=MEDIAN([.$E16];[.$K16];[.$Q16];[.$W16];[.$AC16])" office:value-type="float"/>
          <table:table-cell table:formula="of:=MEDIAN([.$F16];[.$L16];[.$R16];[.$X16];[.$AD16])" office:value-type="float"/>
          <table:table-cell table:formula="of:=MEDIAN([.$G16];[.$M16];[.$S16];[.$Y16];[.$AE16])" office:value-type="float"/>
          <table:table-cell table:formula="of:=MAX([.$B16];[.$H16];[.$N16];[.$T16];[.$Z16])" office:value-type="float"/>
          <table:table-cell table:formula="of:=MAX([.$C16];[.$I16];[.$O16];[.$U16];[.$AA16])" office:value-type="float"/>
          <table:table-cell table:formula="of:=MAX([.$D16];[.$J16];[.$P16];[.$V16];[.$AB16])" office:value-type="float"/>
          <table:table-cell table:formula="of:=MAX([.$E16];[.$K16];[.$Q16];[.$W16];[.$AC16])" office:value-type="float"/>
          <table:table-cell table:formula="of:=MAX([.$F16];[.$L16];[.$R16];[.$X16];[.$AD16])" office:value-type="float"/>
          <table:table-cell table:formula="of:=MAX([.$G16];[.$M16];[.$S16];[.$Y16];[.$AE16])" office:value-type="float"/>
        </table:table-row>
        <table:table-row table:style-name="ro1">
          <table:table-cell office:value-type="string">
            <text:p>2x2/instances/app44-219-5-4.facts</text:p>
          </table:table-cell>
          <table:table-cell table:style-name="cellBest" office:value-type="float" office:value="2.162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233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248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318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15.40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17];[.$H17];[.$N17];[.$T17];[.$Z17])" office:value-type="float"/>
          <table:table-cell table:formula="of:=MIN([.$C17];[.$I17];[.$O17];[.$U17];[.$AA17])" office:value-type="float"/>
          <table:table-cell table:formula="of:=MIN([.$D17];[.$J17];[.$P17];[.$V17];[.$AB17])" office:value-type="float"/>
          <table:table-cell table:formula="of:=MIN([.$E17];[.$K17];[.$Q17];[.$W17];[.$AC17])" office:value-type="float"/>
          <table:table-cell table:formula="of:=MIN([.$F17];[.$L17];[.$R17];[.$X17];[.$AD17])" office:value-type="float"/>
          <table:table-cell table:formula="of:=MIN([.$G17];[.$M17];[.$S17];[.$Y17];[.$AE17])" office:value-type="float"/>
          <table:table-cell table:formula="of:=MEDIAN([.$B17];[.$H17];[.$N17];[.$T17];[.$Z17])" office:value-type="float"/>
          <table:table-cell table:formula="of:=MEDIAN([.$C17];[.$I17];[.$O17];[.$U17];[.$AA17])" office:value-type="float"/>
          <table:table-cell table:formula="of:=MEDIAN([.$D17];[.$J17];[.$P17];[.$V17];[.$AB17])" office:value-type="float"/>
          <table:table-cell table:formula="of:=MEDIAN([.$E17];[.$K17];[.$Q17];[.$W17];[.$AC17])" office:value-type="float"/>
          <table:table-cell table:formula="of:=MEDIAN([.$F17];[.$L17];[.$R17];[.$X17];[.$AD17])" office:value-type="float"/>
          <table:table-cell table:formula="of:=MEDIAN([.$G17];[.$M17];[.$S17];[.$Y17];[.$AE17])" office:value-type="float"/>
          <table:table-cell table:formula="of:=MAX([.$B17];[.$H17];[.$N17];[.$T17];[.$Z17])" office:value-type="float"/>
          <table:table-cell table:formula="of:=MAX([.$C17];[.$I17];[.$O17];[.$U17];[.$AA17])" office:value-type="float"/>
          <table:table-cell table:formula="of:=MAX([.$D17];[.$J17];[.$P17];[.$V17];[.$AB17])" office:value-type="float"/>
          <table:table-cell table:formula="of:=MAX([.$E17];[.$K17];[.$Q17];[.$W17];[.$AC17])" office:value-type="float"/>
          <table:table-cell table:formula="of:=MAX([.$F17];[.$L17];[.$R17];[.$X17];[.$AD17])" office:value-type="float"/>
          <table:table-cell table:formula="of:=MAX([.$G17];[.$M17];[.$S17];[.$Y17];[.$AE17])" office:value-type="float"/>
        </table:table-row>
        <table:table-row table:style-name="ro1">
          <table:table-cell office:value-type="string">
            <text:p>2x2/instances/app47-219-3-2.facts</text:p>
          </table:table-cell>
          <table:table-cell office:value-type="float" office:value="1.856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Best" office:value-type="float" office:value="1.687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696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3.617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117.3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18];[.$H18];[.$N18];[.$T18];[.$Z18])" office:value-type="float"/>
          <table:table-cell table:formula="of:=MIN([.$C18];[.$I18];[.$O18];[.$U18];[.$AA18])" office:value-type="float"/>
          <table:table-cell table:formula="of:=MIN([.$D18];[.$J18];[.$P18];[.$V18];[.$AB18])" office:value-type="float"/>
          <table:table-cell table:formula="of:=MIN([.$E18];[.$K18];[.$Q18];[.$W18];[.$AC18])" office:value-type="float"/>
          <table:table-cell table:formula="of:=MIN([.$F18];[.$L18];[.$R18];[.$X18];[.$AD18])" office:value-type="float"/>
          <table:table-cell table:formula="of:=MIN([.$G18];[.$M18];[.$S18];[.$Y18];[.$AE18])" office:value-type="float"/>
          <table:table-cell table:formula="of:=MEDIAN([.$B18];[.$H18];[.$N18];[.$T18];[.$Z18])" office:value-type="float"/>
          <table:table-cell table:formula="of:=MEDIAN([.$C18];[.$I18];[.$O18];[.$U18];[.$AA18])" office:value-type="float"/>
          <table:table-cell table:formula="of:=MEDIAN([.$D18];[.$J18];[.$P18];[.$V18];[.$AB18])" office:value-type="float"/>
          <table:table-cell table:formula="of:=MEDIAN([.$E18];[.$K18];[.$Q18];[.$W18];[.$AC18])" office:value-type="float"/>
          <table:table-cell table:formula="of:=MEDIAN([.$F18];[.$L18];[.$R18];[.$X18];[.$AD18])" office:value-type="float"/>
          <table:table-cell table:formula="of:=MEDIAN([.$G18];[.$M18];[.$S18];[.$Y18];[.$AE18])" office:value-type="float"/>
          <table:table-cell table:formula="of:=MAX([.$B18];[.$H18];[.$N18];[.$T18];[.$Z18])" office:value-type="float"/>
          <table:table-cell table:formula="of:=MAX([.$C18];[.$I18];[.$O18];[.$U18];[.$AA18])" office:value-type="float"/>
          <table:table-cell table:formula="of:=MAX([.$D18];[.$J18];[.$P18];[.$V18];[.$AB18])" office:value-type="float"/>
          <table:table-cell table:formula="of:=MAX([.$E18];[.$K18];[.$Q18];[.$W18];[.$AC18])" office:value-type="float"/>
          <table:table-cell table:formula="of:=MAX([.$F18];[.$L18];[.$R18];[.$X18];[.$AD18])" office:value-type="float"/>
          <table:table-cell table:formula="of:=MAX([.$G18];[.$M18];[.$S18];[.$Y18];[.$AE18])" office:value-type="float"/>
        </table:table-row>
        <table:table-row table:style-name="ro1">
          <table:table-cell office:value-type="string">
            <text:p>2x2/instances/app49-210-5-4.facts</text:p>
          </table:table-cell>
          <table:table-cell office:value-type="float" office:value="2.259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Best" office:value-type="float" office:value="2.158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2.158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2.627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Worst" office:value-type="float" office:value="6.553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formula="of:=MIN([.$B19];[.$H19];[.$N19];[.$T19];[.$Z19])" office:value-type="float"/>
          <table:table-cell table:formula="of:=MIN([.$C19];[.$I19];[.$O19];[.$U19];[.$AA19])" office:value-type="float"/>
          <table:table-cell table:formula="of:=MIN([.$D19];[.$J19];[.$P19];[.$V19];[.$AB19])" office:value-type="float"/>
          <table:table-cell table:formula="of:=MIN([.$E19];[.$K19];[.$Q19];[.$W19];[.$AC19])" office:value-type="float"/>
          <table:table-cell table:formula="of:=MIN([.$F19];[.$L19];[.$R19];[.$X19];[.$AD19])" office:value-type="float"/>
          <table:table-cell table:formula="of:=MIN([.$G19];[.$M19];[.$S19];[.$Y19];[.$AE19])" office:value-type="float"/>
          <table:table-cell table:formula="of:=MEDIAN([.$B19];[.$H19];[.$N19];[.$T19];[.$Z19])" office:value-type="float"/>
          <table:table-cell table:formula="of:=MEDIAN([.$C19];[.$I19];[.$O19];[.$U19];[.$AA19])" office:value-type="float"/>
          <table:table-cell table:formula="of:=MEDIAN([.$D19];[.$J19];[.$P19];[.$V19];[.$AB19])" office:value-type="float"/>
          <table:table-cell table:formula="of:=MEDIAN([.$E19];[.$K19];[.$Q19];[.$W19];[.$AC19])" office:value-type="float"/>
          <table:table-cell table:formula="of:=MEDIAN([.$F19];[.$L19];[.$R19];[.$X19];[.$AD19])" office:value-type="float"/>
          <table:table-cell table:formula="of:=MEDIAN([.$G19];[.$M19];[.$S19];[.$Y19];[.$AE19])" office:value-type="float"/>
          <table:table-cell table:formula="of:=MAX([.$B19];[.$H19];[.$N19];[.$T19];[.$Z19])" office:value-type="float"/>
          <table:table-cell table:formula="of:=MAX([.$C19];[.$I19];[.$O19];[.$U19];[.$AA19])" office:value-type="float"/>
          <table:table-cell table:formula="of:=MAX([.$D19];[.$J19];[.$P19];[.$V19];[.$AB19])" office:value-type="float"/>
          <table:table-cell table:formula="of:=MAX([.$E19];[.$K19];[.$Q19];[.$W19];[.$AC19])" office:value-type="float"/>
          <table:table-cell table:formula="of:=MAX([.$F19];[.$L19];[.$R19];[.$X19];[.$AD19])" office:value-type="float"/>
          <table:table-cell table:formula="of:=MAX([.$G19];[.$M19];[.$S19];[.$Y19];[.$AE19])" office:value-type="float"/>
        </table:table-row>
        <table:table-row table:style-name="ro1">
          <table:table-cell office:value-type="string">
            <text:p>2x2/instances/app53-379-7-6.facts</text:p>
          </table:table-cell>
          <table:table-cell office:value-type="float" office:value="2.814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2.756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2.76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style-name="cellBest" office:value-type="float" office:value="2.735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style-name="cellWorst" office:value-type="float" office:value="82.90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20];[.$H20];[.$N20];[.$T20];[.$Z20])" office:value-type="float"/>
          <table:table-cell table:formula="of:=MIN([.$C20];[.$I20];[.$O20];[.$U20];[.$AA20])" office:value-type="float"/>
          <table:table-cell table:formula="of:=MIN([.$D20];[.$J20];[.$P20];[.$V20];[.$AB20])" office:value-type="float"/>
          <table:table-cell table:formula="of:=MIN([.$E20];[.$K20];[.$Q20];[.$W20];[.$AC20])" office:value-type="float"/>
          <table:table-cell table:formula="of:=MIN([.$F20];[.$L20];[.$R20];[.$X20];[.$AD20])" office:value-type="float"/>
          <table:table-cell table:formula="of:=MIN([.$G20];[.$M20];[.$S20];[.$Y20];[.$AE20])" office:value-type="float"/>
          <table:table-cell table:formula="of:=MEDIAN([.$B20];[.$H20];[.$N20];[.$T20];[.$Z20])" office:value-type="float"/>
          <table:table-cell table:formula="of:=MEDIAN([.$C20];[.$I20];[.$O20];[.$U20];[.$AA20])" office:value-type="float"/>
          <table:table-cell table:formula="of:=MEDIAN([.$D20];[.$J20];[.$P20];[.$V20];[.$AB20])" office:value-type="float"/>
          <table:table-cell table:formula="of:=MEDIAN([.$E20];[.$K20];[.$Q20];[.$W20];[.$AC20])" office:value-type="float"/>
          <table:table-cell table:formula="of:=MEDIAN([.$F20];[.$L20];[.$R20];[.$X20];[.$AD20])" office:value-type="float"/>
          <table:table-cell table:formula="of:=MEDIAN([.$G20];[.$M20];[.$S20];[.$Y20];[.$AE20])" office:value-type="float"/>
          <table:table-cell table:formula="of:=MAX([.$B20];[.$H20];[.$N20];[.$T20];[.$Z20])" office:value-type="float"/>
          <table:table-cell table:formula="of:=MAX([.$C20];[.$I20];[.$O20];[.$U20];[.$AA20])" office:value-type="float"/>
          <table:table-cell table:formula="of:=MAX([.$D20];[.$J20];[.$P20];[.$V20];[.$AB20])" office:value-type="float"/>
          <table:table-cell table:formula="of:=MAX([.$E20];[.$K20];[.$Q20];[.$W20];[.$AC20])" office:value-type="float"/>
          <table:table-cell table:formula="of:=MAX([.$F20];[.$L20];[.$R20];[.$X20];[.$AD20])" office:value-type="float"/>
          <table:table-cell table:formula="of:=MAX([.$G20];[.$M20];[.$S20];[.$Y20];[.$AE20])" office:value-type="float"/>
        </table:table-row>
        <table:table-row table:style-name="ro1">
          <table:table-cell office:value-type="string">
            <text:p>2x2/instances/app58-259-7-6.facts</text:p>
          </table:table-cell>
          <table:table-cell table:style-name="cellBest" office:value-type="float" office:value="1.821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937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934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822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style-name="cellWorst" office:value-type="float" office:value="51.06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21];[.$H21];[.$N21];[.$T21];[.$Z21])" office:value-type="float"/>
          <table:table-cell table:formula="of:=MIN([.$C21];[.$I21];[.$O21];[.$U21];[.$AA21])" office:value-type="float"/>
          <table:table-cell table:formula="of:=MIN([.$D21];[.$J21];[.$P21];[.$V21];[.$AB21])" office:value-type="float"/>
          <table:table-cell table:formula="of:=MIN([.$E21];[.$K21];[.$Q21];[.$W21];[.$AC21])" office:value-type="float"/>
          <table:table-cell table:formula="of:=MIN([.$F21];[.$L21];[.$R21];[.$X21];[.$AD21])" office:value-type="float"/>
          <table:table-cell table:formula="of:=MIN([.$G21];[.$M21];[.$S21];[.$Y21];[.$AE21])" office:value-type="float"/>
          <table:table-cell table:formula="of:=MEDIAN([.$B21];[.$H21];[.$N21];[.$T21];[.$Z21])" office:value-type="float"/>
          <table:table-cell table:formula="of:=MEDIAN([.$C21];[.$I21];[.$O21];[.$U21];[.$AA21])" office:value-type="float"/>
          <table:table-cell table:formula="of:=MEDIAN([.$D21];[.$J21];[.$P21];[.$V21];[.$AB21])" office:value-type="float"/>
          <table:table-cell table:formula="of:=MEDIAN([.$E21];[.$K21];[.$Q21];[.$W21];[.$AC21])" office:value-type="float"/>
          <table:table-cell table:formula="of:=MEDIAN([.$F21];[.$L21];[.$R21];[.$X21];[.$AD21])" office:value-type="float"/>
          <table:table-cell table:formula="of:=MEDIAN([.$G21];[.$M21];[.$S21];[.$Y21];[.$AE21])" office:value-type="float"/>
          <table:table-cell table:formula="of:=MAX([.$B21];[.$H21];[.$N21];[.$T21];[.$Z21])" office:value-type="float"/>
          <table:table-cell table:formula="of:=MAX([.$C21];[.$I21];[.$O21];[.$U21];[.$AA21])" office:value-type="float"/>
          <table:table-cell table:formula="of:=MAX([.$D21];[.$J21];[.$P21];[.$V21];[.$AB21])" office:value-type="float"/>
          <table:table-cell table:formula="of:=MAX([.$E21];[.$K21];[.$Q21];[.$W21];[.$AC21])" office:value-type="float"/>
          <table:table-cell table:formula="of:=MAX([.$F21];[.$L21];[.$R21];[.$X21];[.$AD21])" office:value-type="float"/>
          <table:table-cell table:formula="of:=MAX([.$G21];[.$M21];[.$S21];[.$Y21];[.$AE21])" office:value-type="float"/>
        </table:table-row>
        <table:table-row table:style-name="ro1">
          <table:table-cell office:value-type="string">
            <text:p>2x2/instances/app6-209-10-9.facts</text:p>
          </table:table-cell>
          <table:table-cell office:value-type="float" office:value="5.59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7.40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7.405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4.749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22];[.$H22];[.$N22];[.$T22];[.$Z22])" office:value-type="float"/>
          <table:table-cell table:formula="of:=MIN([.$C22];[.$I22];[.$O22];[.$U22];[.$AA22])" office:value-type="float"/>
          <table:table-cell table:formula="of:=MIN([.$D22];[.$J22];[.$P22];[.$V22];[.$AB22])" office:value-type="float"/>
          <table:table-cell table:formula="of:=MIN([.$E22];[.$K22];[.$Q22];[.$W22];[.$AC22])" office:value-type="float"/>
          <table:table-cell table:formula="of:=MIN([.$F22];[.$L22];[.$R22];[.$X22];[.$AD22])" office:value-type="float"/>
          <table:table-cell table:formula="of:=MIN([.$G22];[.$M22];[.$S22];[.$Y22];[.$AE22])" office:value-type="float"/>
          <table:table-cell table:formula="of:=MEDIAN([.$B22];[.$H22];[.$N22];[.$T22];[.$Z22])" office:value-type="float"/>
          <table:table-cell table:formula="of:=MEDIAN([.$C22];[.$I22];[.$O22];[.$U22];[.$AA22])" office:value-type="float"/>
          <table:table-cell table:formula="of:=MEDIAN([.$D22];[.$J22];[.$P22];[.$V22];[.$AB22])" office:value-type="float"/>
          <table:table-cell table:formula="of:=MEDIAN([.$E22];[.$K22];[.$Q22];[.$W22];[.$AC22])" office:value-type="float"/>
          <table:table-cell table:formula="of:=MEDIAN([.$F22];[.$L22];[.$R22];[.$X22];[.$AD22])" office:value-type="float"/>
          <table:table-cell table:formula="of:=MEDIAN([.$G22];[.$M22];[.$S22];[.$Y22];[.$AE22])" office:value-type="float"/>
          <table:table-cell table:formula="of:=MAX([.$B22];[.$H22];[.$N22];[.$T22];[.$Z22])" office:value-type="float"/>
          <table:table-cell table:formula="of:=MAX([.$C22];[.$I22];[.$O22];[.$U22];[.$AA22])" office:value-type="float"/>
          <table:table-cell table:formula="of:=MAX([.$D22];[.$J22];[.$P22];[.$V22];[.$AB22])" office:value-type="float"/>
          <table:table-cell table:formula="of:=MAX([.$E22];[.$K22];[.$Q22];[.$W22];[.$AC22])" office:value-type="float"/>
          <table:table-cell table:formula="of:=MAX([.$F22];[.$L22];[.$R22];[.$X22];[.$AD22])" office:value-type="float"/>
          <table:table-cell table:formula="of:=MAX([.$G22];[.$M22];[.$S22];[.$Y22];[.$AE22])" office:value-type="float"/>
        </table:table-row>
        <table:table-row table:style-name="ro1">
          <table:table-cell office:value-type="string">
            <text:p>2x2/instances/app63-360-5-4.facts</text:p>
          </table:table-cell>
          <table:table-cell table:style-name="cellBest" office:value-type="float" office:value="2.932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3.167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3.172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5.861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Worst" office:value-type="float" office:value="1156.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formula="of:=MIN([.$B23];[.$H23];[.$N23];[.$T23];[.$Z23])" office:value-type="float"/>
          <table:table-cell table:formula="of:=MIN([.$C23];[.$I23];[.$O23];[.$U23];[.$AA23])" office:value-type="float"/>
          <table:table-cell table:formula="of:=MIN([.$D23];[.$J23];[.$P23];[.$V23];[.$AB23])" office:value-type="float"/>
          <table:table-cell table:formula="of:=MIN([.$E23];[.$K23];[.$Q23];[.$W23];[.$AC23])" office:value-type="float"/>
          <table:table-cell table:formula="of:=MIN([.$F23];[.$L23];[.$R23];[.$X23];[.$AD23])" office:value-type="float"/>
          <table:table-cell table:formula="of:=MIN([.$G23];[.$M23];[.$S23];[.$Y23];[.$AE23])" office:value-type="float"/>
          <table:table-cell table:formula="of:=MEDIAN([.$B23];[.$H23];[.$N23];[.$T23];[.$Z23])" office:value-type="float"/>
          <table:table-cell table:formula="of:=MEDIAN([.$C23];[.$I23];[.$O23];[.$U23];[.$AA23])" office:value-type="float"/>
          <table:table-cell table:formula="of:=MEDIAN([.$D23];[.$J23];[.$P23];[.$V23];[.$AB23])" office:value-type="float"/>
          <table:table-cell table:formula="of:=MEDIAN([.$E23];[.$K23];[.$Q23];[.$W23];[.$AC23])" office:value-type="float"/>
          <table:table-cell table:formula="of:=MEDIAN([.$F23];[.$L23];[.$R23];[.$X23];[.$AD23])" office:value-type="float"/>
          <table:table-cell table:formula="of:=MEDIAN([.$G23];[.$M23];[.$S23];[.$Y23];[.$AE23])" office:value-type="float"/>
          <table:table-cell table:formula="of:=MAX([.$B23];[.$H23];[.$N23];[.$T23];[.$Z23])" office:value-type="float"/>
          <table:table-cell table:formula="of:=MAX([.$C23];[.$I23];[.$O23];[.$U23];[.$AA23])" office:value-type="float"/>
          <table:table-cell table:formula="of:=MAX([.$D23];[.$J23];[.$P23];[.$V23];[.$AB23])" office:value-type="float"/>
          <table:table-cell table:formula="of:=MAX([.$E23];[.$K23];[.$Q23];[.$W23];[.$AC23])" office:value-type="float"/>
          <table:table-cell table:formula="of:=MAX([.$F23];[.$L23];[.$R23];[.$X23];[.$AD23])" office:value-type="float"/>
          <table:table-cell table:formula="of:=MAX([.$G23];[.$M23];[.$S23];[.$Y23];[.$AE23])" office:value-type="float"/>
        </table:table-row>
        <table:table-row table:style-name="ro1">
          <table:table-cell office:value-type="string">
            <text:p>2x2/instances/app71-240-3-2.facts</text:p>
          </table:table-cell>
          <table:table-cell table:style-name="cellBest" office:value-type="float" office:value="1.901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08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5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069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5.306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24];[.$H24];[.$N24];[.$T24];[.$Z24])" office:value-type="float"/>
          <table:table-cell table:formula="of:=MIN([.$C24];[.$I24];[.$O24];[.$U24];[.$AA24])" office:value-type="float"/>
          <table:table-cell table:formula="of:=MIN([.$D24];[.$J24];[.$P24];[.$V24];[.$AB24])" office:value-type="float"/>
          <table:table-cell table:formula="of:=MIN([.$E24];[.$K24];[.$Q24];[.$W24];[.$AC24])" office:value-type="float"/>
          <table:table-cell table:formula="of:=MIN([.$F24];[.$L24];[.$R24];[.$X24];[.$AD24])" office:value-type="float"/>
          <table:table-cell table:formula="of:=MIN([.$G24];[.$M24];[.$S24];[.$Y24];[.$AE24])" office:value-type="float"/>
          <table:table-cell table:formula="of:=MEDIAN([.$B24];[.$H24];[.$N24];[.$T24];[.$Z24])" office:value-type="float"/>
          <table:table-cell table:formula="of:=MEDIAN([.$C24];[.$I24];[.$O24];[.$U24];[.$AA24])" office:value-type="float"/>
          <table:table-cell table:formula="of:=MEDIAN([.$D24];[.$J24];[.$P24];[.$V24];[.$AB24])" office:value-type="float"/>
          <table:table-cell table:formula="of:=MEDIAN([.$E24];[.$K24];[.$Q24];[.$W24];[.$AC24])" office:value-type="float"/>
          <table:table-cell table:formula="of:=MEDIAN([.$F24];[.$L24];[.$R24];[.$X24];[.$AD24])" office:value-type="float"/>
          <table:table-cell table:formula="of:=MEDIAN([.$G24];[.$M24];[.$S24];[.$Y24];[.$AE24])" office:value-type="float"/>
          <table:table-cell table:formula="of:=MAX([.$B24];[.$H24];[.$N24];[.$T24];[.$Z24])" office:value-type="float"/>
          <table:table-cell table:formula="of:=MAX([.$C24];[.$I24];[.$O24];[.$U24];[.$AA24])" office:value-type="float"/>
          <table:table-cell table:formula="of:=MAX([.$D24];[.$J24];[.$P24];[.$V24];[.$AB24])" office:value-type="float"/>
          <table:table-cell table:formula="of:=MAX([.$E24];[.$K24];[.$Q24];[.$W24];[.$AC24])" office:value-type="float"/>
          <table:table-cell table:formula="of:=MAX([.$F24];[.$L24];[.$R24];[.$X24];[.$AD24])" office:value-type="float"/>
          <table:table-cell table:formula="of:=MAX([.$G24];[.$M24];[.$S24];[.$Y24];[.$AE24])" office:value-type="float"/>
        </table:table-row>
        <table:table-row table:style-name="ro1">
          <table:table-cell office:value-type="string">
            <text:p>2x2/instances/app72-219-3-2.facts</text:p>
          </table:table-cell>
          <table:table-cell office:value-type="float" office:value="1.772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Best" office:value-type="float" office:value="1.693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710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3.613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114.8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25];[.$H25];[.$N25];[.$T25];[.$Z25])" office:value-type="float"/>
          <table:table-cell table:formula="of:=MIN([.$C25];[.$I25];[.$O25];[.$U25];[.$AA25])" office:value-type="float"/>
          <table:table-cell table:formula="of:=MIN([.$D25];[.$J25];[.$P25];[.$V25];[.$AB25])" office:value-type="float"/>
          <table:table-cell table:formula="of:=MIN([.$E25];[.$K25];[.$Q25];[.$W25];[.$AC25])" office:value-type="float"/>
          <table:table-cell table:formula="of:=MIN([.$F25];[.$L25];[.$R25];[.$X25];[.$AD25])" office:value-type="float"/>
          <table:table-cell table:formula="of:=MIN([.$G25];[.$M25];[.$S25];[.$Y25];[.$AE25])" office:value-type="float"/>
          <table:table-cell table:formula="of:=MEDIAN([.$B25];[.$H25];[.$N25];[.$T25];[.$Z25])" office:value-type="float"/>
          <table:table-cell table:formula="of:=MEDIAN([.$C25];[.$I25];[.$O25];[.$U25];[.$AA25])" office:value-type="float"/>
          <table:table-cell table:formula="of:=MEDIAN([.$D25];[.$J25];[.$P25];[.$V25];[.$AB25])" office:value-type="float"/>
          <table:table-cell table:formula="of:=MEDIAN([.$E25];[.$K25];[.$Q25];[.$W25];[.$AC25])" office:value-type="float"/>
          <table:table-cell table:formula="of:=MEDIAN([.$F25];[.$L25];[.$R25];[.$X25];[.$AD25])" office:value-type="float"/>
          <table:table-cell table:formula="of:=MEDIAN([.$G25];[.$M25];[.$S25];[.$Y25];[.$AE25])" office:value-type="float"/>
          <table:table-cell table:formula="of:=MAX([.$B25];[.$H25];[.$N25];[.$T25];[.$Z25])" office:value-type="float"/>
          <table:table-cell table:formula="of:=MAX([.$C25];[.$I25];[.$O25];[.$U25];[.$AA25])" office:value-type="float"/>
          <table:table-cell table:formula="of:=MAX([.$D25];[.$J25];[.$P25];[.$V25];[.$AB25])" office:value-type="float"/>
          <table:table-cell table:formula="of:=MAX([.$E25];[.$K25];[.$Q25];[.$W25];[.$AC25])" office:value-type="float"/>
          <table:table-cell table:formula="of:=MAX([.$F25];[.$L25];[.$R25];[.$X25];[.$AD25])" office:value-type="float"/>
          <table:table-cell table:formula="of:=MAX([.$G25];[.$M25];[.$S25];[.$Y25];[.$AE25])" office:value-type="float"/>
        </table:table-row>
        <table:table-row table:style-name="ro1">
          <table:table-cell office:value-type="string">
            <text:p>2x2/instances/app76-210-5-4.facts</text:p>
          </table:table-cell>
          <table:table-cell office:value-type="float" office:value="2.34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Best" office:value-type="float" office:value="2.164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2.17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2.641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Worst" office:value-type="float" office:value="6.906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formula="of:=MIN([.$B26];[.$H26];[.$N26];[.$T26];[.$Z26])" office:value-type="float"/>
          <table:table-cell table:formula="of:=MIN([.$C26];[.$I26];[.$O26];[.$U26];[.$AA26])" office:value-type="float"/>
          <table:table-cell table:formula="of:=MIN([.$D26];[.$J26];[.$P26];[.$V26];[.$AB26])" office:value-type="float"/>
          <table:table-cell table:formula="of:=MIN([.$E26];[.$K26];[.$Q26];[.$W26];[.$AC26])" office:value-type="float"/>
          <table:table-cell table:formula="of:=MIN([.$F26];[.$L26];[.$R26];[.$X26];[.$AD26])" office:value-type="float"/>
          <table:table-cell table:formula="of:=MIN([.$G26];[.$M26];[.$S26];[.$Y26];[.$AE26])" office:value-type="float"/>
          <table:table-cell table:formula="of:=MEDIAN([.$B26];[.$H26];[.$N26];[.$T26];[.$Z26])" office:value-type="float"/>
          <table:table-cell table:formula="of:=MEDIAN([.$C26];[.$I26];[.$O26];[.$U26];[.$AA26])" office:value-type="float"/>
          <table:table-cell table:formula="of:=MEDIAN([.$D26];[.$J26];[.$P26];[.$V26];[.$AB26])" office:value-type="float"/>
          <table:table-cell table:formula="of:=MEDIAN([.$E26];[.$K26];[.$Q26];[.$W26];[.$AC26])" office:value-type="float"/>
          <table:table-cell table:formula="of:=MEDIAN([.$F26];[.$L26];[.$R26];[.$X26];[.$AD26])" office:value-type="float"/>
          <table:table-cell table:formula="of:=MEDIAN([.$G26];[.$M26];[.$S26];[.$Y26];[.$AE26])" office:value-type="float"/>
          <table:table-cell table:formula="of:=MAX([.$B26];[.$H26];[.$N26];[.$T26];[.$Z26])" office:value-type="float"/>
          <table:table-cell table:formula="of:=MAX([.$C26];[.$I26];[.$O26];[.$U26];[.$AA26])" office:value-type="float"/>
          <table:table-cell table:formula="of:=MAX([.$D26];[.$J26];[.$P26];[.$V26];[.$AB26])" office:value-type="float"/>
          <table:table-cell table:formula="of:=MAX([.$E26];[.$K26];[.$Q26];[.$W26];[.$AC26])" office:value-type="float"/>
          <table:table-cell table:formula="of:=MAX([.$F26];[.$L26];[.$R26];[.$X26];[.$AD26])" office:value-type="float"/>
          <table:table-cell table:formula="of:=MAX([.$G26];[.$M26];[.$S26];[.$Y26];[.$AE26])" office:value-type="float"/>
        </table:table-row>
        <table:table-row table:style-name="ro1">
          <table:table-cell office:value-type="string">
            <text:p>2x2/instances/app8-240-5-4.facts</text:p>
          </table:table-cell>
          <table:table-cell table:style-name="cellBest" office:value-type="float" office:value="2.267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2.609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4.061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2.98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Worst" office:value-type="float" office:value="11.71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formula="of:=MIN([.$B27];[.$H27];[.$N27];[.$T27];[.$Z27])" office:value-type="float"/>
          <table:table-cell table:formula="of:=MIN([.$C27];[.$I27];[.$O27];[.$U27];[.$AA27])" office:value-type="float"/>
          <table:table-cell table:formula="of:=MIN([.$D27];[.$J27];[.$P27];[.$V27];[.$AB27])" office:value-type="float"/>
          <table:table-cell table:formula="of:=MIN([.$E27];[.$K27];[.$Q27];[.$W27];[.$AC27])" office:value-type="float"/>
          <table:table-cell table:formula="of:=MIN([.$F27];[.$L27];[.$R27];[.$X27];[.$AD27])" office:value-type="float"/>
          <table:table-cell table:formula="of:=MIN([.$G27];[.$M27];[.$S27];[.$Y27];[.$AE27])" office:value-type="float"/>
          <table:table-cell table:formula="of:=MEDIAN([.$B27];[.$H27];[.$N27];[.$T27];[.$Z27])" office:value-type="float"/>
          <table:table-cell table:formula="of:=MEDIAN([.$C27];[.$I27];[.$O27];[.$U27];[.$AA27])" office:value-type="float"/>
          <table:table-cell table:formula="of:=MEDIAN([.$D27];[.$J27];[.$P27];[.$V27];[.$AB27])" office:value-type="float"/>
          <table:table-cell table:formula="of:=MEDIAN([.$E27];[.$K27];[.$Q27];[.$W27];[.$AC27])" office:value-type="float"/>
          <table:table-cell table:formula="of:=MEDIAN([.$F27];[.$L27];[.$R27];[.$X27];[.$AD27])" office:value-type="float"/>
          <table:table-cell table:formula="of:=MEDIAN([.$G27];[.$M27];[.$S27];[.$Y27];[.$AE27])" office:value-type="float"/>
          <table:table-cell table:formula="of:=MAX([.$B27];[.$H27];[.$N27];[.$T27];[.$Z27])" office:value-type="float"/>
          <table:table-cell table:formula="of:=MAX([.$C27];[.$I27];[.$O27];[.$U27];[.$AA27])" office:value-type="float"/>
          <table:table-cell table:formula="of:=MAX([.$D27];[.$J27];[.$P27];[.$V27];[.$AB27])" office:value-type="float"/>
          <table:table-cell table:formula="of:=MAX([.$E27];[.$K27];[.$Q27];[.$W27];[.$AC27])" office:value-type="float"/>
          <table:table-cell table:formula="of:=MAX([.$F27];[.$L27];[.$R27];[.$X27];[.$AD27])" office:value-type="float"/>
          <table:table-cell table:formula="of:=MAX([.$G27];[.$M27];[.$S27];[.$Y27];[.$AE27])" office:value-type="float"/>
        </table:table-row>
        <table:table-row table:style-name="ro1">
          <table:table-cell office:value-type="string">
            <text:p>2x2/instances/app84-240-3-2.facts</text:p>
          </table:table-cell>
          <table:table-cell table:style-name="cellBest" office:value-type="float" office:value="1.978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085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23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063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5.069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28];[.$H28];[.$N28];[.$T28];[.$Z28])" office:value-type="float"/>
          <table:table-cell table:formula="of:=MIN([.$C28];[.$I28];[.$O28];[.$U28];[.$AA28])" office:value-type="float"/>
          <table:table-cell table:formula="of:=MIN([.$D28];[.$J28];[.$P28];[.$V28];[.$AB28])" office:value-type="float"/>
          <table:table-cell table:formula="of:=MIN([.$E28];[.$K28];[.$Q28];[.$W28];[.$AC28])" office:value-type="float"/>
          <table:table-cell table:formula="of:=MIN([.$F28];[.$L28];[.$R28];[.$X28];[.$AD28])" office:value-type="float"/>
          <table:table-cell table:formula="of:=MIN([.$G28];[.$M28];[.$S28];[.$Y28];[.$AE28])" office:value-type="float"/>
          <table:table-cell table:formula="of:=MEDIAN([.$B28];[.$H28];[.$N28];[.$T28];[.$Z28])" office:value-type="float"/>
          <table:table-cell table:formula="of:=MEDIAN([.$C28];[.$I28];[.$O28];[.$U28];[.$AA28])" office:value-type="float"/>
          <table:table-cell table:formula="of:=MEDIAN([.$D28];[.$J28];[.$P28];[.$V28];[.$AB28])" office:value-type="float"/>
          <table:table-cell table:formula="of:=MEDIAN([.$E28];[.$K28];[.$Q28];[.$W28];[.$AC28])" office:value-type="float"/>
          <table:table-cell table:formula="of:=MEDIAN([.$F28];[.$L28];[.$R28];[.$X28];[.$AD28])" office:value-type="float"/>
          <table:table-cell table:formula="of:=MEDIAN([.$G28];[.$M28];[.$S28];[.$Y28];[.$AE28])" office:value-type="float"/>
          <table:table-cell table:formula="of:=MAX([.$B28];[.$H28];[.$N28];[.$T28];[.$Z28])" office:value-type="float"/>
          <table:table-cell table:formula="of:=MAX([.$C28];[.$I28];[.$O28];[.$U28];[.$AA28])" office:value-type="float"/>
          <table:table-cell table:formula="of:=MAX([.$D28];[.$J28];[.$P28];[.$V28];[.$AB28])" office:value-type="float"/>
          <table:table-cell table:formula="of:=MAX([.$E28];[.$K28];[.$Q28];[.$W28];[.$AC28])" office:value-type="float"/>
          <table:table-cell table:formula="of:=MAX([.$F28];[.$L28];[.$R28];[.$X28];[.$AD28])" office:value-type="float"/>
          <table:table-cell table:formula="of:=MAX([.$G28];[.$M28];[.$S28];[.$Y28];[.$AE28])" office:value-type="float"/>
        </table:table-row>
        <table:table-row table:style-name="ro1">
          <table:table-cell office:value-type="string">
            <text:p>2x2/instances/app85-339-3-2.facts</text:p>
          </table:table-cell>
          <table:table-cell table:style-name="cellBest" office:value-type="float" office:value="2.323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68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527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635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8.713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29];[.$H29];[.$N29];[.$T29];[.$Z29])" office:value-type="float"/>
          <table:table-cell table:formula="of:=MIN([.$C29];[.$I29];[.$O29];[.$U29];[.$AA29])" office:value-type="float"/>
          <table:table-cell table:formula="of:=MIN([.$D29];[.$J29];[.$P29];[.$V29];[.$AB29])" office:value-type="float"/>
          <table:table-cell table:formula="of:=MIN([.$E29];[.$K29];[.$Q29];[.$W29];[.$AC29])" office:value-type="float"/>
          <table:table-cell table:formula="of:=MIN([.$F29];[.$L29];[.$R29];[.$X29];[.$AD29])" office:value-type="float"/>
          <table:table-cell table:formula="of:=MIN([.$G29];[.$M29];[.$S29];[.$Y29];[.$AE29])" office:value-type="float"/>
          <table:table-cell table:formula="of:=MEDIAN([.$B29];[.$H29];[.$N29];[.$T29];[.$Z29])" office:value-type="float"/>
          <table:table-cell table:formula="of:=MEDIAN([.$C29];[.$I29];[.$O29];[.$U29];[.$AA29])" office:value-type="float"/>
          <table:table-cell table:formula="of:=MEDIAN([.$D29];[.$J29];[.$P29];[.$V29];[.$AB29])" office:value-type="float"/>
          <table:table-cell table:formula="of:=MEDIAN([.$E29];[.$K29];[.$Q29];[.$W29];[.$AC29])" office:value-type="float"/>
          <table:table-cell table:formula="of:=MEDIAN([.$F29];[.$L29];[.$R29];[.$X29];[.$AD29])" office:value-type="float"/>
          <table:table-cell table:formula="of:=MEDIAN([.$G29];[.$M29];[.$S29];[.$Y29];[.$AE29])" office:value-type="float"/>
          <table:table-cell table:formula="of:=MAX([.$B29];[.$H29];[.$N29];[.$T29];[.$Z29])" office:value-type="float"/>
          <table:table-cell table:formula="of:=MAX([.$C29];[.$I29];[.$O29];[.$U29];[.$AA29])" office:value-type="float"/>
          <table:table-cell table:formula="of:=MAX([.$D29];[.$J29];[.$P29];[.$V29];[.$AB29])" office:value-type="float"/>
          <table:table-cell table:formula="of:=MAX([.$E29];[.$K29];[.$Q29];[.$W29];[.$AC29])" office:value-type="float"/>
          <table:table-cell table:formula="of:=MAX([.$F29];[.$L29];[.$R29];[.$X29];[.$AD29])" office:value-type="float"/>
          <table:table-cell table:formula="of:=MAX([.$G29];[.$M29];[.$S29];[.$Y29];[.$AE29])" office:value-type="float"/>
        </table:table-row>
        <table:table-row table:style-name="ro1">
          <table:table-cell office:value-type="string">
            <text:p>2x2/instances/app87-209-10-9.facts</text:p>
          </table:table-cell>
          <table:table-cell office:value-type="float" office:value="4.845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7.427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7.432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4.750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0];[.$H30];[.$N30];[.$T30];[.$Z30])" office:value-type="float"/>
          <table:table-cell table:formula="of:=MIN([.$C30];[.$I30];[.$O30];[.$U30];[.$AA30])" office:value-type="float"/>
          <table:table-cell table:formula="of:=MIN([.$D30];[.$J30];[.$P30];[.$V30];[.$AB30])" office:value-type="float"/>
          <table:table-cell table:formula="of:=MIN([.$E30];[.$K30];[.$Q30];[.$W30];[.$AC30])" office:value-type="float"/>
          <table:table-cell table:formula="of:=MIN([.$F30];[.$L30];[.$R30];[.$X30];[.$AD30])" office:value-type="float"/>
          <table:table-cell table:formula="of:=MIN([.$G30];[.$M30];[.$S30];[.$Y30];[.$AE30])" office:value-type="float"/>
          <table:table-cell table:formula="of:=MEDIAN([.$B30];[.$H30];[.$N30];[.$T30];[.$Z30])" office:value-type="float"/>
          <table:table-cell table:formula="of:=MEDIAN([.$C30];[.$I30];[.$O30];[.$U30];[.$AA30])" office:value-type="float"/>
          <table:table-cell table:formula="of:=MEDIAN([.$D30];[.$J30];[.$P30];[.$V30];[.$AB30])" office:value-type="float"/>
          <table:table-cell table:formula="of:=MEDIAN([.$E30];[.$K30];[.$Q30];[.$W30];[.$AC30])" office:value-type="float"/>
          <table:table-cell table:formula="of:=MEDIAN([.$F30];[.$L30];[.$R30];[.$X30];[.$AD30])" office:value-type="float"/>
          <table:table-cell table:formula="of:=MEDIAN([.$G30];[.$M30];[.$S30];[.$Y30];[.$AE30])" office:value-type="float"/>
          <table:table-cell table:formula="of:=MAX([.$B30];[.$H30];[.$N30];[.$T30];[.$Z30])" office:value-type="float"/>
          <table:table-cell table:formula="of:=MAX([.$C30];[.$I30];[.$O30];[.$U30];[.$AA30])" office:value-type="float"/>
          <table:table-cell table:formula="of:=MAX([.$D30];[.$J30];[.$P30];[.$V30];[.$AB30])" office:value-type="float"/>
          <table:table-cell table:formula="of:=MAX([.$E30];[.$K30];[.$Q30];[.$W30];[.$AC30])" office:value-type="float"/>
          <table:table-cell table:formula="of:=MAX([.$F30];[.$L30];[.$R30];[.$X30];[.$AD30])" office:value-type="float"/>
          <table:table-cell table:formula="of:=MAX([.$G30];[.$M30];[.$S30];[.$Y30];[.$AE30])" office:value-type="float"/>
        </table:table-row>
        <table:table-row table:style-name="ro1">
          <table:table-cell office:value-type="string">
            <text:p>2x2/instances/app9-379-7-6.facts</text:p>
          </table:table-cell>
          <table:table-cell office:value-type="float" office:value="2.761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2.756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2.769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style-name="cellBest" office:value-type="float" office:value="2.735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style-name="cellWorst" office:value-type="float" office:value="78.15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31];[.$H31];[.$N31];[.$T31];[.$Z31])" office:value-type="float"/>
          <table:table-cell table:formula="of:=MIN([.$C31];[.$I31];[.$O31];[.$U31];[.$AA31])" office:value-type="float"/>
          <table:table-cell table:formula="of:=MIN([.$D31];[.$J31];[.$P31];[.$V31];[.$AB31])" office:value-type="float"/>
          <table:table-cell table:formula="of:=MIN([.$E31];[.$K31];[.$Q31];[.$W31];[.$AC31])" office:value-type="float"/>
          <table:table-cell table:formula="of:=MIN([.$F31];[.$L31];[.$R31];[.$X31];[.$AD31])" office:value-type="float"/>
          <table:table-cell table:formula="of:=MIN([.$G31];[.$M31];[.$S31];[.$Y31];[.$AE31])" office:value-type="float"/>
          <table:table-cell table:formula="of:=MEDIAN([.$B31];[.$H31];[.$N31];[.$T31];[.$Z31])" office:value-type="float"/>
          <table:table-cell table:formula="of:=MEDIAN([.$C31];[.$I31];[.$O31];[.$U31];[.$AA31])" office:value-type="float"/>
          <table:table-cell table:formula="of:=MEDIAN([.$D31];[.$J31];[.$P31];[.$V31];[.$AB31])" office:value-type="float"/>
          <table:table-cell table:formula="of:=MEDIAN([.$E31];[.$K31];[.$Q31];[.$W31];[.$AC31])" office:value-type="float"/>
          <table:table-cell table:formula="of:=MEDIAN([.$F31];[.$L31];[.$R31];[.$X31];[.$AD31])" office:value-type="float"/>
          <table:table-cell table:formula="of:=MEDIAN([.$G31];[.$M31];[.$S31];[.$Y31];[.$AE31])" office:value-type="float"/>
          <table:table-cell table:formula="of:=MAX([.$B31];[.$H31];[.$N31];[.$T31];[.$Z31])" office:value-type="float"/>
          <table:table-cell table:formula="of:=MAX([.$C31];[.$I31];[.$O31];[.$U31];[.$AA31])" office:value-type="float"/>
          <table:table-cell table:formula="of:=MAX([.$D31];[.$J31];[.$P31];[.$V31];[.$AB31])" office:value-type="float"/>
          <table:table-cell table:formula="of:=MAX([.$E31];[.$K31];[.$Q31];[.$W31];[.$AC31])" office:value-type="float"/>
          <table:table-cell table:formula="of:=MAX([.$F31];[.$L31];[.$R31];[.$X31];[.$AD31])" office:value-type="float"/>
          <table:table-cell table:formula="of:=MAX([.$G31];[.$M31];[.$S31];[.$Y31];[.$AE31])" office:value-type="float"/>
        </table:table-row>
        <table:table-row table:style-name="ro1">
          <table:table-cell office:value-type="string">
            <text:p>2x2/instances/app90-360-5-4.facts</text:p>
          </table:table-cell>
          <table:table-cell table:style-name="cellBest" office:value-type="float" office:value="2.901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3.162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3.169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5.869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Worst" office:value-type="float" office:value="1138.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formula="of:=MIN([.$B32];[.$H32];[.$N32];[.$T32];[.$Z32])" office:value-type="float"/>
          <table:table-cell table:formula="of:=MIN([.$C32];[.$I32];[.$O32];[.$U32];[.$AA32])" office:value-type="float"/>
          <table:table-cell table:formula="of:=MIN([.$D32];[.$J32];[.$P32];[.$V32];[.$AB32])" office:value-type="float"/>
          <table:table-cell table:formula="of:=MIN([.$E32];[.$K32];[.$Q32];[.$W32];[.$AC32])" office:value-type="float"/>
          <table:table-cell table:formula="of:=MIN([.$F32];[.$L32];[.$R32];[.$X32];[.$AD32])" office:value-type="float"/>
          <table:table-cell table:formula="of:=MIN([.$G32];[.$M32];[.$S32];[.$Y32];[.$AE32])" office:value-type="float"/>
          <table:table-cell table:formula="of:=MEDIAN([.$B32];[.$H32];[.$N32];[.$T32];[.$Z32])" office:value-type="float"/>
          <table:table-cell table:formula="of:=MEDIAN([.$C32];[.$I32];[.$O32];[.$U32];[.$AA32])" office:value-type="float"/>
          <table:table-cell table:formula="of:=MEDIAN([.$D32];[.$J32];[.$P32];[.$V32];[.$AB32])" office:value-type="float"/>
          <table:table-cell table:formula="of:=MEDIAN([.$E32];[.$K32];[.$Q32];[.$W32];[.$AC32])" office:value-type="float"/>
          <table:table-cell table:formula="of:=MEDIAN([.$F32];[.$L32];[.$R32];[.$X32];[.$AD32])" office:value-type="float"/>
          <table:table-cell table:formula="of:=MEDIAN([.$G32];[.$M32];[.$S32];[.$Y32];[.$AE32])" office:value-type="float"/>
          <table:table-cell table:formula="of:=MAX([.$B32];[.$H32];[.$N32];[.$T32];[.$Z32])" office:value-type="float"/>
          <table:table-cell table:formula="of:=MAX([.$C32];[.$I32];[.$O32];[.$U32];[.$AA32])" office:value-type="float"/>
          <table:table-cell table:formula="of:=MAX([.$D32];[.$J32];[.$P32];[.$V32];[.$AB32])" office:value-type="float"/>
          <table:table-cell table:formula="of:=MAX([.$E32];[.$K32];[.$Q32];[.$W32];[.$AC32])" office:value-type="float"/>
          <table:table-cell table:formula="of:=MAX([.$F32];[.$L32];[.$R32];[.$X32];[.$AD32])" office:value-type="float"/>
          <table:table-cell table:formula="of:=MAX([.$G32];[.$M32];[.$S32];[.$Y32];[.$AE32])" office:value-type="float"/>
        </table:table-row>
        <table:table-row table:style-name="ro1">
          <table:table-cell office:value-type="string">
            <text:p>3x3/instances/app0-260-5-4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45.4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Best" office:value-type="float" office:value="271.9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3];[.$H33];[.$N33];[.$T33];[.$Z33])" office:value-type="float"/>
          <table:table-cell table:formula="of:=MIN([.$C33];[.$I33];[.$O33];[.$U33];[.$AA33])" office:value-type="float"/>
          <table:table-cell table:formula="of:=MIN([.$D33];[.$J33];[.$P33];[.$V33];[.$AB33])" office:value-type="float"/>
          <table:table-cell table:formula="of:=MIN([.$E33];[.$K33];[.$Q33];[.$W33];[.$AC33])" office:value-type="float"/>
          <table:table-cell table:formula="of:=MIN([.$F33];[.$L33];[.$R33];[.$X33];[.$AD33])" office:value-type="float"/>
          <table:table-cell table:formula="of:=MIN([.$G33];[.$M33];[.$S33];[.$Y33];[.$AE33])" office:value-type="float"/>
          <table:table-cell table:formula="of:=MEDIAN([.$B33];[.$H33];[.$N33];[.$T33];[.$Z33])" office:value-type="float"/>
          <table:table-cell table:formula="of:=MEDIAN([.$C33];[.$I33];[.$O33];[.$U33];[.$AA33])" office:value-type="float"/>
          <table:table-cell table:formula="of:=MEDIAN([.$D33];[.$J33];[.$P33];[.$V33];[.$AB33])" office:value-type="float"/>
          <table:table-cell table:formula="of:=MEDIAN([.$E33];[.$K33];[.$Q33];[.$W33];[.$AC33])" office:value-type="float"/>
          <table:table-cell table:formula="of:=MEDIAN([.$F33];[.$L33];[.$R33];[.$X33];[.$AD33])" office:value-type="float"/>
          <table:table-cell table:formula="of:=MEDIAN([.$G33];[.$M33];[.$S33];[.$Y33];[.$AE33])" office:value-type="float"/>
          <table:table-cell table:formula="of:=MAX([.$B33];[.$H33];[.$N33];[.$T33];[.$Z33])" office:value-type="float"/>
          <table:table-cell table:formula="of:=MAX([.$C33];[.$I33];[.$O33];[.$U33];[.$AA33])" office:value-type="float"/>
          <table:table-cell table:formula="of:=MAX([.$D33];[.$J33];[.$P33];[.$V33];[.$AB33])" office:value-type="float"/>
          <table:table-cell table:formula="of:=MAX([.$E33];[.$K33];[.$Q33];[.$W33];[.$AC33])" office:value-type="float"/>
          <table:table-cell table:formula="of:=MAX([.$F33];[.$L33];[.$R33];[.$X33];[.$AD33])" office:value-type="float"/>
          <table:table-cell table:formula="of:=MAX([.$G33];[.$M33];[.$S33];[.$Y33];[.$AE33])" office:value-type="float"/>
        </table:table-row>
        <table:table-row table:style-name="ro1">
          <table:table-cell office:value-type="string">
            <text:p>3x3/instances/app114-210-3-6.facts</text:p>
          </table:table-cell>
          <table:table-cell office:value-type="float" office:value="327.9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style-name="cellBest" office:value-type="float" office:value="259.2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290.6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320.9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4];[.$H34];[.$N34];[.$T34];[.$Z34])" office:value-type="float"/>
          <table:table-cell table:formula="of:=MIN([.$C34];[.$I34];[.$O34];[.$U34];[.$AA34])" office:value-type="float"/>
          <table:table-cell table:formula="of:=MIN([.$D34];[.$J34];[.$P34];[.$V34];[.$AB34])" office:value-type="float"/>
          <table:table-cell table:formula="of:=MIN([.$E34];[.$K34];[.$Q34];[.$W34];[.$AC34])" office:value-type="float"/>
          <table:table-cell table:formula="of:=MIN([.$F34];[.$L34];[.$R34];[.$X34];[.$AD34])" office:value-type="float"/>
          <table:table-cell table:formula="of:=MIN([.$G34];[.$M34];[.$S34];[.$Y34];[.$AE34])" office:value-type="float"/>
          <table:table-cell table:formula="of:=MEDIAN([.$B34];[.$H34];[.$N34];[.$T34];[.$Z34])" office:value-type="float"/>
          <table:table-cell table:formula="of:=MEDIAN([.$C34];[.$I34];[.$O34];[.$U34];[.$AA34])" office:value-type="float"/>
          <table:table-cell table:formula="of:=MEDIAN([.$D34];[.$J34];[.$P34];[.$V34];[.$AB34])" office:value-type="float"/>
          <table:table-cell table:formula="of:=MEDIAN([.$E34];[.$K34];[.$Q34];[.$W34];[.$AC34])" office:value-type="float"/>
          <table:table-cell table:formula="of:=MEDIAN([.$F34];[.$L34];[.$R34];[.$X34];[.$AD34])" office:value-type="float"/>
          <table:table-cell table:formula="of:=MEDIAN([.$G34];[.$M34];[.$S34];[.$Y34];[.$AE34])" office:value-type="float"/>
          <table:table-cell table:formula="of:=MAX([.$B34];[.$H34];[.$N34];[.$T34];[.$Z34])" office:value-type="float"/>
          <table:table-cell table:formula="of:=MAX([.$C34];[.$I34];[.$O34];[.$U34];[.$AA34])" office:value-type="float"/>
          <table:table-cell table:formula="of:=MAX([.$D34];[.$J34];[.$P34];[.$V34];[.$AB34])" office:value-type="float"/>
          <table:table-cell table:formula="of:=MAX([.$E34];[.$K34];[.$Q34];[.$W34];[.$AC34])" office:value-type="float"/>
          <table:table-cell table:formula="of:=MAX([.$F34];[.$L34];[.$R34];[.$X34];[.$AD34])" office:value-type="float"/>
          <table:table-cell table:formula="of:=MAX([.$G34];[.$M34];[.$S34];[.$Y34];[.$AE34])" office:value-type="float"/>
        </table:table-row>
        <table:table-row table:style-name="ro1">
          <table:table-cell office:value-type="string">
            <text:p>3x3/instances/app13-219-5-4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277.6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5];[.$H35];[.$N35];[.$T35];[.$Z35])" office:value-type="float"/>
          <table:table-cell table:formula="of:=MIN([.$C35];[.$I35];[.$O35];[.$U35];[.$AA35])" office:value-type="float"/>
          <table:table-cell table:formula="of:=MIN([.$D35];[.$J35];[.$P35];[.$V35];[.$AB35])" office:value-type="float"/>
          <table:table-cell table:formula="of:=MIN([.$E35];[.$K35];[.$Q35];[.$W35];[.$AC35])" office:value-type="float"/>
          <table:table-cell table:formula="of:=MIN([.$F35];[.$L35];[.$R35];[.$X35];[.$AD35])" office:value-type="float"/>
          <table:table-cell table:formula="of:=MIN([.$G35];[.$M35];[.$S35];[.$Y35];[.$AE35])" office:value-type="float"/>
          <table:table-cell table:formula="of:=MEDIAN([.$B35];[.$H35];[.$N35];[.$T35];[.$Z35])" office:value-type="float"/>
          <table:table-cell table:formula="of:=MEDIAN([.$C35];[.$I35];[.$O35];[.$U35];[.$AA35])" office:value-type="float"/>
          <table:table-cell table:formula="of:=MEDIAN([.$D35];[.$J35];[.$P35];[.$V35];[.$AB35])" office:value-type="float"/>
          <table:table-cell table:formula="of:=MEDIAN([.$E35];[.$K35];[.$Q35];[.$W35];[.$AC35])" office:value-type="float"/>
          <table:table-cell table:formula="of:=MEDIAN([.$F35];[.$L35];[.$R35];[.$X35];[.$AD35])" office:value-type="float"/>
          <table:table-cell table:formula="of:=MEDIAN([.$G35];[.$M35];[.$S35];[.$Y35];[.$AE35])" office:value-type="float"/>
          <table:table-cell table:formula="of:=MAX([.$B35];[.$H35];[.$N35];[.$T35];[.$Z35])" office:value-type="float"/>
          <table:table-cell table:formula="of:=MAX([.$C35];[.$I35];[.$O35];[.$U35];[.$AA35])" office:value-type="float"/>
          <table:table-cell table:formula="of:=MAX([.$D35];[.$J35];[.$P35];[.$V35];[.$AB35])" office:value-type="float"/>
          <table:table-cell table:formula="of:=MAX([.$E35];[.$K35];[.$Q35];[.$W35];[.$AC35])" office:value-type="float"/>
          <table:table-cell table:formula="of:=MAX([.$F35];[.$L35];[.$R35];[.$X35];[.$AD35])" office:value-type="float"/>
          <table:table-cell table:formula="of:=MAX([.$G35];[.$M35];[.$S35];[.$Y35];[.$AE35])" office:value-type="float"/>
        </table:table-row>
        <table:table-row table:style-name="ro1">
          <table:table-cell office:value-type="string">
            <text:p>3x3/instances/app136-210-3-6.facts</text:p>
          </table:table-cell>
          <table:table-cell office:value-type="float" office:value="343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260.7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style-name="cellBest" office:value-type="float" office:value="259.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321.3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6];[.$H36];[.$N36];[.$T36];[.$Z36])" office:value-type="float"/>
          <table:table-cell table:formula="of:=MIN([.$C36];[.$I36];[.$O36];[.$U36];[.$AA36])" office:value-type="float"/>
          <table:table-cell table:formula="of:=MIN([.$D36];[.$J36];[.$P36];[.$V36];[.$AB36])" office:value-type="float"/>
          <table:table-cell table:formula="of:=MIN([.$E36];[.$K36];[.$Q36];[.$W36];[.$AC36])" office:value-type="float"/>
          <table:table-cell table:formula="of:=MIN([.$F36];[.$L36];[.$R36];[.$X36];[.$AD36])" office:value-type="float"/>
          <table:table-cell table:formula="of:=MIN([.$G36];[.$M36];[.$S36];[.$Y36];[.$AE36])" office:value-type="float"/>
          <table:table-cell table:formula="of:=MEDIAN([.$B36];[.$H36];[.$N36];[.$T36];[.$Z36])" office:value-type="float"/>
          <table:table-cell table:formula="of:=MEDIAN([.$C36];[.$I36];[.$O36];[.$U36];[.$AA36])" office:value-type="float"/>
          <table:table-cell table:formula="of:=MEDIAN([.$D36];[.$J36];[.$P36];[.$V36];[.$AB36])" office:value-type="float"/>
          <table:table-cell table:formula="of:=MEDIAN([.$E36];[.$K36];[.$Q36];[.$W36];[.$AC36])" office:value-type="float"/>
          <table:table-cell table:formula="of:=MEDIAN([.$F36];[.$L36];[.$R36];[.$X36];[.$AD36])" office:value-type="float"/>
          <table:table-cell table:formula="of:=MEDIAN([.$G36];[.$M36];[.$S36];[.$Y36];[.$AE36])" office:value-type="float"/>
          <table:table-cell table:formula="of:=MAX([.$B36];[.$H36];[.$N36];[.$T36];[.$Z36])" office:value-type="float"/>
          <table:table-cell table:formula="of:=MAX([.$C36];[.$I36];[.$O36];[.$U36];[.$AA36])" office:value-type="float"/>
          <table:table-cell table:formula="of:=MAX([.$D36];[.$J36];[.$P36];[.$V36];[.$AB36])" office:value-type="float"/>
          <table:table-cell table:formula="of:=MAX([.$E36];[.$K36];[.$Q36];[.$W36];[.$AC36])" office:value-type="float"/>
          <table:table-cell table:formula="of:=MAX([.$F36];[.$L36];[.$R36];[.$X36];[.$AD36])" office:value-type="float"/>
          <table:table-cell table:formula="of:=MAX([.$G36];[.$M36];[.$S36];[.$Y36];[.$AE36])" office:value-type="float"/>
        </table:table-row>
        <table:table-row table:style-name="ro1">
          <table:table-cell office:value-type="string">
            <text:p>3x3/instances/app14-319-7-6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89.7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formula="of:=MIN([.$B37];[.$H37];[.$N37];[.$T37];[.$Z37])" office:value-type="float"/>
          <table:table-cell table:formula="of:=MIN([.$C37];[.$I37];[.$O37];[.$U37];[.$AA37])" office:value-type="float"/>
          <table:table-cell table:formula="of:=MIN([.$D37];[.$J37];[.$P37];[.$V37];[.$AB37])" office:value-type="float"/>
          <table:table-cell table:formula="of:=MIN([.$E37];[.$K37];[.$Q37];[.$W37];[.$AC37])" office:value-type="float"/>
          <table:table-cell table:formula="of:=MIN([.$F37];[.$L37];[.$R37];[.$X37];[.$AD37])" office:value-type="float"/>
          <table:table-cell table:formula="of:=MIN([.$G37];[.$M37];[.$S37];[.$Y37];[.$AE37])" office:value-type="float"/>
          <table:table-cell table:formula="of:=MEDIAN([.$B37];[.$H37];[.$N37];[.$T37];[.$Z37])" office:value-type="float"/>
          <table:table-cell table:formula="of:=MEDIAN([.$C37];[.$I37];[.$O37];[.$U37];[.$AA37])" office:value-type="float"/>
          <table:table-cell table:formula="of:=MEDIAN([.$D37];[.$J37];[.$P37];[.$V37];[.$AB37])" office:value-type="float"/>
          <table:table-cell table:formula="of:=MEDIAN([.$E37];[.$K37];[.$Q37];[.$W37];[.$AC37])" office:value-type="float"/>
          <table:table-cell table:formula="of:=MEDIAN([.$F37];[.$L37];[.$R37];[.$X37];[.$AD37])" office:value-type="float"/>
          <table:table-cell table:formula="of:=MEDIAN([.$G37];[.$M37];[.$S37];[.$Y37];[.$AE37])" office:value-type="float"/>
          <table:table-cell table:formula="of:=MAX([.$B37];[.$H37];[.$N37];[.$T37];[.$Z37])" office:value-type="float"/>
          <table:table-cell table:formula="of:=MAX([.$C37];[.$I37];[.$O37];[.$U37];[.$AA37])" office:value-type="float"/>
          <table:table-cell table:formula="of:=MAX([.$D37];[.$J37];[.$P37];[.$V37];[.$AB37])" office:value-type="float"/>
          <table:table-cell table:formula="of:=MAX([.$E37];[.$K37];[.$Q37];[.$W37];[.$AC37])" office:value-type="float"/>
          <table:table-cell table:formula="of:=MAX([.$F37];[.$L37];[.$R37];[.$X37];[.$AD37])" office:value-type="float"/>
          <table:table-cell table:formula="of:=MAX([.$G37];[.$M37];[.$S37];[.$Y37];[.$AE37])" office:value-type="float"/>
        </table:table-row>
        <table:table-row table:style-name="ro1">
          <table:table-cell office:value-type="string">
            <text:p>3x3/instances/app147-300-3-6.facts</text:p>
          </table:table-cell>
          <table:table-cell office:value-type="float" office:value="306.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8.6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0"/>
          <table:table-cell table:style-name="cellBest" office:value-type="float" office:value="210.1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88.5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8];[.$H38];[.$N38];[.$T38];[.$Z38])" office:value-type="float"/>
          <table:table-cell table:formula="of:=MIN([.$C38];[.$I38];[.$O38];[.$U38];[.$AA38])" office:value-type="float"/>
          <table:table-cell table:formula="of:=MIN([.$D38];[.$J38];[.$P38];[.$V38];[.$AB38])" office:value-type="float"/>
          <table:table-cell table:formula="of:=MIN([.$E38];[.$K38];[.$Q38];[.$W38];[.$AC38])" office:value-type="float"/>
          <table:table-cell table:formula="of:=MIN([.$F38];[.$L38];[.$R38];[.$X38];[.$AD38])" office:value-type="float"/>
          <table:table-cell table:formula="of:=MIN([.$G38];[.$M38];[.$S38];[.$Y38];[.$AE38])" office:value-type="float"/>
          <table:table-cell table:formula="of:=MEDIAN([.$B38];[.$H38];[.$N38];[.$T38];[.$Z38])" office:value-type="float"/>
          <table:table-cell table:formula="of:=MEDIAN([.$C38];[.$I38];[.$O38];[.$U38];[.$AA38])" office:value-type="float"/>
          <table:table-cell table:formula="of:=MEDIAN([.$D38];[.$J38];[.$P38];[.$V38];[.$AB38])" office:value-type="float"/>
          <table:table-cell table:formula="of:=MEDIAN([.$E38];[.$K38];[.$Q38];[.$W38];[.$AC38])" office:value-type="float"/>
          <table:table-cell table:formula="of:=MEDIAN([.$F38];[.$L38];[.$R38];[.$X38];[.$AD38])" office:value-type="float"/>
          <table:table-cell table:formula="of:=MEDIAN([.$G38];[.$M38];[.$S38];[.$Y38];[.$AE38])" office:value-type="float"/>
          <table:table-cell table:formula="of:=MAX([.$B38];[.$H38];[.$N38];[.$T38];[.$Z38])" office:value-type="float"/>
          <table:table-cell table:formula="of:=MAX([.$C38];[.$I38];[.$O38];[.$U38];[.$AA38])" office:value-type="float"/>
          <table:table-cell table:formula="of:=MAX([.$D38];[.$J38];[.$P38];[.$V38];[.$AB38])" office:value-type="float"/>
          <table:table-cell table:formula="of:=MAX([.$E38];[.$K38];[.$Q38];[.$W38];[.$AC38])" office:value-type="float"/>
          <table:table-cell table:formula="of:=MAX([.$F38];[.$L38];[.$R38];[.$X38];[.$AD38])" office:value-type="float"/>
          <table:table-cell table:formula="of:=MAX([.$G38];[.$M38];[.$S38];[.$Y38];[.$AE38])" office:value-type="float"/>
        </table:table-row>
        <table:table-row table:style-name="ro1">
          <table:table-cell office:value-type="string">
            <text:p>3x3/instances/app15-270-5-4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9];[.$H39];[.$N39];[.$T39];[.$Z39])" office:value-type="float"/>
          <table:table-cell table:formula="of:=MIN([.$C39];[.$I39];[.$O39];[.$U39];[.$AA39])" office:value-type="float"/>
          <table:table-cell table:formula="of:=MIN([.$D39];[.$J39];[.$P39];[.$V39];[.$AB39])" office:value-type="float"/>
          <table:table-cell table:formula="of:=MIN([.$E39];[.$K39];[.$Q39];[.$W39];[.$AC39])" office:value-type="float"/>
          <table:table-cell table:formula="of:=MIN([.$F39];[.$L39];[.$R39];[.$X39];[.$AD39])" office:value-type="float"/>
          <table:table-cell table:formula="of:=MIN([.$G39];[.$M39];[.$S39];[.$Y39];[.$AE39])" office:value-type="float"/>
          <table:table-cell table:formula="of:=MEDIAN([.$B39];[.$H39];[.$N39];[.$T39];[.$Z39])" office:value-type="float"/>
          <table:table-cell table:formula="of:=MEDIAN([.$C39];[.$I39];[.$O39];[.$U39];[.$AA39])" office:value-type="float"/>
          <table:table-cell table:formula="of:=MEDIAN([.$D39];[.$J39];[.$P39];[.$V39];[.$AB39])" office:value-type="float"/>
          <table:table-cell table:formula="of:=MEDIAN([.$E39];[.$K39];[.$Q39];[.$W39];[.$AC39])" office:value-type="float"/>
          <table:table-cell table:formula="of:=MEDIAN([.$F39];[.$L39];[.$R39];[.$X39];[.$AD39])" office:value-type="float"/>
          <table:table-cell table:formula="of:=MEDIAN([.$G39];[.$M39];[.$S39];[.$Y39];[.$AE39])" office:value-type="float"/>
          <table:table-cell table:formula="of:=MAX([.$B39];[.$H39];[.$N39];[.$T39];[.$Z39])" office:value-type="float"/>
          <table:table-cell table:formula="of:=MAX([.$C39];[.$I39];[.$O39];[.$U39];[.$AA39])" office:value-type="float"/>
          <table:table-cell table:formula="of:=MAX([.$D39];[.$J39];[.$P39];[.$V39];[.$AB39])" office:value-type="float"/>
          <table:table-cell table:formula="of:=MAX([.$E39];[.$K39];[.$Q39];[.$W39];[.$AC39])" office:value-type="float"/>
          <table:table-cell table:formula="of:=MAX([.$F39];[.$L39];[.$R39];[.$X39];[.$AD39])" office:value-type="float"/>
          <table:table-cell table:formula="of:=MAX([.$G39];[.$M39];[.$S39];[.$Y39];[.$AE39])" office:value-type="float"/>
        </table:table-row>
        <table:table-row table:style-name="ro1">
          <table:table-cell office:value-type="string">
            <text:p>3x3/instances/app157-339-3-6.facts</text:p>
          </table:table-cell>
          <table:table-cell table:style-name="cellWorst" office:value-type="float" office:value="294.1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256.3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250.6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276.0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style-name="cellBest" office:value-type="float" office:value="48.26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formula="of:=MIN([.$B40];[.$H40];[.$N40];[.$T40];[.$Z40])" office:value-type="float"/>
          <table:table-cell table:formula="of:=MIN([.$C40];[.$I40];[.$O40];[.$U40];[.$AA40])" office:value-type="float"/>
          <table:table-cell table:formula="of:=MIN([.$D40];[.$J40];[.$P40];[.$V40];[.$AB40])" office:value-type="float"/>
          <table:table-cell table:formula="of:=MIN([.$E40];[.$K40];[.$Q40];[.$W40];[.$AC40])" office:value-type="float"/>
          <table:table-cell table:formula="of:=MIN([.$F40];[.$L40];[.$R40];[.$X40];[.$AD40])" office:value-type="float"/>
          <table:table-cell table:formula="of:=MIN([.$G40];[.$M40];[.$S40];[.$Y40];[.$AE40])" office:value-type="float"/>
          <table:table-cell table:formula="of:=MEDIAN([.$B40];[.$H40];[.$N40];[.$T40];[.$Z40])" office:value-type="float"/>
          <table:table-cell table:formula="of:=MEDIAN([.$C40];[.$I40];[.$O40];[.$U40];[.$AA40])" office:value-type="float"/>
          <table:table-cell table:formula="of:=MEDIAN([.$D40];[.$J40];[.$P40];[.$V40];[.$AB40])" office:value-type="float"/>
          <table:table-cell table:formula="of:=MEDIAN([.$E40];[.$K40];[.$Q40];[.$W40];[.$AC40])" office:value-type="float"/>
          <table:table-cell table:formula="of:=MEDIAN([.$F40];[.$L40];[.$R40];[.$X40];[.$AD40])" office:value-type="float"/>
          <table:table-cell table:formula="of:=MEDIAN([.$G40];[.$M40];[.$S40];[.$Y40];[.$AE40])" office:value-type="float"/>
          <table:table-cell table:formula="of:=MAX([.$B40];[.$H40];[.$N40];[.$T40];[.$Z40])" office:value-type="float"/>
          <table:table-cell table:formula="of:=MAX([.$C40];[.$I40];[.$O40];[.$U40];[.$AA40])" office:value-type="float"/>
          <table:table-cell table:formula="of:=MAX([.$D40];[.$J40];[.$P40];[.$V40];[.$AB40])" office:value-type="float"/>
          <table:table-cell table:formula="of:=MAX([.$E40];[.$K40];[.$Q40];[.$W40];[.$AC40])" office:value-type="float"/>
          <table:table-cell table:formula="of:=MAX([.$F40];[.$L40];[.$R40];[.$X40];[.$AD40])" office:value-type="float"/>
          <table:table-cell table:formula="of:=MAX([.$G40];[.$M40];[.$S40];[.$Y40];[.$AE40])" office:value-type="float"/>
        </table:table-row>
        <table:table-row table:style-name="ro1">
          <table:table-cell office:value-type="string">
            <text:p>3x3/instances/app164-339-3-6.facts</text:p>
          </table:table-cell>
          <table:table-cell table:style-name="cellWorst" office:value-type="float" office:value="284.2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226.9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226.8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276.6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style-name="cellBest" office:value-type="float" office:value="41.9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formula="of:=MIN([.$B41];[.$H41];[.$N41];[.$T41];[.$Z41])" office:value-type="float"/>
          <table:table-cell table:formula="of:=MIN([.$C41];[.$I41];[.$O41];[.$U41];[.$AA41])" office:value-type="float"/>
          <table:table-cell table:formula="of:=MIN([.$D41];[.$J41];[.$P41];[.$V41];[.$AB41])" office:value-type="float"/>
          <table:table-cell table:formula="of:=MIN([.$E41];[.$K41];[.$Q41];[.$W41];[.$AC41])" office:value-type="float"/>
          <table:table-cell table:formula="of:=MIN([.$F41];[.$L41];[.$R41];[.$X41];[.$AD41])" office:value-type="float"/>
          <table:table-cell table:formula="of:=MIN([.$G41];[.$M41];[.$S41];[.$Y41];[.$AE41])" office:value-type="float"/>
          <table:table-cell table:formula="of:=MEDIAN([.$B41];[.$H41];[.$N41];[.$T41];[.$Z41])" office:value-type="float"/>
          <table:table-cell table:formula="of:=MEDIAN([.$C41];[.$I41];[.$O41];[.$U41];[.$AA41])" office:value-type="float"/>
          <table:table-cell table:formula="of:=MEDIAN([.$D41];[.$J41];[.$P41];[.$V41];[.$AB41])" office:value-type="float"/>
          <table:table-cell table:formula="of:=MEDIAN([.$E41];[.$K41];[.$Q41];[.$W41];[.$AC41])" office:value-type="float"/>
          <table:table-cell table:formula="of:=MEDIAN([.$F41];[.$L41];[.$R41];[.$X41];[.$AD41])" office:value-type="float"/>
          <table:table-cell table:formula="of:=MEDIAN([.$G41];[.$M41];[.$S41];[.$Y41];[.$AE41])" office:value-type="float"/>
          <table:table-cell table:formula="of:=MAX([.$B41];[.$H41];[.$N41];[.$T41];[.$Z41])" office:value-type="float"/>
          <table:table-cell table:formula="of:=MAX([.$C41];[.$I41];[.$O41];[.$U41];[.$AA41])" office:value-type="float"/>
          <table:table-cell table:formula="of:=MAX([.$D41];[.$J41];[.$P41];[.$V41];[.$AB41])" office:value-type="float"/>
          <table:table-cell table:formula="of:=MAX([.$E41];[.$K41];[.$Q41];[.$W41];[.$AC41])" office:value-type="float"/>
          <table:table-cell table:formula="of:=MAX([.$F41];[.$L41];[.$R41];[.$X41];[.$AD41])" office:value-type="float"/>
          <table:table-cell table:formula="of:=MAX([.$G41];[.$M41];[.$S41];[.$Y41];[.$AE41])" office:value-type="float"/>
        </table:table-row>
        <table:table-row table:style-name="ro1">
          <table:table-cell office:value-type="string">
            <text:p>3x3/instances/app167-339-3-6.facts</text:p>
          </table:table-cell>
          <table:table-cell table:style-name="cellWorst" office:value-type="float" office:value="349.1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246.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226.6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277.7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style-name="cellBest" office:value-type="float" office:value="42.03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formula="of:=MIN([.$B42];[.$H42];[.$N42];[.$T42];[.$Z42])" office:value-type="float"/>
          <table:table-cell table:formula="of:=MIN([.$C42];[.$I42];[.$O42];[.$U42];[.$AA42])" office:value-type="float"/>
          <table:table-cell table:formula="of:=MIN([.$D42];[.$J42];[.$P42];[.$V42];[.$AB42])" office:value-type="float"/>
          <table:table-cell table:formula="of:=MIN([.$E42];[.$K42];[.$Q42];[.$W42];[.$AC42])" office:value-type="float"/>
          <table:table-cell table:formula="of:=MIN([.$F42];[.$L42];[.$R42];[.$X42];[.$AD42])" office:value-type="float"/>
          <table:table-cell table:formula="of:=MIN([.$G42];[.$M42];[.$S42];[.$Y42];[.$AE42])" office:value-type="float"/>
          <table:table-cell table:formula="of:=MEDIAN([.$B42];[.$H42];[.$N42];[.$T42];[.$Z42])" office:value-type="float"/>
          <table:table-cell table:formula="of:=MEDIAN([.$C42];[.$I42];[.$O42];[.$U42];[.$AA42])" office:value-type="float"/>
          <table:table-cell table:formula="of:=MEDIAN([.$D42];[.$J42];[.$P42];[.$V42];[.$AB42])" office:value-type="float"/>
          <table:table-cell table:formula="of:=MEDIAN([.$E42];[.$K42];[.$Q42];[.$W42];[.$AC42])" office:value-type="float"/>
          <table:table-cell table:formula="of:=MEDIAN([.$F42];[.$L42];[.$R42];[.$X42];[.$AD42])" office:value-type="float"/>
          <table:table-cell table:formula="of:=MEDIAN([.$G42];[.$M42];[.$S42];[.$Y42];[.$AE42])" office:value-type="float"/>
          <table:table-cell table:formula="of:=MAX([.$B42];[.$H42];[.$N42];[.$T42];[.$Z42])" office:value-type="float"/>
          <table:table-cell table:formula="of:=MAX([.$C42];[.$I42];[.$O42];[.$U42];[.$AA42])" office:value-type="float"/>
          <table:table-cell table:formula="of:=MAX([.$D42];[.$J42];[.$P42];[.$V42];[.$AB42])" office:value-type="float"/>
          <table:table-cell table:formula="of:=MAX([.$E42];[.$K42];[.$Q42];[.$W42];[.$AC42])" office:value-type="float"/>
          <table:table-cell table:formula="of:=MAX([.$F42];[.$L42];[.$R42];[.$X42];[.$AD42])" office:value-type="float"/>
          <table:table-cell table:formula="of:=MAX([.$G42];[.$M42];[.$S42];[.$Y42];[.$AE42])" office:value-type="float"/>
        </table:table-row>
        <table:table-row table:style-name="ro1">
          <table:table-cell office:value-type="string">
            <text:p>3x3/instances/app18-379-7-6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3];[.$H43];[.$N43];[.$T43];[.$Z43])" office:value-type="float"/>
          <table:table-cell table:formula="of:=MIN([.$C43];[.$I43];[.$O43];[.$U43];[.$AA43])" office:value-type="float"/>
          <table:table-cell table:formula="of:=MIN([.$D43];[.$J43];[.$P43];[.$V43];[.$AB43])" office:value-type="float"/>
          <table:table-cell table:formula="of:=MIN([.$E43];[.$K43];[.$Q43];[.$W43];[.$AC43])" office:value-type="float"/>
          <table:table-cell table:formula="of:=MIN([.$F43];[.$L43];[.$R43];[.$X43];[.$AD43])" office:value-type="float"/>
          <table:table-cell table:formula="of:=MIN([.$G43];[.$M43];[.$S43];[.$Y43];[.$AE43])" office:value-type="float"/>
          <table:table-cell table:formula="of:=MEDIAN([.$B43];[.$H43];[.$N43];[.$T43];[.$Z43])" office:value-type="float"/>
          <table:table-cell table:formula="of:=MEDIAN([.$C43];[.$I43];[.$O43];[.$U43];[.$AA43])" office:value-type="float"/>
          <table:table-cell table:formula="of:=MEDIAN([.$D43];[.$J43];[.$P43];[.$V43];[.$AB43])" office:value-type="float"/>
          <table:table-cell table:formula="of:=MEDIAN([.$E43];[.$K43];[.$Q43];[.$W43];[.$AC43])" office:value-type="float"/>
          <table:table-cell table:formula="of:=MEDIAN([.$F43];[.$L43];[.$R43];[.$X43];[.$AD43])" office:value-type="float"/>
          <table:table-cell table:formula="of:=MEDIAN([.$G43];[.$M43];[.$S43];[.$Y43];[.$AE43])" office:value-type="float"/>
          <table:table-cell table:formula="of:=MAX([.$B43];[.$H43];[.$N43];[.$T43];[.$Z43])" office:value-type="float"/>
          <table:table-cell table:formula="of:=MAX([.$C43];[.$I43];[.$O43];[.$U43];[.$AA43])" office:value-type="float"/>
          <table:table-cell table:formula="of:=MAX([.$D43];[.$J43];[.$P43];[.$V43];[.$AB43])" office:value-type="float"/>
          <table:table-cell table:formula="of:=MAX([.$E43];[.$K43];[.$Q43];[.$W43];[.$AC43])" office:value-type="float"/>
          <table:table-cell table:formula="of:=MAX([.$F43];[.$L43];[.$R43];[.$X43];[.$AD43])" office:value-type="float"/>
          <table:table-cell table:formula="of:=MAX([.$G43];[.$M43];[.$S43];[.$Y43];[.$AE43])" office:value-type="float"/>
        </table:table-row>
        <table:table-row table:style-name="ro1">
          <table:table-cell office:value-type="string">
            <text:p>3x3/instances/app19-400-5-4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4];[.$H44];[.$N44];[.$T44];[.$Z44])" office:value-type="float"/>
          <table:table-cell table:formula="of:=MIN([.$C44];[.$I44];[.$O44];[.$U44];[.$AA44])" office:value-type="float"/>
          <table:table-cell table:formula="of:=MIN([.$D44];[.$J44];[.$P44];[.$V44];[.$AB44])" office:value-type="float"/>
          <table:table-cell table:formula="of:=MIN([.$E44];[.$K44];[.$Q44];[.$W44];[.$AC44])" office:value-type="float"/>
          <table:table-cell table:formula="of:=MIN([.$F44];[.$L44];[.$R44];[.$X44];[.$AD44])" office:value-type="float"/>
          <table:table-cell table:formula="of:=MIN([.$G44];[.$M44];[.$S44];[.$Y44];[.$AE44])" office:value-type="float"/>
          <table:table-cell table:formula="of:=MEDIAN([.$B44];[.$H44];[.$N44];[.$T44];[.$Z44])" office:value-type="float"/>
          <table:table-cell table:formula="of:=MEDIAN([.$C44];[.$I44];[.$O44];[.$U44];[.$AA44])" office:value-type="float"/>
          <table:table-cell table:formula="of:=MEDIAN([.$D44];[.$J44];[.$P44];[.$V44];[.$AB44])" office:value-type="float"/>
          <table:table-cell table:formula="of:=MEDIAN([.$E44];[.$K44];[.$Q44];[.$W44];[.$AC44])" office:value-type="float"/>
          <table:table-cell table:formula="of:=MEDIAN([.$F44];[.$L44];[.$R44];[.$X44];[.$AD44])" office:value-type="float"/>
          <table:table-cell table:formula="of:=MEDIAN([.$G44];[.$M44];[.$S44];[.$Y44];[.$AE44])" office:value-type="float"/>
          <table:table-cell table:formula="of:=MAX([.$B44];[.$H44];[.$N44];[.$T44];[.$Z44])" office:value-type="float"/>
          <table:table-cell table:formula="of:=MAX([.$C44];[.$I44];[.$O44];[.$U44];[.$AA44])" office:value-type="float"/>
          <table:table-cell table:formula="of:=MAX([.$D44];[.$J44];[.$P44];[.$V44];[.$AB44])" office:value-type="float"/>
          <table:table-cell table:formula="of:=MAX([.$E44];[.$K44];[.$Q44];[.$W44];[.$AC44])" office:value-type="float"/>
          <table:table-cell table:formula="of:=MAX([.$F44];[.$L44];[.$R44];[.$X44];[.$AD44])" office:value-type="float"/>
          <table:table-cell table:formula="of:=MAX([.$G44];[.$M44];[.$S44];[.$Y44];[.$AE44])" office:value-type="float"/>
        </table:table-row>
        <table:table-row table:style-name="ro1">
          <table:table-cell office:value-type="string">
            <text:p>3x3/instances/app196-210-3-6.facts</text:p>
          </table:table-cell>
          <table:table-cell office:value-type="float" office:value="374.9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275.5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style-name="cellBest" office:value-type="float" office:value="263.0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321.2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5];[.$H45];[.$N45];[.$T45];[.$Z45])" office:value-type="float"/>
          <table:table-cell table:formula="of:=MIN([.$C45];[.$I45];[.$O45];[.$U45];[.$AA45])" office:value-type="float"/>
          <table:table-cell table:formula="of:=MIN([.$D45];[.$J45];[.$P45];[.$V45];[.$AB45])" office:value-type="float"/>
          <table:table-cell table:formula="of:=MIN([.$E45];[.$K45];[.$Q45];[.$W45];[.$AC45])" office:value-type="float"/>
          <table:table-cell table:formula="of:=MIN([.$F45];[.$L45];[.$R45];[.$X45];[.$AD45])" office:value-type="float"/>
          <table:table-cell table:formula="of:=MIN([.$G45];[.$M45];[.$S45];[.$Y45];[.$AE45])" office:value-type="float"/>
          <table:table-cell table:formula="of:=MEDIAN([.$B45];[.$H45];[.$N45];[.$T45];[.$Z45])" office:value-type="float"/>
          <table:table-cell table:formula="of:=MEDIAN([.$C45];[.$I45];[.$O45];[.$U45];[.$AA45])" office:value-type="float"/>
          <table:table-cell table:formula="of:=MEDIAN([.$D45];[.$J45];[.$P45];[.$V45];[.$AB45])" office:value-type="float"/>
          <table:table-cell table:formula="of:=MEDIAN([.$E45];[.$K45];[.$Q45];[.$W45];[.$AC45])" office:value-type="float"/>
          <table:table-cell table:formula="of:=MEDIAN([.$F45];[.$L45];[.$R45];[.$X45];[.$AD45])" office:value-type="float"/>
          <table:table-cell table:formula="of:=MEDIAN([.$G45];[.$M45];[.$S45];[.$Y45];[.$AE45])" office:value-type="float"/>
          <table:table-cell table:formula="of:=MAX([.$B45];[.$H45];[.$N45];[.$T45];[.$Z45])" office:value-type="float"/>
          <table:table-cell table:formula="of:=MAX([.$C45];[.$I45];[.$O45];[.$U45];[.$AA45])" office:value-type="float"/>
          <table:table-cell table:formula="of:=MAX([.$D45];[.$J45];[.$P45];[.$V45];[.$AB45])" office:value-type="float"/>
          <table:table-cell table:formula="of:=MAX([.$E45];[.$K45];[.$Q45];[.$W45];[.$AC45])" office:value-type="float"/>
          <table:table-cell table:formula="of:=MAX([.$F45];[.$L45];[.$R45];[.$X45];[.$AD45])" office:value-type="float"/>
          <table:table-cell table:formula="of:=MAX([.$G45];[.$M45];[.$S45];[.$Y45];[.$AE45])" office:value-type="float"/>
        </table:table-row>
        <table:table-row table:style-name="ro1">
          <table:table-cell office:value-type="string">
            <text:p>3x3/instances/app41-400-5-4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6];[.$H46];[.$N46];[.$T46];[.$Z46])" office:value-type="float"/>
          <table:table-cell table:formula="of:=MIN([.$C46];[.$I46];[.$O46];[.$U46];[.$AA46])" office:value-type="float"/>
          <table:table-cell table:formula="of:=MIN([.$D46];[.$J46];[.$P46];[.$V46];[.$AB46])" office:value-type="float"/>
          <table:table-cell table:formula="of:=MIN([.$E46];[.$K46];[.$Q46];[.$W46];[.$AC46])" office:value-type="float"/>
          <table:table-cell table:formula="of:=MIN([.$F46];[.$L46];[.$R46];[.$X46];[.$AD46])" office:value-type="float"/>
          <table:table-cell table:formula="of:=MIN([.$G46];[.$M46];[.$S46];[.$Y46];[.$AE46])" office:value-type="float"/>
          <table:table-cell table:formula="of:=MEDIAN([.$B46];[.$H46];[.$N46];[.$T46];[.$Z46])" office:value-type="float"/>
          <table:table-cell table:formula="of:=MEDIAN([.$C46];[.$I46];[.$O46];[.$U46];[.$AA46])" office:value-type="float"/>
          <table:table-cell table:formula="of:=MEDIAN([.$D46];[.$J46];[.$P46];[.$V46];[.$AB46])" office:value-type="float"/>
          <table:table-cell table:formula="of:=MEDIAN([.$E46];[.$K46];[.$Q46];[.$W46];[.$AC46])" office:value-type="float"/>
          <table:table-cell table:formula="of:=MEDIAN([.$F46];[.$L46];[.$R46];[.$X46];[.$AD46])" office:value-type="float"/>
          <table:table-cell table:formula="of:=MEDIAN([.$G46];[.$M46];[.$S46];[.$Y46];[.$AE46])" office:value-type="float"/>
          <table:table-cell table:formula="of:=MAX([.$B46];[.$H46];[.$N46];[.$T46];[.$Z46])" office:value-type="float"/>
          <table:table-cell table:formula="of:=MAX([.$C46];[.$I46];[.$O46];[.$U46];[.$AA46])" office:value-type="float"/>
          <table:table-cell table:formula="of:=MAX([.$D46];[.$J46];[.$P46];[.$V46];[.$AB46])" office:value-type="float"/>
          <table:table-cell table:formula="of:=MAX([.$E46];[.$K46];[.$Q46];[.$W46];[.$AC46])" office:value-type="float"/>
          <table:table-cell table:formula="of:=MAX([.$F46];[.$L46];[.$R46];[.$X46];[.$AD46])" office:value-type="float"/>
          <table:table-cell table:formula="of:=MAX([.$G46];[.$M46];[.$S46];[.$Y46];[.$AE46])" office:value-type="float"/>
        </table:table-row>
        <table:table-row table:style-name="ro1">
          <table:table-cell office:value-type="string">
            <text:p>3x3/instances/app44-219-5-4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276.9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7];[.$H47];[.$N47];[.$T47];[.$Z47])" office:value-type="float"/>
          <table:table-cell table:formula="of:=MIN([.$C47];[.$I47];[.$O47];[.$U47];[.$AA47])" office:value-type="float"/>
          <table:table-cell table:formula="of:=MIN([.$D47];[.$J47];[.$P47];[.$V47];[.$AB47])" office:value-type="float"/>
          <table:table-cell table:formula="of:=MIN([.$E47];[.$K47];[.$Q47];[.$W47];[.$AC47])" office:value-type="float"/>
          <table:table-cell table:formula="of:=MIN([.$F47];[.$L47];[.$R47];[.$X47];[.$AD47])" office:value-type="float"/>
          <table:table-cell table:formula="of:=MIN([.$G47];[.$M47];[.$S47];[.$Y47];[.$AE47])" office:value-type="float"/>
          <table:table-cell table:formula="of:=MEDIAN([.$B47];[.$H47];[.$N47];[.$T47];[.$Z47])" office:value-type="float"/>
          <table:table-cell table:formula="of:=MEDIAN([.$C47];[.$I47];[.$O47];[.$U47];[.$AA47])" office:value-type="float"/>
          <table:table-cell table:formula="of:=MEDIAN([.$D47];[.$J47];[.$P47];[.$V47];[.$AB47])" office:value-type="float"/>
          <table:table-cell table:formula="of:=MEDIAN([.$E47];[.$K47];[.$Q47];[.$W47];[.$AC47])" office:value-type="float"/>
          <table:table-cell table:formula="of:=MEDIAN([.$F47];[.$L47];[.$R47];[.$X47];[.$AD47])" office:value-type="float"/>
          <table:table-cell table:formula="of:=MEDIAN([.$G47];[.$M47];[.$S47];[.$Y47];[.$AE47])" office:value-type="float"/>
          <table:table-cell table:formula="of:=MAX([.$B47];[.$H47];[.$N47];[.$T47];[.$Z47])" office:value-type="float"/>
          <table:table-cell table:formula="of:=MAX([.$C47];[.$I47];[.$O47];[.$U47];[.$AA47])" office:value-type="float"/>
          <table:table-cell table:formula="of:=MAX([.$D47];[.$J47];[.$P47];[.$V47];[.$AB47])" office:value-type="float"/>
          <table:table-cell table:formula="of:=MAX([.$E47];[.$K47];[.$Q47];[.$W47];[.$AC47])" office:value-type="float"/>
          <table:table-cell table:formula="of:=MAX([.$F47];[.$L47];[.$R47];[.$X47];[.$AD47])" office:value-type="float"/>
          <table:table-cell table:formula="of:=MAX([.$G47];[.$M47];[.$S47];[.$Y47];[.$AE47])" office:value-type="float"/>
        </table:table-row>
        <table:table-row table:style-name="ro1">
          <table:table-cell office:value-type="string">
            <text:p>3x3/instances/app47-219-3-2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2568.0"/>
          <table:table-cell table:formula="of:=MIN([.$B48];[.$H48];[.$N48];[.$T48];[.$Z48])" office:value-type="float"/>
          <table:table-cell table:formula="of:=MIN([.$C48];[.$I48];[.$O48];[.$U48];[.$AA48])" office:value-type="float"/>
          <table:table-cell table:formula="of:=MIN([.$D48];[.$J48];[.$P48];[.$V48];[.$AB48])" office:value-type="float"/>
          <table:table-cell table:formula="of:=MIN([.$E48];[.$K48];[.$Q48];[.$W48];[.$AC48])" office:value-type="float"/>
          <table:table-cell table:formula="of:=MIN([.$F48];[.$L48];[.$R48];[.$X48];[.$AD48])" office:value-type="float"/>
          <table:table-cell table:formula="of:=MIN([.$G48];[.$M48];[.$S48];[.$Y48];[.$AE48])" office:value-type="float"/>
          <table:table-cell table:formula="of:=MEDIAN([.$B48];[.$H48];[.$N48];[.$T48];[.$Z48])" office:value-type="float"/>
          <table:table-cell table:formula="of:=MEDIAN([.$C48];[.$I48];[.$O48];[.$U48];[.$AA48])" office:value-type="float"/>
          <table:table-cell table:formula="of:=MEDIAN([.$D48];[.$J48];[.$P48];[.$V48];[.$AB48])" office:value-type="float"/>
          <table:table-cell table:formula="of:=MEDIAN([.$E48];[.$K48];[.$Q48];[.$W48];[.$AC48])" office:value-type="float"/>
          <table:table-cell table:formula="of:=MEDIAN([.$F48];[.$L48];[.$R48];[.$X48];[.$AD48])" office:value-type="float"/>
          <table:table-cell table:formula="of:=MEDIAN([.$G48];[.$M48];[.$S48];[.$Y48];[.$AE48])" office:value-type="float"/>
          <table:table-cell table:formula="of:=MAX([.$B48];[.$H48];[.$N48];[.$T48];[.$Z48])" office:value-type="float"/>
          <table:table-cell table:formula="of:=MAX([.$C48];[.$I48];[.$O48];[.$U48];[.$AA48])" office:value-type="float"/>
          <table:table-cell table:formula="of:=MAX([.$D48];[.$J48];[.$P48];[.$V48];[.$AB48])" office:value-type="float"/>
          <table:table-cell table:formula="of:=MAX([.$E48];[.$K48];[.$Q48];[.$W48];[.$AC48])" office:value-type="float"/>
          <table:table-cell table:formula="of:=MAX([.$F48];[.$L48];[.$R48];[.$X48];[.$AD48])" office:value-type="float"/>
          <table:table-cell table:formula="of:=MAX([.$G48];[.$M48];[.$S48];[.$Y48];[.$AE48])" office:value-type="float"/>
        </table:table-row>
        <table:table-row table:style-name="ro1">
          <table:table-cell office:value-type="string">
            <text:p>3x3/instances/app49-210-5-4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9];[.$H49];[.$N49];[.$T49];[.$Z49])" office:value-type="float"/>
          <table:table-cell table:formula="of:=MIN([.$C49];[.$I49];[.$O49];[.$U49];[.$AA49])" office:value-type="float"/>
          <table:table-cell table:formula="of:=MIN([.$D49];[.$J49];[.$P49];[.$V49];[.$AB49])" office:value-type="float"/>
          <table:table-cell table:formula="of:=MIN([.$E49];[.$K49];[.$Q49];[.$W49];[.$AC49])" office:value-type="float"/>
          <table:table-cell table:formula="of:=MIN([.$F49];[.$L49];[.$R49];[.$X49];[.$AD49])" office:value-type="float"/>
          <table:table-cell table:formula="of:=MIN([.$G49];[.$M49];[.$S49];[.$Y49];[.$AE49])" office:value-type="float"/>
          <table:table-cell table:formula="of:=MEDIAN([.$B49];[.$H49];[.$N49];[.$T49];[.$Z49])" office:value-type="float"/>
          <table:table-cell table:formula="of:=MEDIAN([.$C49];[.$I49];[.$O49];[.$U49];[.$AA49])" office:value-type="float"/>
          <table:table-cell table:formula="of:=MEDIAN([.$D49];[.$J49];[.$P49];[.$V49];[.$AB49])" office:value-type="float"/>
          <table:table-cell table:formula="of:=MEDIAN([.$E49];[.$K49];[.$Q49];[.$W49];[.$AC49])" office:value-type="float"/>
          <table:table-cell table:formula="of:=MEDIAN([.$F49];[.$L49];[.$R49];[.$X49];[.$AD49])" office:value-type="float"/>
          <table:table-cell table:formula="of:=MEDIAN([.$G49];[.$M49];[.$S49];[.$Y49];[.$AE49])" office:value-type="float"/>
          <table:table-cell table:formula="of:=MAX([.$B49];[.$H49];[.$N49];[.$T49];[.$Z49])" office:value-type="float"/>
          <table:table-cell table:formula="of:=MAX([.$C49];[.$I49];[.$O49];[.$U49];[.$AA49])" office:value-type="float"/>
          <table:table-cell table:formula="of:=MAX([.$D49];[.$J49];[.$P49];[.$V49];[.$AB49])" office:value-type="float"/>
          <table:table-cell table:formula="of:=MAX([.$E49];[.$K49];[.$Q49];[.$W49];[.$AC49])" office:value-type="float"/>
          <table:table-cell table:formula="of:=MAX([.$F49];[.$L49];[.$R49];[.$X49];[.$AD49])" office:value-type="float"/>
          <table:table-cell table:formula="of:=MAX([.$G49];[.$M49];[.$S49];[.$Y49];[.$AE49])" office:value-type="float"/>
        </table:table-row>
        <table:table-row table:style-name="ro1">
          <table:table-cell office:value-type="string">
            <text:p>3x3/instances/app53-379-7-6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0];[.$H50];[.$N50];[.$T50];[.$Z50])" office:value-type="float"/>
          <table:table-cell table:formula="of:=MIN([.$C50];[.$I50];[.$O50];[.$U50];[.$AA50])" office:value-type="float"/>
          <table:table-cell table:formula="of:=MIN([.$D50];[.$J50];[.$P50];[.$V50];[.$AB50])" office:value-type="float"/>
          <table:table-cell table:formula="of:=MIN([.$E50];[.$K50];[.$Q50];[.$W50];[.$AC50])" office:value-type="float"/>
          <table:table-cell table:formula="of:=MIN([.$F50];[.$L50];[.$R50];[.$X50];[.$AD50])" office:value-type="float"/>
          <table:table-cell table:formula="of:=MIN([.$G50];[.$M50];[.$S50];[.$Y50];[.$AE50])" office:value-type="float"/>
          <table:table-cell table:formula="of:=MEDIAN([.$B50];[.$H50];[.$N50];[.$T50];[.$Z50])" office:value-type="float"/>
          <table:table-cell table:formula="of:=MEDIAN([.$C50];[.$I50];[.$O50];[.$U50];[.$AA50])" office:value-type="float"/>
          <table:table-cell table:formula="of:=MEDIAN([.$D50];[.$J50];[.$P50];[.$V50];[.$AB50])" office:value-type="float"/>
          <table:table-cell table:formula="of:=MEDIAN([.$E50];[.$K50];[.$Q50];[.$W50];[.$AC50])" office:value-type="float"/>
          <table:table-cell table:formula="of:=MEDIAN([.$F50];[.$L50];[.$R50];[.$X50];[.$AD50])" office:value-type="float"/>
          <table:table-cell table:formula="of:=MEDIAN([.$G50];[.$M50];[.$S50];[.$Y50];[.$AE50])" office:value-type="float"/>
          <table:table-cell table:formula="of:=MAX([.$B50];[.$H50];[.$N50];[.$T50];[.$Z50])" office:value-type="float"/>
          <table:table-cell table:formula="of:=MAX([.$C50];[.$I50];[.$O50];[.$U50];[.$AA50])" office:value-type="float"/>
          <table:table-cell table:formula="of:=MAX([.$D50];[.$J50];[.$P50];[.$V50];[.$AB50])" office:value-type="float"/>
          <table:table-cell table:formula="of:=MAX([.$E50];[.$K50];[.$Q50];[.$W50];[.$AC50])" office:value-type="float"/>
          <table:table-cell table:formula="of:=MAX([.$F50];[.$L50];[.$R50];[.$X50];[.$AD50])" office:value-type="float"/>
          <table:table-cell table:formula="of:=MAX([.$G50];[.$M50];[.$S50];[.$Y50];[.$AE50])" office:value-type="float"/>
        </table:table-row>
        <table:table-row table:style-name="ro1">
          <table:table-cell office:value-type="string">
            <text:p>3x3/instances/app58-259-7-6.facts</text:p>
          </table:table-cell>
          <table:table-cell office:value-type="float" office:value="17.14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17.03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16.3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Best" office:value-type="float" office:value="12.4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1];[.$H51];[.$N51];[.$T51];[.$Z51])" office:value-type="float"/>
          <table:table-cell table:formula="of:=MIN([.$C51];[.$I51];[.$O51];[.$U51];[.$AA51])" office:value-type="float"/>
          <table:table-cell table:formula="of:=MIN([.$D51];[.$J51];[.$P51];[.$V51];[.$AB51])" office:value-type="float"/>
          <table:table-cell table:formula="of:=MIN([.$E51];[.$K51];[.$Q51];[.$W51];[.$AC51])" office:value-type="float"/>
          <table:table-cell table:formula="of:=MIN([.$F51];[.$L51];[.$R51];[.$X51];[.$AD51])" office:value-type="float"/>
          <table:table-cell table:formula="of:=MIN([.$G51];[.$M51];[.$S51];[.$Y51];[.$AE51])" office:value-type="float"/>
          <table:table-cell table:formula="of:=MEDIAN([.$B51];[.$H51];[.$N51];[.$T51];[.$Z51])" office:value-type="float"/>
          <table:table-cell table:formula="of:=MEDIAN([.$C51];[.$I51];[.$O51];[.$U51];[.$AA51])" office:value-type="float"/>
          <table:table-cell table:formula="of:=MEDIAN([.$D51];[.$J51];[.$P51];[.$V51];[.$AB51])" office:value-type="float"/>
          <table:table-cell table:formula="of:=MEDIAN([.$E51];[.$K51];[.$Q51];[.$W51];[.$AC51])" office:value-type="float"/>
          <table:table-cell table:formula="of:=MEDIAN([.$F51];[.$L51];[.$R51];[.$X51];[.$AD51])" office:value-type="float"/>
          <table:table-cell table:formula="of:=MEDIAN([.$G51];[.$M51];[.$S51];[.$Y51];[.$AE51])" office:value-type="float"/>
          <table:table-cell table:formula="of:=MAX([.$B51];[.$H51];[.$N51];[.$T51];[.$Z51])" office:value-type="float"/>
          <table:table-cell table:formula="of:=MAX([.$C51];[.$I51];[.$O51];[.$U51];[.$AA51])" office:value-type="float"/>
          <table:table-cell table:formula="of:=MAX([.$D51];[.$J51];[.$P51];[.$V51];[.$AB51])" office:value-type="float"/>
          <table:table-cell table:formula="of:=MAX([.$E51];[.$K51];[.$Q51];[.$W51];[.$AC51])" office:value-type="float"/>
          <table:table-cell table:formula="of:=MAX([.$F51];[.$L51];[.$R51];[.$X51];[.$AD51])" office:value-type="float"/>
          <table:table-cell table:formula="of:=MAX([.$G51];[.$M51];[.$S51];[.$Y51];[.$AE51])" office:value-type="float"/>
        </table:table-row>
        <table:table-row table:style-name="ro1">
          <table:table-cell office:value-type="string">
            <text:p>3x3/instances/app6-209-10-9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2];[.$H52];[.$N52];[.$T52];[.$Z52])" office:value-type="float"/>
          <table:table-cell table:formula="of:=MIN([.$C52];[.$I52];[.$O52];[.$U52];[.$AA52])" office:value-type="float"/>
          <table:table-cell table:formula="of:=MIN([.$D52];[.$J52];[.$P52];[.$V52];[.$AB52])" office:value-type="float"/>
          <table:table-cell table:formula="of:=MIN([.$E52];[.$K52];[.$Q52];[.$W52];[.$AC52])" office:value-type="float"/>
          <table:table-cell table:formula="of:=MIN([.$F52];[.$L52];[.$R52];[.$X52];[.$AD52])" office:value-type="float"/>
          <table:table-cell table:formula="of:=MIN([.$G52];[.$M52];[.$S52];[.$Y52];[.$AE52])" office:value-type="float"/>
          <table:table-cell table:formula="of:=MEDIAN([.$B52];[.$H52];[.$N52];[.$T52];[.$Z52])" office:value-type="float"/>
          <table:table-cell table:formula="of:=MEDIAN([.$C52];[.$I52];[.$O52];[.$U52];[.$AA52])" office:value-type="float"/>
          <table:table-cell table:formula="of:=MEDIAN([.$D52];[.$J52];[.$P52];[.$V52];[.$AB52])" office:value-type="float"/>
          <table:table-cell table:formula="of:=MEDIAN([.$E52];[.$K52];[.$Q52];[.$W52];[.$AC52])" office:value-type="float"/>
          <table:table-cell table:formula="of:=MEDIAN([.$F52];[.$L52];[.$R52];[.$X52];[.$AD52])" office:value-type="float"/>
          <table:table-cell table:formula="of:=MEDIAN([.$G52];[.$M52];[.$S52];[.$Y52];[.$AE52])" office:value-type="float"/>
          <table:table-cell table:formula="of:=MAX([.$B52];[.$H52];[.$N52];[.$T52];[.$Z52])" office:value-type="float"/>
          <table:table-cell table:formula="of:=MAX([.$C52];[.$I52];[.$O52];[.$U52];[.$AA52])" office:value-type="float"/>
          <table:table-cell table:formula="of:=MAX([.$D52];[.$J52];[.$P52];[.$V52];[.$AB52])" office:value-type="float"/>
          <table:table-cell table:formula="of:=MAX([.$E52];[.$K52];[.$Q52];[.$W52];[.$AC52])" office:value-type="float"/>
          <table:table-cell table:formula="of:=MAX([.$F52];[.$L52];[.$R52];[.$X52];[.$AD52])" office:value-type="float"/>
          <table:table-cell table:formula="of:=MAX([.$G52];[.$M52];[.$S52];[.$Y52];[.$AE52])" office:value-type="float"/>
        </table:table-row>
        <table:table-row table:style-name="ro1">
          <table:table-cell office:value-type="string">
            <text:p>3x3/instances/app63-360-5-4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93.0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Best" office:value-type="float" office:value="133.4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3];[.$H53];[.$N53];[.$T53];[.$Z53])" office:value-type="float"/>
          <table:table-cell table:formula="of:=MIN([.$C53];[.$I53];[.$O53];[.$U53];[.$AA53])" office:value-type="float"/>
          <table:table-cell table:formula="of:=MIN([.$D53];[.$J53];[.$P53];[.$V53];[.$AB53])" office:value-type="float"/>
          <table:table-cell table:formula="of:=MIN([.$E53];[.$K53];[.$Q53];[.$W53];[.$AC53])" office:value-type="float"/>
          <table:table-cell table:formula="of:=MIN([.$F53];[.$L53];[.$R53];[.$X53];[.$AD53])" office:value-type="float"/>
          <table:table-cell table:formula="of:=MIN([.$G53];[.$M53];[.$S53];[.$Y53];[.$AE53])" office:value-type="float"/>
          <table:table-cell table:formula="of:=MEDIAN([.$B53];[.$H53];[.$N53];[.$T53];[.$Z53])" office:value-type="float"/>
          <table:table-cell table:formula="of:=MEDIAN([.$C53];[.$I53];[.$O53];[.$U53];[.$AA53])" office:value-type="float"/>
          <table:table-cell table:formula="of:=MEDIAN([.$D53];[.$J53];[.$P53];[.$V53];[.$AB53])" office:value-type="float"/>
          <table:table-cell table:formula="of:=MEDIAN([.$E53];[.$K53];[.$Q53];[.$W53];[.$AC53])" office:value-type="float"/>
          <table:table-cell table:formula="of:=MEDIAN([.$F53];[.$L53];[.$R53];[.$X53];[.$AD53])" office:value-type="float"/>
          <table:table-cell table:formula="of:=MEDIAN([.$G53];[.$M53];[.$S53];[.$Y53];[.$AE53])" office:value-type="float"/>
          <table:table-cell table:formula="of:=MAX([.$B53];[.$H53];[.$N53];[.$T53];[.$Z53])" office:value-type="float"/>
          <table:table-cell table:formula="of:=MAX([.$C53];[.$I53];[.$O53];[.$U53];[.$AA53])" office:value-type="float"/>
          <table:table-cell table:formula="of:=MAX([.$D53];[.$J53];[.$P53];[.$V53];[.$AB53])" office:value-type="float"/>
          <table:table-cell table:formula="of:=MAX([.$E53];[.$K53];[.$Q53];[.$W53];[.$AC53])" office:value-type="float"/>
          <table:table-cell table:formula="of:=MAX([.$F53];[.$L53];[.$R53];[.$X53];[.$AD53])" office:value-type="float"/>
          <table:table-cell table:formula="of:=MAX([.$G53];[.$M53];[.$S53];[.$Y53];[.$AE53])" office:value-type="float"/>
        </table:table-row>
        <table:table-row table:style-name="ro1">
          <table:table-cell office:value-type="string">
            <text:p>3x3/instances/app71-240-3-2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4];[.$H54];[.$N54];[.$T54];[.$Z54])" office:value-type="float"/>
          <table:table-cell table:formula="of:=MIN([.$C54];[.$I54];[.$O54];[.$U54];[.$AA54])" office:value-type="float"/>
          <table:table-cell table:formula="of:=MIN([.$D54];[.$J54];[.$P54];[.$V54];[.$AB54])" office:value-type="float"/>
          <table:table-cell table:formula="of:=MIN([.$E54];[.$K54];[.$Q54];[.$W54];[.$AC54])" office:value-type="float"/>
          <table:table-cell table:formula="of:=MIN([.$F54];[.$L54];[.$R54];[.$X54];[.$AD54])" office:value-type="float"/>
          <table:table-cell table:formula="of:=MIN([.$G54];[.$M54];[.$S54];[.$Y54];[.$AE54])" office:value-type="float"/>
          <table:table-cell table:formula="of:=MEDIAN([.$B54];[.$H54];[.$N54];[.$T54];[.$Z54])" office:value-type="float"/>
          <table:table-cell table:formula="of:=MEDIAN([.$C54];[.$I54];[.$O54];[.$U54];[.$AA54])" office:value-type="float"/>
          <table:table-cell table:formula="of:=MEDIAN([.$D54];[.$J54];[.$P54];[.$V54];[.$AB54])" office:value-type="float"/>
          <table:table-cell table:formula="of:=MEDIAN([.$E54];[.$K54];[.$Q54];[.$W54];[.$AC54])" office:value-type="float"/>
          <table:table-cell table:formula="of:=MEDIAN([.$F54];[.$L54];[.$R54];[.$X54];[.$AD54])" office:value-type="float"/>
          <table:table-cell table:formula="of:=MEDIAN([.$G54];[.$M54];[.$S54];[.$Y54];[.$AE54])" office:value-type="float"/>
          <table:table-cell table:formula="of:=MAX([.$B54];[.$H54];[.$N54];[.$T54];[.$Z54])" office:value-type="float"/>
          <table:table-cell table:formula="of:=MAX([.$C54];[.$I54];[.$O54];[.$U54];[.$AA54])" office:value-type="float"/>
          <table:table-cell table:formula="of:=MAX([.$D54];[.$J54];[.$P54];[.$V54];[.$AB54])" office:value-type="float"/>
          <table:table-cell table:formula="of:=MAX([.$E54];[.$K54];[.$Q54];[.$W54];[.$AC54])" office:value-type="float"/>
          <table:table-cell table:formula="of:=MAX([.$F54];[.$L54];[.$R54];[.$X54];[.$AD54])" office:value-type="float"/>
          <table:table-cell table:formula="of:=MAX([.$G54];[.$M54];[.$S54];[.$Y54];[.$AE54])" office:value-type="float"/>
        </table:table-row>
        <table:table-row table:style-name="ro1">
          <table:table-cell office:value-type="string">
            <text:p>3x3/instances/app72-219-3-2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2568.0"/>
          <table:table-cell table:formula="of:=MIN([.$B55];[.$H55];[.$N55];[.$T55];[.$Z55])" office:value-type="float"/>
          <table:table-cell table:formula="of:=MIN([.$C55];[.$I55];[.$O55];[.$U55];[.$AA55])" office:value-type="float"/>
          <table:table-cell table:formula="of:=MIN([.$D55];[.$J55];[.$P55];[.$V55];[.$AB55])" office:value-type="float"/>
          <table:table-cell table:formula="of:=MIN([.$E55];[.$K55];[.$Q55];[.$W55];[.$AC55])" office:value-type="float"/>
          <table:table-cell table:formula="of:=MIN([.$F55];[.$L55];[.$R55];[.$X55];[.$AD55])" office:value-type="float"/>
          <table:table-cell table:formula="of:=MIN([.$G55];[.$M55];[.$S55];[.$Y55];[.$AE55])" office:value-type="float"/>
          <table:table-cell table:formula="of:=MEDIAN([.$B55];[.$H55];[.$N55];[.$T55];[.$Z55])" office:value-type="float"/>
          <table:table-cell table:formula="of:=MEDIAN([.$C55];[.$I55];[.$O55];[.$U55];[.$AA55])" office:value-type="float"/>
          <table:table-cell table:formula="of:=MEDIAN([.$D55];[.$J55];[.$P55];[.$V55];[.$AB55])" office:value-type="float"/>
          <table:table-cell table:formula="of:=MEDIAN([.$E55];[.$K55];[.$Q55];[.$W55];[.$AC55])" office:value-type="float"/>
          <table:table-cell table:formula="of:=MEDIAN([.$F55];[.$L55];[.$R55];[.$X55];[.$AD55])" office:value-type="float"/>
          <table:table-cell table:formula="of:=MEDIAN([.$G55];[.$M55];[.$S55];[.$Y55];[.$AE55])" office:value-type="float"/>
          <table:table-cell table:formula="of:=MAX([.$B55];[.$H55];[.$N55];[.$T55];[.$Z55])" office:value-type="float"/>
          <table:table-cell table:formula="of:=MAX([.$C55];[.$I55];[.$O55];[.$U55];[.$AA55])" office:value-type="float"/>
          <table:table-cell table:formula="of:=MAX([.$D55];[.$J55];[.$P55];[.$V55];[.$AB55])" office:value-type="float"/>
          <table:table-cell table:formula="of:=MAX([.$E55];[.$K55];[.$Q55];[.$W55];[.$AC55])" office:value-type="float"/>
          <table:table-cell table:formula="of:=MAX([.$F55];[.$L55];[.$R55];[.$X55];[.$AD55])" office:value-type="float"/>
          <table:table-cell table:formula="of:=MAX([.$G55];[.$M55];[.$S55];[.$Y55];[.$AE55])" office:value-type="float"/>
        </table:table-row>
        <table:table-row table:style-name="ro1">
          <table:table-cell office:value-type="string">
            <text:p>3x3/instances/app76-210-5-4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6];[.$H56];[.$N56];[.$T56];[.$Z56])" office:value-type="float"/>
          <table:table-cell table:formula="of:=MIN([.$C56];[.$I56];[.$O56];[.$U56];[.$AA56])" office:value-type="float"/>
          <table:table-cell table:formula="of:=MIN([.$D56];[.$J56];[.$P56];[.$V56];[.$AB56])" office:value-type="float"/>
          <table:table-cell table:formula="of:=MIN([.$E56];[.$K56];[.$Q56];[.$W56];[.$AC56])" office:value-type="float"/>
          <table:table-cell table:formula="of:=MIN([.$F56];[.$L56];[.$R56];[.$X56];[.$AD56])" office:value-type="float"/>
          <table:table-cell table:formula="of:=MIN([.$G56];[.$M56];[.$S56];[.$Y56];[.$AE56])" office:value-type="float"/>
          <table:table-cell table:formula="of:=MEDIAN([.$B56];[.$H56];[.$N56];[.$T56];[.$Z56])" office:value-type="float"/>
          <table:table-cell table:formula="of:=MEDIAN([.$C56];[.$I56];[.$O56];[.$U56];[.$AA56])" office:value-type="float"/>
          <table:table-cell table:formula="of:=MEDIAN([.$D56];[.$J56];[.$P56];[.$V56];[.$AB56])" office:value-type="float"/>
          <table:table-cell table:formula="of:=MEDIAN([.$E56];[.$K56];[.$Q56];[.$W56];[.$AC56])" office:value-type="float"/>
          <table:table-cell table:formula="of:=MEDIAN([.$F56];[.$L56];[.$R56];[.$X56];[.$AD56])" office:value-type="float"/>
          <table:table-cell table:formula="of:=MEDIAN([.$G56];[.$M56];[.$S56];[.$Y56];[.$AE56])" office:value-type="float"/>
          <table:table-cell table:formula="of:=MAX([.$B56];[.$H56];[.$N56];[.$T56];[.$Z56])" office:value-type="float"/>
          <table:table-cell table:formula="of:=MAX([.$C56];[.$I56];[.$O56];[.$U56];[.$AA56])" office:value-type="float"/>
          <table:table-cell table:formula="of:=MAX([.$D56];[.$J56];[.$P56];[.$V56];[.$AB56])" office:value-type="float"/>
          <table:table-cell table:formula="of:=MAX([.$E56];[.$K56];[.$Q56];[.$W56];[.$AC56])" office:value-type="float"/>
          <table:table-cell table:formula="of:=MAX([.$F56];[.$L56];[.$R56];[.$X56];[.$AD56])" office:value-type="float"/>
          <table:table-cell table:formula="of:=MAX([.$G56];[.$M56];[.$S56];[.$Y56];[.$AE56])" office:value-type="float"/>
        </table:table-row>
        <table:table-row table:style-name="ro1">
          <table:table-cell office:value-type="string">
            <text:p>3x3/instances/app8-240-5-4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754.2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51.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7];[.$H57];[.$N57];[.$T57];[.$Z57])" office:value-type="float"/>
          <table:table-cell table:formula="of:=MIN([.$C57];[.$I57];[.$O57];[.$U57];[.$AA57])" office:value-type="float"/>
          <table:table-cell table:formula="of:=MIN([.$D57];[.$J57];[.$P57];[.$V57];[.$AB57])" office:value-type="float"/>
          <table:table-cell table:formula="of:=MIN([.$E57];[.$K57];[.$Q57];[.$W57];[.$AC57])" office:value-type="float"/>
          <table:table-cell table:formula="of:=MIN([.$F57];[.$L57];[.$R57];[.$X57];[.$AD57])" office:value-type="float"/>
          <table:table-cell table:formula="of:=MIN([.$G57];[.$M57];[.$S57];[.$Y57];[.$AE57])" office:value-type="float"/>
          <table:table-cell table:formula="of:=MEDIAN([.$B57];[.$H57];[.$N57];[.$T57];[.$Z57])" office:value-type="float"/>
          <table:table-cell table:formula="of:=MEDIAN([.$C57];[.$I57];[.$O57];[.$U57];[.$AA57])" office:value-type="float"/>
          <table:table-cell table:formula="of:=MEDIAN([.$D57];[.$J57];[.$P57];[.$V57];[.$AB57])" office:value-type="float"/>
          <table:table-cell table:formula="of:=MEDIAN([.$E57];[.$K57];[.$Q57];[.$W57];[.$AC57])" office:value-type="float"/>
          <table:table-cell table:formula="of:=MEDIAN([.$F57];[.$L57];[.$R57];[.$X57];[.$AD57])" office:value-type="float"/>
          <table:table-cell table:formula="of:=MEDIAN([.$G57];[.$M57];[.$S57];[.$Y57];[.$AE57])" office:value-type="float"/>
          <table:table-cell table:formula="of:=MAX([.$B57];[.$H57];[.$N57];[.$T57];[.$Z57])" office:value-type="float"/>
          <table:table-cell table:formula="of:=MAX([.$C57];[.$I57];[.$O57];[.$U57];[.$AA57])" office:value-type="float"/>
          <table:table-cell table:formula="of:=MAX([.$D57];[.$J57];[.$P57];[.$V57];[.$AB57])" office:value-type="float"/>
          <table:table-cell table:formula="of:=MAX([.$E57];[.$K57];[.$Q57];[.$W57];[.$AC57])" office:value-type="float"/>
          <table:table-cell table:formula="of:=MAX([.$F57];[.$L57];[.$R57];[.$X57];[.$AD57])" office:value-type="float"/>
          <table:table-cell table:formula="of:=MAX([.$G57];[.$M57];[.$S57];[.$Y57];[.$AE57])" office:value-type="float"/>
        </table:table-row>
        <table:table-row table:style-name="ro1">
          <table:table-cell office:value-type="string">
            <text:p>3x3/instances/app84-240-3-2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8];[.$H58];[.$N58];[.$T58];[.$Z58])" office:value-type="float"/>
          <table:table-cell table:formula="of:=MIN([.$C58];[.$I58];[.$O58];[.$U58];[.$AA58])" office:value-type="float"/>
          <table:table-cell table:formula="of:=MIN([.$D58];[.$J58];[.$P58];[.$V58];[.$AB58])" office:value-type="float"/>
          <table:table-cell table:formula="of:=MIN([.$E58];[.$K58];[.$Q58];[.$W58];[.$AC58])" office:value-type="float"/>
          <table:table-cell table:formula="of:=MIN([.$F58];[.$L58];[.$R58];[.$X58];[.$AD58])" office:value-type="float"/>
          <table:table-cell table:formula="of:=MIN([.$G58];[.$M58];[.$S58];[.$Y58];[.$AE58])" office:value-type="float"/>
          <table:table-cell table:formula="of:=MEDIAN([.$B58];[.$H58];[.$N58];[.$T58];[.$Z58])" office:value-type="float"/>
          <table:table-cell table:formula="of:=MEDIAN([.$C58];[.$I58];[.$O58];[.$U58];[.$AA58])" office:value-type="float"/>
          <table:table-cell table:formula="of:=MEDIAN([.$D58];[.$J58];[.$P58];[.$V58];[.$AB58])" office:value-type="float"/>
          <table:table-cell table:formula="of:=MEDIAN([.$E58];[.$K58];[.$Q58];[.$W58];[.$AC58])" office:value-type="float"/>
          <table:table-cell table:formula="of:=MEDIAN([.$F58];[.$L58];[.$R58];[.$X58];[.$AD58])" office:value-type="float"/>
          <table:table-cell table:formula="of:=MEDIAN([.$G58];[.$M58];[.$S58];[.$Y58];[.$AE58])" office:value-type="float"/>
          <table:table-cell table:formula="of:=MAX([.$B58];[.$H58];[.$N58];[.$T58];[.$Z58])" office:value-type="float"/>
          <table:table-cell table:formula="of:=MAX([.$C58];[.$I58];[.$O58];[.$U58];[.$AA58])" office:value-type="float"/>
          <table:table-cell table:formula="of:=MAX([.$D58];[.$J58];[.$P58];[.$V58];[.$AB58])" office:value-type="float"/>
          <table:table-cell table:formula="of:=MAX([.$E58];[.$K58];[.$Q58];[.$W58];[.$AC58])" office:value-type="float"/>
          <table:table-cell table:formula="of:=MAX([.$F58];[.$L58];[.$R58];[.$X58];[.$AD58])" office:value-type="float"/>
          <table:table-cell table:formula="of:=MAX([.$G58];[.$M58];[.$S58];[.$Y58];[.$AE58])" office:value-type="float"/>
        </table:table-row>
        <table:table-row table:style-name="ro1">
          <table:table-cell office:value-type="string">
            <text:p>3x3/instances/app85-339-3-2.facts</text:p>
          </table:table-cell>
          <table:table-cell office:value-type="float" office:value="140.2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style-name="cellBest" office:value-type="float" office:value="109.8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53.8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29.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style-name="cellWorst" office:value-type="float" office:value="198.2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formula="of:=MIN([.$B59];[.$H59];[.$N59];[.$T59];[.$Z59])" office:value-type="float"/>
          <table:table-cell table:formula="of:=MIN([.$C59];[.$I59];[.$O59];[.$U59];[.$AA59])" office:value-type="float"/>
          <table:table-cell table:formula="of:=MIN([.$D59];[.$J59];[.$P59];[.$V59];[.$AB59])" office:value-type="float"/>
          <table:table-cell table:formula="of:=MIN([.$E59];[.$K59];[.$Q59];[.$W59];[.$AC59])" office:value-type="float"/>
          <table:table-cell table:formula="of:=MIN([.$F59];[.$L59];[.$R59];[.$X59];[.$AD59])" office:value-type="float"/>
          <table:table-cell table:formula="of:=MIN([.$G59];[.$M59];[.$S59];[.$Y59];[.$AE59])" office:value-type="float"/>
          <table:table-cell table:formula="of:=MEDIAN([.$B59];[.$H59];[.$N59];[.$T59];[.$Z59])" office:value-type="float"/>
          <table:table-cell table:formula="of:=MEDIAN([.$C59];[.$I59];[.$O59];[.$U59];[.$AA59])" office:value-type="float"/>
          <table:table-cell table:formula="of:=MEDIAN([.$D59];[.$J59];[.$P59];[.$V59];[.$AB59])" office:value-type="float"/>
          <table:table-cell table:formula="of:=MEDIAN([.$E59];[.$K59];[.$Q59];[.$W59];[.$AC59])" office:value-type="float"/>
          <table:table-cell table:formula="of:=MEDIAN([.$F59];[.$L59];[.$R59];[.$X59];[.$AD59])" office:value-type="float"/>
          <table:table-cell table:formula="of:=MEDIAN([.$G59];[.$M59];[.$S59];[.$Y59];[.$AE59])" office:value-type="float"/>
          <table:table-cell table:formula="of:=MAX([.$B59];[.$H59];[.$N59];[.$T59];[.$Z59])" office:value-type="float"/>
          <table:table-cell table:formula="of:=MAX([.$C59];[.$I59];[.$O59];[.$U59];[.$AA59])" office:value-type="float"/>
          <table:table-cell table:formula="of:=MAX([.$D59];[.$J59];[.$P59];[.$V59];[.$AB59])" office:value-type="float"/>
          <table:table-cell table:formula="of:=MAX([.$E59];[.$K59];[.$Q59];[.$W59];[.$AC59])" office:value-type="float"/>
          <table:table-cell table:formula="of:=MAX([.$F59];[.$L59];[.$R59];[.$X59];[.$AD59])" office:value-type="float"/>
          <table:table-cell table:formula="of:=MAX([.$G59];[.$M59];[.$S59];[.$Y59];[.$AE59])" office:value-type="float"/>
        </table:table-row>
        <table:table-row table:style-name="ro1">
          <table:table-cell office:value-type="string">
            <text:p>3x3/instances/app87-209-10-9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0];[.$H60];[.$N60];[.$T60];[.$Z60])" office:value-type="float"/>
          <table:table-cell table:formula="of:=MIN([.$C60];[.$I60];[.$O60];[.$U60];[.$AA60])" office:value-type="float"/>
          <table:table-cell table:formula="of:=MIN([.$D60];[.$J60];[.$P60];[.$V60];[.$AB60])" office:value-type="float"/>
          <table:table-cell table:formula="of:=MIN([.$E60];[.$K60];[.$Q60];[.$W60];[.$AC60])" office:value-type="float"/>
          <table:table-cell table:formula="of:=MIN([.$F60];[.$L60];[.$R60];[.$X60];[.$AD60])" office:value-type="float"/>
          <table:table-cell table:formula="of:=MIN([.$G60];[.$M60];[.$S60];[.$Y60];[.$AE60])" office:value-type="float"/>
          <table:table-cell table:formula="of:=MEDIAN([.$B60];[.$H60];[.$N60];[.$T60];[.$Z60])" office:value-type="float"/>
          <table:table-cell table:formula="of:=MEDIAN([.$C60];[.$I60];[.$O60];[.$U60];[.$AA60])" office:value-type="float"/>
          <table:table-cell table:formula="of:=MEDIAN([.$D60];[.$J60];[.$P60];[.$V60];[.$AB60])" office:value-type="float"/>
          <table:table-cell table:formula="of:=MEDIAN([.$E60];[.$K60];[.$Q60];[.$W60];[.$AC60])" office:value-type="float"/>
          <table:table-cell table:formula="of:=MEDIAN([.$F60];[.$L60];[.$R60];[.$X60];[.$AD60])" office:value-type="float"/>
          <table:table-cell table:formula="of:=MEDIAN([.$G60];[.$M60];[.$S60];[.$Y60];[.$AE60])" office:value-type="float"/>
          <table:table-cell table:formula="of:=MAX([.$B60];[.$H60];[.$N60];[.$T60];[.$Z60])" office:value-type="float"/>
          <table:table-cell table:formula="of:=MAX([.$C60];[.$I60];[.$O60];[.$U60];[.$AA60])" office:value-type="float"/>
          <table:table-cell table:formula="of:=MAX([.$D60];[.$J60];[.$P60];[.$V60];[.$AB60])" office:value-type="float"/>
          <table:table-cell table:formula="of:=MAX([.$E60];[.$K60];[.$Q60];[.$W60];[.$AC60])" office:value-type="float"/>
          <table:table-cell table:formula="of:=MAX([.$F60];[.$L60];[.$R60];[.$X60];[.$AD60])" office:value-type="float"/>
          <table:table-cell table:formula="of:=MAX([.$G60];[.$M60];[.$S60];[.$Y60];[.$AE60])" office:value-type="float"/>
        </table:table-row>
        <table:table-row table:style-name="ro1">
          <table:table-cell office:value-type="string">
            <text:p>3x3/instances/app9-379-7-6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1];[.$H61];[.$N61];[.$T61];[.$Z61])" office:value-type="float"/>
          <table:table-cell table:formula="of:=MIN([.$C61];[.$I61];[.$O61];[.$U61];[.$AA61])" office:value-type="float"/>
          <table:table-cell table:formula="of:=MIN([.$D61];[.$J61];[.$P61];[.$V61];[.$AB61])" office:value-type="float"/>
          <table:table-cell table:formula="of:=MIN([.$E61];[.$K61];[.$Q61];[.$W61];[.$AC61])" office:value-type="float"/>
          <table:table-cell table:formula="of:=MIN([.$F61];[.$L61];[.$R61];[.$X61];[.$AD61])" office:value-type="float"/>
          <table:table-cell table:formula="of:=MIN([.$G61];[.$M61];[.$S61];[.$Y61];[.$AE61])" office:value-type="float"/>
          <table:table-cell table:formula="of:=MEDIAN([.$B61];[.$H61];[.$N61];[.$T61];[.$Z61])" office:value-type="float"/>
          <table:table-cell table:formula="of:=MEDIAN([.$C61];[.$I61];[.$O61];[.$U61];[.$AA61])" office:value-type="float"/>
          <table:table-cell table:formula="of:=MEDIAN([.$D61];[.$J61];[.$P61];[.$V61];[.$AB61])" office:value-type="float"/>
          <table:table-cell table:formula="of:=MEDIAN([.$E61];[.$K61];[.$Q61];[.$W61];[.$AC61])" office:value-type="float"/>
          <table:table-cell table:formula="of:=MEDIAN([.$F61];[.$L61];[.$R61];[.$X61];[.$AD61])" office:value-type="float"/>
          <table:table-cell table:formula="of:=MEDIAN([.$G61];[.$M61];[.$S61];[.$Y61];[.$AE61])" office:value-type="float"/>
          <table:table-cell table:formula="of:=MAX([.$B61];[.$H61];[.$N61];[.$T61];[.$Z61])" office:value-type="float"/>
          <table:table-cell table:formula="of:=MAX([.$C61];[.$I61];[.$O61];[.$U61];[.$AA61])" office:value-type="float"/>
          <table:table-cell table:formula="of:=MAX([.$D61];[.$J61];[.$P61];[.$V61];[.$AB61])" office:value-type="float"/>
          <table:table-cell table:formula="of:=MAX([.$E61];[.$K61];[.$Q61];[.$W61];[.$AC61])" office:value-type="float"/>
          <table:table-cell table:formula="of:=MAX([.$F61];[.$L61];[.$R61];[.$X61];[.$AD61])" office:value-type="float"/>
          <table:table-cell table:formula="of:=MAX([.$G61];[.$M61];[.$S61];[.$Y61];[.$AE61])" office:value-type="float"/>
        </table:table-row>
        <table:table-row table:style-name="ro1">
          <table:table-cell office:value-type="string">
            <text:p>3x3/instances/app90-360-5-4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69.8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Best" office:value-type="float" office:value="133.5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2];[.$H62];[.$N62];[.$T62];[.$Z62])" office:value-type="float"/>
          <table:table-cell table:formula="of:=MIN([.$C62];[.$I62];[.$O62];[.$U62];[.$AA62])" office:value-type="float"/>
          <table:table-cell table:formula="of:=MIN([.$D62];[.$J62];[.$P62];[.$V62];[.$AB62])" office:value-type="float"/>
          <table:table-cell table:formula="of:=MIN([.$E62];[.$K62];[.$Q62];[.$W62];[.$AC62])" office:value-type="float"/>
          <table:table-cell table:formula="of:=MIN([.$F62];[.$L62];[.$R62];[.$X62];[.$AD62])" office:value-type="float"/>
          <table:table-cell table:formula="of:=MIN([.$G62];[.$M62];[.$S62];[.$Y62];[.$AE62])" office:value-type="float"/>
          <table:table-cell table:formula="of:=MEDIAN([.$B62];[.$H62];[.$N62];[.$T62];[.$Z62])" office:value-type="float"/>
          <table:table-cell table:formula="of:=MEDIAN([.$C62];[.$I62];[.$O62];[.$U62];[.$AA62])" office:value-type="float"/>
          <table:table-cell table:formula="of:=MEDIAN([.$D62];[.$J62];[.$P62];[.$V62];[.$AB62])" office:value-type="float"/>
          <table:table-cell table:formula="of:=MEDIAN([.$E62];[.$K62];[.$Q62];[.$W62];[.$AC62])" office:value-type="float"/>
          <table:table-cell table:formula="of:=MEDIAN([.$F62];[.$L62];[.$R62];[.$X62];[.$AD62])" office:value-type="float"/>
          <table:table-cell table:formula="of:=MEDIAN([.$G62];[.$M62];[.$S62];[.$Y62];[.$AE62])" office:value-type="float"/>
          <table:table-cell table:formula="of:=MAX([.$B62];[.$H62];[.$N62];[.$T62];[.$Z62])" office:value-type="float"/>
          <table:table-cell table:formula="of:=MAX([.$C62];[.$I62];[.$O62];[.$U62];[.$AA62])" office:value-type="float"/>
          <table:table-cell table:formula="of:=MAX([.$D62];[.$J62];[.$P62];[.$V62];[.$AB62])" office:value-type="float"/>
          <table:table-cell table:formula="of:=MAX([.$E62];[.$K62];[.$Q62];[.$W62];[.$AC62])" office:value-type="float"/>
          <table:table-cell table:formula="of:=MAX([.$F62];[.$L62];[.$R62];[.$X62];[.$AD62])" office:value-type="float"/>
          <table:table-cell table:formula="of:=MAX([.$G62];[.$M62];[.$S62];[.$Y62];[.$AE6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2])" office:value-type="float"/>
          <table:table-cell table:formula="of:=SUM([.C3:.C62])" office:value-type="float"/>
          <table:table-cell table:formula="of:=SUM([.D3:.D62])" office:value-type="float"/>
          <table:table-cell table:formula="of:=SUM([.E3:.E62])" office:value-type="float"/>
          <table:table-cell table:formula="of:=SUM([.F3:.F62])" office:value-type="float"/>
          <table:table-cell table:style-name="cellBest" table:formula="of:=SUM([.G3:.G62])" office:value-type="float"/>
          <table:table-cell table:formula="of:=SUM([.H3:.H62])" office:value-type="float"/>
          <table:table-cell table:formula="of:=SUM([.I3:.I62])" office:value-type="float"/>
          <table:table-cell table:formula="of:=SUM([.J3:.J62])" office:value-type="float"/>
          <table:table-cell table:formula="of:=SUM([.K3:.K62])" office:value-type="float"/>
          <table:table-cell table:formula="of:=SUM([.L3:.L62])" office:value-type="float"/>
          <table:table-cell table:formula="of:=SUM([.M3:.M62])" office:value-type="float"/>
          <table:table-cell table:formula="of:=SUM([.N3:.N62])" office:value-type="float"/>
          <table:table-cell table:formula="of:=SUM([.O3:.O62])" office:value-type="float"/>
          <table:table-cell table:formula="of:=SUM([.P3:.P62])" office:value-type="float"/>
          <table:table-cell table:formula="of:=SUM([.Q3:.Q62])" office:value-type="float"/>
          <table:table-cell table:formula="of:=SUM([.R3:.R62])" office:value-type="float"/>
          <table:table-cell table:formula="of:=SUM([.S3:.S62])" office:value-type="float"/>
          <table:table-cell table:style-name="cellBest" table:formula="of:=SUM([.T3:.T62])" office:value-type="float"/>
          <table:table-cell table:style-name="cellBest" table:formula="of:=SUM([.U3:.U62])" office:value-type="float"/>
          <table:table-cell table:formula="of:=SUM([.V3:.V62])" office:value-type="float"/>
          <table:table-cell table:formula="of:=SUM([.W3:.W62])" office:value-type="float"/>
          <table:table-cell table:style-name="cellWorst" table:formula="of:=SUM([.X3:.X62])" office:value-type="float"/>
          <table:table-cell table:formula="of:=SUM([.Y3:.Y62])" office:value-type="float"/>
          <table:table-cell table:style-name="cellWorst" table:formula="of:=SUM([.Z3:.Z62])" office:value-type="float"/>
          <table:table-cell table:style-name="cellWorst" table:formula="of:=SUM([.AA3:.AA62])" office:value-type="float"/>
          <table:table-cell table:formula="of:=SUM([.AB3:.AB62])" office:value-type="float"/>
          <table:table-cell table:formula="of:=SUM([.AC3:.AC62])" office:value-type="float"/>
          <table:table-cell table:style-name="cellBest" table:formula="of:=SUM([.AD3:.AD62])" office:value-type="float"/>
          <table:table-cell table:style-name="cellWorst" table:formula="of:=SUM([.AE3:.AE62])" office:value-type="float"/>
          <table:table-cell table:formula="of:=SUM([.AF3:.AF62])" office:value-type="float"/>
          <table:table-cell table:formula="of:=SUM([.AG3:.AG62])" office:value-type="float"/>
          <table:table-cell table:formula="of:=SUM([.AH3:.AH62])" office:value-type="float"/>
          <table:table-cell table:formula="of:=SUM([.AI3:.AI62])" office:value-type="float"/>
          <table:table-cell table:formula="of:=SUM([.AJ3:.AJ62])" office:value-type="float"/>
          <table:table-cell table:formula="of:=SUM([.AK3:.AK62])" office:value-type="float"/>
          <table:table-cell table:formula="of:=SUM([.AL3:.AL62])" office:value-type="float"/>
          <table:table-cell table:formula="of:=SUM([.AM3:.AM62])" office:value-type="float"/>
          <table:table-cell table:formula="of:=SUM([.AN3:.AN62])" office:value-type="float"/>
          <table:table-cell table:formula="of:=SUM([.AO3:.AO62])" office:value-type="float"/>
          <table:table-cell table:formula="of:=SUM([.AP3:.AP62])" office:value-type="float"/>
          <table:table-cell table:formula="of:=SUM([.AQ3:.AQ62])" office:value-type="float"/>
          <table:table-cell table:formula="of:=SUM([.AR3:.AR62])" office:value-type="float"/>
          <table:table-cell table:formula="of:=SUM([.AS3:.AS62])" office:value-type="float"/>
          <table:table-cell table:formula="of:=SUM([.AT3:.AT62])" office:value-type="float"/>
          <table:table-cell table:formula="of:=SUM([.AU3:.AU62])" office:value-type="float"/>
          <table:table-cell table:formula="of:=SUM([.AV3:.AV62])" office:value-type="float"/>
          <table:table-cell table:formula="of:=SUM([.AW3:.AW6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2])" office:value-type="float"/>
          <table:table-cell table:formula="of:=AVERAGE([.C3:.C62])" office:value-type="float"/>
          <table:table-cell table:formula="of:=AVERAGE([.D3:.D62])" office:value-type="float"/>
          <table:table-cell table:formula="of:=AVERAGE([.E3:.E62])" office:value-type="float"/>
          <table:table-cell table:formula="of:=AVERAGE([.F3:.F62])" office:value-type="float"/>
          <table:table-cell table:formula="of:=AVERAGE([.G3:.G62])" office:value-type="float"/>
          <table:table-cell table:formula="of:=AVERAGE([.H3:.H62])" office:value-type="float"/>
          <table:table-cell table:formula="of:=AVERAGE([.I3:.I62])" office:value-type="float"/>
          <table:table-cell table:formula="of:=AVERAGE([.J3:.J62])" office:value-type="float"/>
          <table:table-cell table:formula="of:=AVERAGE([.K3:.K62])" office:value-type="float"/>
          <table:table-cell table:formula="of:=AVERAGE([.L3:.L62])" office:value-type="float"/>
          <table:table-cell table:formula="of:=AVERAGE([.M3:.M62])" office:value-type="float"/>
          <table:table-cell table:formula="of:=AVERAGE([.N3:.N62])" office:value-type="float"/>
          <table:table-cell table:formula="of:=AVERAGE([.O3:.O62])" office:value-type="float"/>
          <table:table-cell table:formula="of:=AVERAGE([.P3:.P62])" office:value-type="float"/>
          <table:table-cell table:formula="of:=AVERAGE([.Q3:.Q62])" office:value-type="float"/>
          <table:table-cell table:formula="of:=AVERAGE([.R3:.R62])" office:value-type="float"/>
          <table:table-cell table:formula="of:=AVERAGE([.S3:.S62])" office:value-type="float"/>
          <table:table-cell table:style-name="cellBest" table:formula="of:=AVERAGE([.T3:.T62])" office:value-type="float"/>
          <table:table-cell table:formula="of:=AVERAGE([.U3:.U62])" office:value-type="float"/>
          <table:table-cell table:formula="of:=AVERAGE([.V3:.V62])" office:value-type="float"/>
          <table:table-cell table:formula="of:=AVERAGE([.W3:.W62])" office:value-type="float"/>
          <table:table-cell table:formula="of:=AVERAGE([.X3:.X62])" office:value-type="float"/>
          <table:table-cell table:style-name="cellBest" table:formula="of:=AVERAGE([.Y3:.Y62])" office:value-type="float"/>
          <table:table-cell table:style-name="cellWorst" table:formula="of:=AVERAGE([.Z3:.Z62])" office:value-type="float"/>
          <table:table-cell table:formula="of:=AVERAGE([.AA3:.AA62])" office:value-type="float"/>
          <table:table-cell table:formula="of:=AVERAGE([.AB3:.AB62])" office:value-type="float"/>
          <table:table-cell table:formula="of:=AVERAGE([.AC3:.AC62])" office:value-type="float"/>
          <table:table-cell table:formula="of:=AVERAGE([.AD3:.AD62])" office:value-type="float"/>
          <table:table-cell table:style-name="cellWorst" table:formula="of:=AVERAGE([.AE3:.AE62])" office:value-type="float"/>
          <table:table-cell table:formula="of:=AVERAGE([.AF3:.AF62])" office:value-type="float"/>
          <table:table-cell table:formula="of:=AVERAGE([.AG3:.AG62])" office:value-type="float"/>
          <table:table-cell table:formula="of:=AVERAGE([.AH3:.AH62])" office:value-type="float"/>
          <table:table-cell table:formula="of:=AVERAGE([.AI3:.AI62])" office:value-type="float"/>
          <table:table-cell table:formula="of:=AVERAGE([.AJ3:.AJ62])" office:value-type="float"/>
          <table:table-cell table:formula="of:=AVERAGE([.AK3:.AK62])" office:value-type="float"/>
          <table:table-cell table:formula="of:=AVERAGE([.AL3:.AL62])" office:value-type="float"/>
          <table:table-cell table:formula="of:=AVERAGE([.AM3:.AM62])" office:value-type="float"/>
          <table:table-cell table:formula="of:=AVERAGE([.AN3:.AN62])" office:value-type="float"/>
          <table:table-cell table:formula="of:=AVERAGE([.AO3:.AO62])" office:value-type="float"/>
          <table:table-cell table:formula="of:=AVERAGE([.AP3:.AP62])" office:value-type="float"/>
          <table:table-cell table:formula="of:=AVERAGE([.AQ3:.AQ62])" office:value-type="float"/>
          <table:table-cell table:formula="of:=AVERAGE([.AR3:.AR62])" office:value-type="float"/>
          <table:table-cell table:formula="of:=AVERAGE([.AS3:.AS62])" office:value-type="float"/>
          <table:table-cell table:formula="of:=AVERAGE([.AT3:.AT62])" office:value-type="float"/>
          <table:table-cell table:formula="of:=AVERAGE([.AU3:.AU62])" office:value-type="float"/>
          <table:table-cell table:formula="of:=AVERAGE([.AV3:.AV62])" office:value-type="float"/>
          <table:table-cell table:formula="of:=AVERAGE([.AW3:.AW62])" office:value-type="float"/>
        </table:table-row>
        <table:table-row table:style-name="ro1">
          <table:table-cell office:value-type="string">
            <text:p>DEV</text:p>
          </table:table-cell>
          <table:table-cell table:style-name="cellWorst" table:formula="of:=STDEV([.B3:.B62])" office:value-type="float"/>
          <table:table-cell table:formula="of:=STDEV([.C3:.C62])" office:value-type="float"/>
          <table:table-cell table:formula="of:=STDEV([.D3:.D62])" office:value-type="float"/>
          <table:table-cell table:formula="of:=STDEV([.E3:.E62])" office:value-type="float"/>
          <table:table-cell table:formula="of:=STDEV([.F3:.F62])" office:value-type="float"/>
          <table:table-cell table:formula="of:=STDEV([.G3:.G62])" office:value-type="float"/>
          <table:table-cell table:formula="of:=STDEV([.H3:.H62])" office:value-type="float"/>
          <table:table-cell table:formula="of:=STDEV([.I3:.I62])" office:value-type="float"/>
          <table:table-cell table:formula="of:=STDEV([.J3:.J62])" office:value-type="float"/>
          <table:table-cell table:formula="of:=STDEV([.K3:.K62])" office:value-type="float"/>
          <table:table-cell table:formula="of:=STDEV([.L3:.L62])" office:value-type="float"/>
          <table:table-cell table:formula="of:=STDEV([.M3:.M62])" office:value-type="float"/>
          <table:table-cell table:formula="of:=STDEV([.N3:.N62])" office:value-type="float"/>
          <table:table-cell table:formula="of:=STDEV([.O3:.O62])" office:value-type="float"/>
          <table:table-cell table:formula="of:=STDEV([.P3:.P62])" office:value-type="float"/>
          <table:table-cell table:formula="of:=STDEV([.Q3:.Q62])" office:value-type="float"/>
          <table:table-cell table:formula="of:=STDEV([.R3:.R62])" office:value-type="float"/>
          <table:table-cell table:formula="of:=STDEV([.S3:.S62])" office:value-type="float"/>
          <table:table-cell table:style-name="cellBest" table:formula="of:=STDEV([.T3:.T62])" office:value-type="float"/>
          <table:table-cell table:formula="of:=STDEV([.U3:.U62])" office:value-type="float"/>
          <table:table-cell table:formula="of:=STDEV([.V3:.V62])" office:value-type="float"/>
          <table:table-cell table:formula="of:=STDEV([.W3:.W62])" office:value-type="float"/>
          <table:table-cell table:formula="of:=STDEV([.X3:.X62])" office:value-type="float"/>
          <table:table-cell table:style-name="cellBest" table:formula="of:=STDEV([.Y3:.Y62])" office:value-type="float"/>
          <table:table-cell table:formula="of:=STDEV([.Z3:.Z62])" office:value-type="float"/>
          <table:table-cell table:formula="of:=STDEV([.AA3:.AA62])" office:value-type="float"/>
          <table:table-cell table:formula="of:=STDEV([.AB3:.AB62])" office:value-type="float"/>
          <table:table-cell table:formula="of:=STDEV([.AC3:.AC62])" office:value-type="float"/>
          <table:table-cell table:formula="of:=STDEV([.AD3:.AD62])" office:value-type="float"/>
          <table:table-cell table:style-name="cellWorst" table:formula="of:=STDEV([.AE3:.AE62])" office:value-type="float"/>
          <table:table-cell table:formula="of:=STDEV([.AF3:.AF62])" office:value-type="float"/>
          <table:table-cell table:formula="of:=STDEV([.AG3:.AG62])" office:value-type="float"/>
          <table:table-cell table:formula="of:=STDEV([.AH3:.AH62])" office:value-type="float"/>
          <table:table-cell table:formula="of:=STDEV([.AI3:.AI62])" office:value-type="float"/>
          <table:table-cell table:formula="of:=STDEV([.AJ3:.AJ62])" office:value-type="float"/>
          <table:table-cell table:formula="of:=STDEV([.AK3:.AK62])" office:value-type="float"/>
          <table:table-cell table:formula="of:=STDEV([.AL3:.AL62])" office:value-type="float"/>
          <table:table-cell table:formula="of:=STDEV([.AM3:.AM62])" office:value-type="float"/>
          <table:table-cell table:formula="of:=STDEV([.AN3:.AN62])" office:value-type="float"/>
          <table:table-cell table:formula="of:=STDEV([.AO3:.AO62])" office:value-type="float"/>
          <table:table-cell table:formula="of:=STDEV([.AP3:.AP62])" office:value-type="float"/>
          <table:table-cell table:formula="of:=STDEV([.AQ3:.AQ62])" office:value-type="float"/>
          <table:table-cell table:formula="of:=STDEV([.AR3:.AR62])" office:value-type="float"/>
          <table:table-cell table:formula="of:=STDEV([.AS3:.AS62])" office:value-type="float"/>
          <table:table-cell table:formula="of:=STDEV([.AT3:.AT62])" office:value-type="float"/>
          <table:table-cell table:formula="of:=STDEV([.AU3:.AU62])" office:value-type="float"/>
          <table:table-cell table:formula="of:=STDEV([.AV3:.AV62])" office:value-type="float"/>
          <table:table-cell table:formula="of:=STDEV([.AW3:.AW6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2]-[.$AF3:.$AF62])^2)^0.5" office:value-type="float"/>
          <table:table-cell table:number-matrix-columns-spanned="1" table:number-matrix-rows-spanned="1" table:formula="of:=SUM(([.C3:.C62]-[.$AG3:.$AG62])^2)^0.5" office:value-type="float"/>
          <table:table-cell table:number-matrix-columns-spanned="1" table:number-matrix-rows-spanned="1" table:formula="of:=SUM(([.D3:.D62]-[.$AH3:.$AH62])^2)^0.5" office:value-type="float"/>
          <table:table-cell table:number-matrix-columns-spanned="1" table:number-matrix-rows-spanned="1" table:formula="of:=SUM(([.E3:.E62]-[.$AI3:.$AI62])^2)^0.5" office:value-type="float"/>
          <table:table-cell table:number-matrix-columns-spanned="1" table:number-matrix-rows-spanned="1" table:formula="of:=SUM(([.F3:.F62]-[.$AJ3:.$AJ62])^2)^0.5" office:value-type="float"/>
          <table:table-cell table:number-matrix-columns-spanned="1" table:number-matrix-rows-spanned="1" table:formula="of:=SUM(([.G3:.G62]-[.$AK3:.$AK62])^2)^0.5" office:value-type="float"/>
          <table:table-cell table:number-matrix-columns-spanned="1" table:number-matrix-rows-spanned="1" table:formula="of:=SUM(([.H3:.H62]-[.$AF3:.$AF62])^2)^0.5" office:value-type="float"/>
          <table:table-cell table:number-matrix-columns-spanned="1" table:number-matrix-rows-spanned="1" table:formula="of:=SUM(([.I3:.I62]-[.$AG3:.$AG62])^2)^0.5" office:value-type="float"/>
          <table:table-cell table:number-matrix-columns-spanned="1" table:number-matrix-rows-spanned="1" table:formula="of:=SUM(([.J3:.J62]-[.$AH3:.$AH62])^2)^0.5" office:value-type="float"/>
          <table:table-cell table:number-matrix-columns-spanned="1" table:number-matrix-rows-spanned="1" table:formula="of:=SUM(([.K3:.K62]-[.$AI3:.$AI62])^2)^0.5" office:value-type="float"/>
          <table:table-cell table:number-matrix-columns-spanned="1" table:number-matrix-rows-spanned="1" table:formula="of:=SUM(([.L3:.L62]-[.$AJ3:.$AJ62])^2)^0.5" office:value-type="float"/>
          <table:table-cell table:number-matrix-columns-spanned="1" table:number-matrix-rows-spanned="1" table:formula="of:=SUM(([.M3:.M62]-[.$AK3:.$AK62])^2)^0.5" office:value-type="float"/>
          <table:table-cell table:number-matrix-columns-spanned="1" table:number-matrix-rows-spanned="1" table:formula="of:=SUM(([.N3:.N62]-[.$AF3:.$AF62])^2)^0.5" office:value-type="float"/>
          <table:table-cell table:number-matrix-columns-spanned="1" table:number-matrix-rows-spanned="1" table:formula="of:=SUM(([.O3:.O62]-[.$AG3:.$AG62])^2)^0.5" office:value-type="float"/>
          <table:table-cell table:number-matrix-columns-spanned="1" table:number-matrix-rows-spanned="1" table:formula="of:=SUM(([.P3:.P62]-[.$AH3:.$AH62])^2)^0.5" office:value-type="float"/>
          <table:table-cell table:number-matrix-columns-spanned="1" table:number-matrix-rows-spanned="1" table:formula="of:=SUM(([.Q3:.Q62]-[.$AI3:.$AI62])^2)^0.5" office:value-type="float"/>
          <table:table-cell table:number-matrix-columns-spanned="1" table:number-matrix-rows-spanned="1" table:formula="of:=SUM(([.R3:.R62]-[.$AJ3:.$AJ62])^2)^0.5" office:value-type="float"/>
          <table:table-cell table:number-matrix-columns-spanned="1" table:number-matrix-rows-spanned="1" table:formula="of:=SUM(([.S3:.S62]-[.$AK3:.$AK62])^2)^0.5" office:value-type="float"/>
          <table:table-cell table:style-name="cellBest" table:number-matrix-columns-spanned="1" table:number-matrix-rows-spanned="1" table:formula="of:=SUM(([.T3:.T62]-[.$AF3:.$AF62])^2)^0.5" office:value-type="float"/>
          <table:table-cell table:style-name="cellBest" table:number-matrix-columns-spanned="1" table:number-matrix-rows-spanned="1" table:formula="of:=SUM(([.U3:.U62]-[.$AG3:.$AG62])^2)^0.5" office:value-type="float"/>
          <table:table-cell table:number-matrix-columns-spanned="1" table:number-matrix-rows-spanned="1" table:formula="of:=SUM(([.V3:.V62]-[.$AH3:.$AH62])^2)^0.5" office:value-type="float"/>
          <table:table-cell table:number-matrix-columns-spanned="1" table:number-matrix-rows-spanned="1" table:formula="of:=SUM(([.W3:.W62]-[.$AI3:.$AI62])^2)^0.5" office:value-type="float"/>
          <table:table-cell table:number-matrix-columns-spanned="1" table:number-matrix-rows-spanned="1" table:formula="of:=SUM(([.X3:.X62]-[.$AJ3:.$AJ62])^2)^0.5" office:value-type="float"/>
          <table:table-cell table:number-matrix-columns-spanned="1" table:number-matrix-rows-spanned="1" table:formula="of:=SUM(([.Y3:.Y62]-[.$AK3:.$AK62])^2)^0.5" office:value-type="float"/>
          <table:table-cell table:style-name="cellWorst" table:number-matrix-columns-spanned="1" table:number-matrix-rows-spanned="1" table:formula="of:=SUM(([.Z3:.Z62]-[.$AF3:.$AF62])^2)^0.5" office:value-type="float"/>
          <table:table-cell table:style-name="cellWorst" table:number-matrix-columns-spanned="1" table:number-matrix-rows-spanned="1" table:formula="of:=SUM(([.AA3:.AA62]-[.$AG3:.$AG62])^2)^0.5" office:value-type="float"/>
          <table:table-cell table:number-matrix-columns-spanned="1" table:number-matrix-rows-spanned="1" table:formula="of:=SUM(([.AB3:.AB62]-[.$AH3:.$AH62])^2)^0.5" office:value-type="float"/>
          <table:table-cell table:number-matrix-columns-spanned="1" table:number-matrix-rows-spanned="1" table:formula="of:=SUM(([.AC3:.AC62]-[.$AI3:.$AI62])^2)^0.5" office:value-type="float"/>
          <table:table-cell table:number-matrix-columns-spanned="1" table:number-matrix-rows-spanned="1" table:formula="of:=SUM(([.AD3:.AD62]-[.$AJ3:.$AJ62])^2)^0.5" office:value-type="float"/>
          <table:table-cell table:number-matrix-columns-spanned="1" table:number-matrix-rows-spanned="1" table:formula="of:=SUM(([.AE3:.AE62]-[.$AK3:.$AK6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2]=[.$AF3:.$AF62])" office:value-type="float"/>
          <table:table-cell table:number-matrix-columns-spanned="1" table:number-matrix-rows-spanned="1" table:formula="of:=SUM([.C3:.C62]=[.$AG3:.$AG62])" office:value-type="float"/>
          <table:table-cell table:number-matrix-columns-spanned="1" table:number-matrix-rows-spanned="1" table:formula="of:=SUM([.D3:.D62]=[.$AH3:.$AH62])" office:value-type="float"/>
          <table:table-cell table:number-matrix-columns-spanned="1" table:number-matrix-rows-spanned="1" table:formula="of:=SUM([.E3:.E62]=[.$AI3:.$AI62])" office:value-type="float"/>
          <table:table-cell table:number-matrix-columns-spanned="1" table:number-matrix-rows-spanned="1" table:formula="of:=SUM([.F3:.F62]=[.$AJ3:.$AJ62])" office:value-type="float"/>
          <table:table-cell table:number-matrix-columns-spanned="1" table:number-matrix-rows-spanned="1" table:formula="of:=SUM([.G3:.G62]=[.$AK3:.$AK62])" office:value-type="float"/>
          <table:table-cell table:number-matrix-columns-spanned="1" table:number-matrix-rows-spanned="1" table:formula="of:=SUM([.H3:.H62]=[.$AF3:.$AF62])" office:value-type="float"/>
          <table:table-cell table:number-matrix-columns-spanned="1" table:number-matrix-rows-spanned="1" table:formula="of:=SUM([.I3:.I62]=[.$AG3:.$AG62])" office:value-type="float"/>
          <table:table-cell table:number-matrix-columns-spanned="1" table:number-matrix-rows-spanned="1" table:formula="of:=SUM([.J3:.J62]=[.$AH3:.$AH62])" office:value-type="float"/>
          <table:table-cell table:number-matrix-columns-spanned="1" table:number-matrix-rows-spanned="1" table:formula="of:=SUM([.K3:.K62]=[.$AI3:.$AI62])" office:value-type="float"/>
          <table:table-cell table:number-matrix-columns-spanned="1" table:number-matrix-rows-spanned="1" table:formula="of:=SUM([.L3:.L62]=[.$AJ3:.$AJ62])" office:value-type="float"/>
          <table:table-cell table:number-matrix-columns-spanned="1" table:number-matrix-rows-spanned="1" table:formula="of:=SUM([.M3:.M62]=[.$AK3:.$AK62])" office:value-type="float"/>
          <table:table-cell table:number-matrix-columns-spanned="1" table:number-matrix-rows-spanned="1" table:formula="of:=SUM([.N3:.N62]=[.$AF3:.$AF62])" office:value-type="float"/>
          <table:table-cell table:number-matrix-columns-spanned="1" table:number-matrix-rows-spanned="1" table:formula="of:=SUM([.O3:.O62]=[.$AG3:.$AG62])" office:value-type="float"/>
          <table:table-cell table:number-matrix-columns-spanned="1" table:number-matrix-rows-spanned="1" table:formula="of:=SUM([.P3:.P62]=[.$AH3:.$AH62])" office:value-type="float"/>
          <table:table-cell table:number-matrix-columns-spanned="1" table:number-matrix-rows-spanned="1" table:formula="of:=SUM([.Q3:.Q62]=[.$AI3:.$AI62])" office:value-type="float"/>
          <table:table-cell table:number-matrix-columns-spanned="1" table:number-matrix-rows-spanned="1" table:formula="of:=SUM([.R3:.R62]=[.$AJ3:.$AJ62])" office:value-type="float"/>
          <table:table-cell table:number-matrix-columns-spanned="1" table:number-matrix-rows-spanned="1" table:formula="of:=SUM([.S3:.S62]=[.$AK3:.$AK62])" office:value-type="float"/>
          <table:table-cell table:style-name="cellBest" table:number-matrix-columns-spanned="1" table:number-matrix-rows-spanned="1" table:formula="of:=SUM([.T3:.T62]=[.$AF3:.$AF62])" office:value-type="float"/>
          <table:table-cell table:style-name="cellBest" table:number-matrix-columns-spanned="1" table:number-matrix-rows-spanned="1" table:formula="of:=SUM([.U3:.U62]=[.$AG3:.$AG62])" office:value-type="float"/>
          <table:table-cell table:number-matrix-columns-spanned="1" table:number-matrix-rows-spanned="1" table:formula="of:=SUM([.V3:.V62]=[.$AH3:.$AH62])" office:value-type="float"/>
          <table:table-cell table:number-matrix-columns-spanned="1" table:number-matrix-rows-spanned="1" table:formula="of:=SUM([.W3:.W62]=[.$AI3:.$AI62])" office:value-type="float"/>
          <table:table-cell table:style-name="cellBest" table:number-matrix-columns-spanned="1" table:number-matrix-rows-spanned="1" table:formula="of:=SUM([.X3:.X62]=[.$AJ3:.$AJ62])" office:value-type="float"/>
          <table:table-cell table:style-name="cellBest" table:number-matrix-columns-spanned="1" table:number-matrix-rows-spanned="1" table:formula="of:=SUM([.Y3:.Y62]=[.$AK3:.$AK62])" office:value-type="float"/>
          <table:table-cell table:style-name="cellWorst" table:number-matrix-columns-spanned="1" table:number-matrix-rows-spanned="1" table:formula="of:=SUM([.Z3:.Z62]=[.$AF3:.$AF62])" office:value-type="float"/>
          <table:table-cell table:style-name="cellWorst" table:number-matrix-columns-spanned="1" table:number-matrix-rows-spanned="1" table:formula="of:=SUM([.AA3:.AA62]=[.$AG3:.$AG62])" office:value-type="float"/>
          <table:table-cell table:number-matrix-columns-spanned="1" table:number-matrix-rows-spanned="1" table:formula="of:=SUM([.AB3:.AB62]=[.$AH3:.$AH62])" office:value-type="float"/>
          <table:table-cell table:number-matrix-columns-spanned="1" table:number-matrix-rows-spanned="1" table:formula="of:=SUM([.AC3:.AC62]=[.$AI3:.$AI62])" office:value-type="float"/>
          <table:table-cell table:style-name="cellWorst" table:number-matrix-columns-spanned="1" table:number-matrix-rows-spanned="1" table:formula="of:=SUM([.AD3:.AD62]=[.$AJ3:.$AJ62])" office:value-type="float"/>
          <table:table-cell table:style-name="cellWorst" table:number-matrix-columns-spanned="1" table:number-matrix-rows-spanned="1" table:formula="of:=SUM([.AE3:.AE62]=[.$AK3:.$AK6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2]&lt;[.$AL3:.$AL62])" office:value-type="float"/>
          <table:table-cell table:number-matrix-columns-spanned="1" table:number-matrix-rows-spanned="1" table:formula="of:=SUM([.C3:.C62]&lt;[.$AM3:.$AM62])" office:value-type="float"/>
          <table:table-cell table:number-matrix-columns-spanned="1" table:number-matrix-rows-spanned="1" table:formula="of:=SUM([.D3:.D62]&lt;[.$AN3:.$AN62])" office:value-type="float"/>
          <table:table-cell table:number-matrix-columns-spanned="1" table:number-matrix-rows-spanned="1" table:formula="of:=SUM([.E3:.E62]&lt;[.$AO3:.$AO62])" office:value-type="float"/>
          <table:table-cell table:number-matrix-columns-spanned="1" table:number-matrix-rows-spanned="1" table:formula="of:=SUM([.F3:.F62]&lt;[.$AP3:.$AP62])" office:value-type="float"/>
          <table:table-cell table:number-matrix-columns-spanned="1" table:number-matrix-rows-spanned="1" table:formula="of:=SUM([.G3:.G62]&lt;[.$AQ3:.$AQ62])" office:value-type="float"/>
          <table:table-cell table:style-name="cellBest" table:number-matrix-columns-spanned="1" table:number-matrix-rows-spanned="1" table:formula="of:=SUM([.H3:.H62]&lt;[.$AL3:.$AL62])" office:value-type="float"/>
          <table:table-cell table:number-matrix-columns-spanned="1" table:number-matrix-rows-spanned="1" table:formula="of:=SUM([.I3:.I62]&lt;[.$AM3:.$AM62])" office:value-type="float"/>
          <table:table-cell table:number-matrix-columns-spanned="1" table:number-matrix-rows-spanned="1" table:formula="of:=SUM([.J3:.J62]&lt;[.$AN3:.$AN62])" office:value-type="float"/>
          <table:table-cell table:number-matrix-columns-spanned="1" table:number-matrix-rows-spanned="1" table:formula="of:=SUM([.K3:.K62]&lt;[.$AO3:.$AO62])" office:value-type="float"/>
          <table:table-cell table:number-matrix-columns-spanned="1" table:number-matrix-rows-spanned="1" table:formula="of:=SUM([.L3:.L62]&lt;[.$AP3:.$AP62])" office:value-type="float"/>
          <table:table-cell table:number-matrix-columns-spanned="1" table:number-matrix-rows-spanned="1" table:formula="of:=SUM([.M3:.M62]&lt;[.$AQ3:.$AQ62])" office:value-type="float"/>
          <table:table-cell table:number-matrix-columns-spanned="1" table:number-matrix-rows-spanned="1" table:formula="of:=SUM([.N3:.N62]&lt;[.$AL3:.$AL62])" office:value-type="float"/>
          <table:table-cell table:number-matrix-columns-spanned="1" table:number-matrix-rows-spanned="1" table:formula="of:=SUM([.O3:.O62]&lt;[.$AM3:.$AM62])" office:value-type="float"/>
          <table:table-cell table:number-matrix-columns-spanned="1" table:number-matrix-rows-spanned="1" table:formula="of:=SUM([.P3:.P62]&lt;[.$AN3:.$AN62])" office:value-type="float"/>
          <table:table-cell table:number-matrix-columns-spanned="1" table:number-matrix-rows-spanned="1" table:formula="of:=SUM([.Q3:.Q62]&lt;[.$AO3:.$AO62])" office:value-type="float"/>
          <table:table-cell table:number-matrix-columns-spanned="1" table:number-matrix-rows-spanned="1" table:formula="of:=SUM([.R3:.R62]&lt;[.$AP3:.$AP62])" office:value-type="float"/>
          <table:table-cell table:number-matrix-columns-spanned="1" table:number-matrix-rows-spanned="1" table:formula="of:=SUM([.S3:.S62]&lt;[.$AQ3:.$AQ62])" office:value-type="float"/>
          <table:table-cell table:number-matrix-columns-spanned="1" table:number-matrix-rows-spanned="1" table:formula="of:=SUM([.T3:.T62]&lt;[.$AL3:.$AL62])" office:value-type="float"/>
          <table:table-cell table:style-name="cellBest" table:number-matrix-columns-spanned="1" table:number-matrix-rows-spanned="1" table:formula="of:=SUM([.U3:.U62]&lt;[.$AM3:.$AM62])" office:value-type="float"/>
          <table:table-cell table:number-matrix-columns-spanned="1" table:number-matrix-rows-spanned="1" table:formula="of:=SUM([.V3:.V62]&lt;[.$AN3:.$AN62])" office:value-type="float"/>
          <table:table-cell table:number-matrix-columns-spanned="1" table:number-matrix-rows-spanned="1" table:formula="of:=SUM([.W3:.W62]&lt;[.$AO3:.$AO62])" office:value-type="float"/>
          <table:table-cell table:number-matrix-columns-spanned="1" table:number-matrix-rows-spanned="1" table:formula="of:=SUM([.X3:.X62]&lt;[.$AP3:.$AP62])" office:value-type="float"/>
          <table:table-cell table:number-matrix-columns-spanned="1" table:number-matrix-rows-spanned="1" table:formula="of:=SUM([.Y3:.Y62]&lt;[.$AQ3:.$AQ62])" office:value-type="float"/>
          <table:table-cell table:style-name="cellWorst" table:number-matrix-columns-spanned="1" table:number-matrix-rows-spanned="1" table:formula="of:=SUM([.Z3:.Z62]&lt;[.$AL3:.$AL62])" office:value-type="float"/>
          <table:table-cell table:number-matrix-columns-spanned="1" table:number-matrix-rows-spanned="1" table:formula="of:=SUM([.AA3:.AA62]&lt;[.$AM3:.$AM62])" office:value-type="float"/>
          <table:table-cell table:number-matrix-columns-spanned="1" table:number-matrix-rows-spanned="1" table:formula="of:=SUM([.AB3:.AB62]&lt;[.$AN3:.$AN62])" office:value-type="float"/>
          <table:table-cell table:number-matrix-columns-spanned="1" table:number-matrix-rows-spanned="1" table:formula="of:=SUM([.AC3:.AC62]&lt;[.$AO3:.$AO62])" office:value-type="float"/>
          <table:table-cell table:number-matrix-columns-spanned="1" table:number-matrix-rows-spanned="1" table:formula="of:=SUM([.AD3:.AD62]&lt;[.$AP3:.$AP62])" office:value-type="float"/>
          <table:table-cell table:number-matrix-columns-spanned="1" table:number-matrix-rows-spanned="1" table:formula="of:=SUM([.AE3:.AE62]&lt;[.$AQ3:.$AQ6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2]&gt;[.$AL3:.$AL62])" office:value-type="float"/>
          <table:table-cell table:number-matrix-columns-spanned="1" table:number-matrix-rows-spanned="1" table:formula="of:=SUM([.C3:.C62]&gt;[.$AM3:.$AM62])" office:value-type="float"/>
          <table:table-cell table:number-matrix-columns-spanned="1" table:number-matrix-rows-spanned="1" table:formula="of:=SUM([.D3:.D62]&gt;[.$AN3:.$AN62])" office:value-type="float"/>
          <table:table-cell table:number-matrix-columns-spanned="1" table:number-matrix-rows-spanned="1" table:formula="of:=SUM([.E3:.E62]&gt;[.$AO3:.$AO62])" office:value-type="float"/>
          <table:table-cell table:number-matrix-columns-spanned="1" table:number-matrix-rows-spanned="1" table:formula="of:=SUM([.F3:.F62]&gt;[.$AP3:.$AP62])" office:value-type="float"/>
          <table:table-cell table:number-matrix-columns-spanned="1" table:number-matrix-rows-spanned="1" table:formula="of:=SUM([.G3:.G62]&gt;[.$AQ3:.$AQ62])" office:value-type="float"/>
          <table:table-cell table:style-name="cellBest" table:number-matrix-columns-spanned="1" table:number-matrix-rows-spanned="1" table:formula="of:=SUM([.H3:.H62]&gt;[.$AL3:.$AL62])" office:value-type="float"/>
          <table:table-cell table:number-matrix-columns-spanned="1" table:number-matrix-rows-spanned="1" table:formula="of:=SUM([.I3:.I62]&gt;[.$AM3:.$AM62])" office:value-type="float"/>
          <table:table-cell table:number-matrix-columns-spanned="1" table:number-matrix-rows-spanned="1" table:formula="of:=SUM([.J3:.J62]&gt;[.$AN3:.$AN62])" office:value-type="float"/>
          <table:table-cell table:number-matrix-columns-spanned="1" table:number-matrix-rows-spanned="1" table:formula="of:=SUM([.K3:.K62]&gt;[.$AO3:.$AO62])" office:value-type="float"/>
          <table:table-cell table:number-matrix-columns-spanned="1" table:number-matrix-rows-spanned="1" table:formula="of:=SUM([.L3:.L62]&gt;[.$AP3:.$AP62])" office:value-type="float"/>
          <table:table-cell table:number-matrix-columns-spanned="1" table:number-matrix-rows-spanned="1" table:formula="of:=SUM([.M3:.M62]&gt;[.$AQ3:.$AQ62])" office:value-type="float"/>
          <table:table-cell table:number-matrix-columns-spanned="1" table:number-matrix-rows-spanned="1" table:formula="of:=SUM([.N3:.N62]&gt;[.$AL3:.$AL62])" office:value-type="float"/>
          <table:table-cell table:number-matrix-columns-spanned="1" table:number-matrix-rows-spanned="1" table:formula="of:=SUM([.O3:.O62]&gt;[.$AM3:.$AM62])" office:value-type="float"/>
          <table:table-cell table:number-matrix-columns-spanned="1" table:number-matrix-rows-spanned="1" table:formula="of:=SUM([.P3:.P62]&gt;[.$AN3:.$AN62])" office:value-type="float"/>
          <table:table-cell table:number-matrix-columns-spanned="1" table:number-matrix-rows-spanned="1" table:formula="of:=SUM([.Q3:.Q62]&gt;[.$AO3:.$AO62])" office:value-type="float"/>
          <table:table-cell table:number-matrix-columns-spanned="1" table:number-matrix-rows-spanned="1" table:formula="of:=SUM([.R3:.R62]&gt;[.$AP3:.$AP62])" office:value-type="float"/>
          <table:table-cell table:number-matrix-columns-spanned="1" table:number-matrix-rows-spanned="1" table:formula="of:=SUM([.S3:.S62]&gt;[.$AQ3:.$AQ62])" office:value-type="float"/>
          <table:table-cell table:number-matrix-columns-spanned="1" table:number-matrix-rows-spanned="1" table:formula="of:=SUM([.T3:.T62]&gt;[.$AL3:.$AL62])" office:value-type="float"/>
          <table:table-cell table:number-matrix-columns-spanned="1" table:number-matrix-rows-spanned="1" table:formula="of:=SUM([.U3:.U62]&gt;[.$AM3:.$AM62])" office:value-type="float"/>
          <table:table-cell table:number-matrix-columns-spanned="1" table:number-matrix-rows-spanned="1" table:formula="of:=SUM([.V3:.V62]&gt;[.$AN3:.$AN62])" office:value-type="float"/>
          <table:table-cell table:number-matrix-columns-spanned="1" table:number-matrix-rows-spanned="1" table:formula="of:=SUM([.W3:.W62]&gt;[.$AO3:.$AO62])" office:value-type="float"/>
          <table:table-cell table:number-matrix-columns-spanned="1" table:number-matrix-rows-spanned="1" table:formula="of:=SUM([.X3:.X62]&gt;[.$AP3:.$AP62])" office:value-type="float"/>
          <table:table-cell table:number-matrix-columns-spanned="1" table:number-matrix-rows-spanned="1" table:formula="of:=SUM([.Y3:.Y62]&gt;[.$AQ3:.$AQ62])" office:value-type="float"/>
          <table:table-cell table:style-name="cellWorst" table:number-matrix-columns-spanned="1" table:number-matrix-rows-spanned="1" table:formula="of:=SUM([.Z3:.Z62]&gt;[.$AL3:.$AL62])" office:value-type="float"/>
          <table:table-cell table:style-name="cellWorst" table:number-matrix-columns-spanned="1" table:number-matrix-rows-spanned="1" table:formula="of:=SUM([.AA3:.AA62]&gt;[.$AM3:.$AM62])" office:value-type="float"/>
          <table:table-cell table:number-matrix-columns-spanned="1" table:number-matrix-rows-spanned="1" table:formula="of:=SUM([.AB3:.AB62]&gt;[.$AN3:.$AN62])" office:value-type="float"/>
          <table:table-cell table:number-matrix-columns-spanned="1" table:number-matrix-rows-spanned="1" table:formula="of:=SUM([.AC3:.AC62]&gt;[.$AO3:.$AO62])" office:value-type="float"/>
          <table:table-cell table:number-matrix-columns-spanned="1" table:number-matrix-rows-spanned="1" table:formula="of:=SUM([.AD3:.AD62]&gt;[.$AP3:.$AP62])" office:value-type="float"/>
          <table:table-cell table:number-matrix-columns-spanned="1" table:number-matrix-rows-spanned="1" table:formula="of:=SUM([.AE3:.AE62]&gt;[.$AQ3:.$AQ6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2]=[.$AR3:.$AR62])" office:value-type="float"/>
          <table:table-cell table:number-matrix-columns-spanned="1" table:number-matrix-rows-spanned="1" table:formula="of:=SUM([.C3:.C62]=[.$AS3:.$AS62])" office:value-type="float"/>
          <table:table-cell table:number-matrix-columns-spanned="1" table:number-matrix-rows-spanned="1" table:formula="of:=SUM([.D3:.D62]=[.$AT3:.$AT62])" office:value-type="float"/>
          <table:table-cell table:number-matrix-columns-spanned="1" table:number-matrix-rows-spanned="1" table:formula="of:=SUM([.E3:.E62]=[.$AU3:.$AU62])" office:value-type="float"/>
          <table:table-cell table:number-matrix-columns-spanned="1" table:number-matrix-rows-spanned="1" table:formula="of:=SUM([.F3:.F62]=[.$AV3:.$AV62])" office:value-type="float"/>
          <table:table-cell table:number-matrix-columns-spanned="1" table:number-matrix-rows-spanned="1" table:formula="of:=SUM([.G3:.G62]=[.$AW3:.$AW62])" office:value-type="float"/>
          <table:table-cell table:number-matrix-columns-spanned="1" table:number-matrix-rows-spanned="1" table:formula="of:=SUM([.H3:.H62]=[.$AR3:.$AR62])" office:value-type="float"/>
          <table:table-cell table:number-matrix-columns-spanned="1" table:number-matrix-rows-spanned="1" table:formula="of:=SUM([.I3:.I62]=[.$AS3:.$AS62])" office:value-type="float"/>
          <table:table-cell table:number-matrix-columns-spanned="1" table:number-matrix-rows-spanned="1" table:formula="of:=SUM([.J3:.J62]=[.$AT3:.$AT62])" office:value-type="float"/>
          <table:table-cell table:number-matrix-columns-spanned="1" table:number-matrix-rows-spanned="1" table:formula="of:=SUM([.K3:.K62]=[.$AU3:.$AU62])" office:value-type="float"/>
          <table:table-cell table:number-matrix-columns-spanned="1" table:number-matrix-rows-spanned="1" table:formula="of:=SUM([.L3:.L62]=[.$AV3:.$AV62])" office:value-type="float"/>
          <table:table-cell table:number-matrix-columns-spanned="1" table:number-matrix-rows-spanned="1" table:formula="of:=SUM([.M3:.M62]=[.$AW3:.$AW62])" office:value-type="float"/>
          <table:table-cell table:number-matrix-columns-spanned="1" table:number-matrix-rows-spanned="1" table:formula="of:=SUM([.N3:.N62]=[.$AR3:.$AR62])" office:value-type="float"/>
          <table:table-cell table:number-matrix-columns-spanned="1" table:number-matrix-rows-spanned="1" table:formula="of:=SUM([.O3:.O62]=[.$AS3:.$AS62])" office:value-type="float"/>
          <table:table-cell table:number-matrix-columns-spanned="1" table:number-matrix-rows-spanned="1" table:formula="of:=SUM([.P3:.P62]=[.$AT3:.$AT62])" office:value-type="float"/>
          <table:table-cell table:number-matrix-columns-spanned="1" table:number-matrix-rows-spanned="1" table:formula="of:=SUM([.Q3:.Q62]=[.$AU3:.$AU62])" office:value-type="float"/>
          <table:table-cell table:number-matrix-columns-spanned="1" table:number-matrix-rows-spanned="1" table:formula="of:=SUM([.R3:.R62]=[.$AV3:.$AV62])" office:value-type="float"/>
          <table:table-cell table:number-matrix-columns-spanned="1" table:number-matrix-rows-spanned="1" table:formula="of:=SUM([.S3:.S62]=[.$AW3:.$AW62])" office:value-type="float"/>
          <table:table-cell table:style-name="cellBest" table:number-matrix-columns-spanned="1" table:number-matrix-rows-spanned="1" table:formula="of:=SUM([.T3:.T62]=[.$AR3:.$AR62])" office:value-type="float"/>
          <table:table-cell table:style-name="cellBest" table:number-matrix-columns-spanned="1" table:number-matrix-rows-spanned="1" table:formula="of:=SUM([.U3:.U62]=[.$AS3:.$AS62])" office:value-type="float"/>
          <table:table-cell table:number-matrix-columns-spanned="1" table:number-matrix-rows-spanned="1" table:formula="of:=SUM([.V3:.V62]=[.$AT3:.$AT62])" office:value-type="float"/>
          <table:table-cell table:number-matrix-columns-spanned="1" table:number-matrix-rows-spanned="1" table:formula="of:=SUM([.W3:.W62]=[.$AU3:.$AU62])" office:value-type="float"/>
          <table:table-cell table:style-name="cellWorst" table:number-matrix-columns-spanned="1" table:number-matrix-rows-spanned="1" table:formula="of:=SUM([.X3:.X62]=[.$AV3:.$AV62])" office:value-type="float"/>
          <table:table-cell table:style-name="cellWorst" table:number-matrix-columns-spanned="1" table:number-matrix-rows-spanned="1" table:formula="of:=SUM([.Y3:.Y62]=[.$AW3:.$AW62])" office:value-type="float"/>
          <table:table-cell table:style-name="cellWorst" table:number-matrix-columns-spanned="1" table:number-matrix-rows-spanned="1" table:formula="of:=SUM([.Z3:.Z62]=[.$AR3:.$AR62])" office:value-type="float"/>
          <table:table-cell table:style-name="cellWorst" table:number-matrix-columns-spanned="1" table:number-matrix-rows-spanned="1" table:formula="of:=SUM([.AA3:.AA62]=[.$AS3:.$AS62])" office:value-type="float"/>
          <table:table-cell table:number-matrix-columns-spanned="1" table:number-matrix-rows-spanned="1" table:formula="of:=SUM([.AB3:.AB62]=[.$AT3:.$AT62])" office:value-type="float"/>
          <table:table-cell table:number-matrix-columns-spanned="1" table:number-matrix-rows-spanned="1" table:formula="of:=SUM([.AC3:.AC62]=[.$AU3:.$AU62])" office:value-type="float"/>
          <table:table-cell table:style-name="cellBest" table:number-matrix-columns-spanned="1" table:number-matrix-rows-spanned="1" table:formula="of:=SUM([.AD3:.AD62]=[.$AV3:.$AV62])" office:value-type="float"/>
          <table:table-cell table:style-name="cellBest" table:number-matrix-columns-spanned="1" table:number-matrix-rows-spanned="1" table:formula="of:=SUM([.AE3:.AE62]=[.$AW3:.$AW6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dse-qq_opt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notq_op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qnotq_optq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enum_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dse-enum_non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2x2/instances</text:p>
          </table:table-cell>
          <table:table-cell table:style-name="cellBest" table:formula="of:=AVERAGE([Instances.B3:Instances.B32])" office:value-type="float"/>
          <table:table-cell table:formula="of:=SUM([Instances.C3:Instances.C32])" office:value-type="float"/>
          <table:table-cell table:formula="of:=AVERAGE([Instances.D3:Instances.D32])" office:value-type="float"/>
          <table:table-cell table:formula="of:=AVERAGE([Instances.E3:Instances.E32])" office:value-type="float"/>
          <table:table-cell table:formula="of:=AVERAGE([Instances.F3:Instances.F32])" office:value-type="float"/>
          <table:table-cell table:formula="of:=AVERAGE([Instances.G3:Instances.G32])" office:value-type="float"/>
          <table:table-cell table:formula="of:=AVERAGE([Instances.H3:Instances.H32])" office:value-type="float"/>
          <table:table-cell table:formula="of:=SUM([Instances.I3:Instances.I32])" office:value-type="float"/>
          <table:table-cell table:formula="of:=AVERAGE([Instances.J3:Instances.J32])" office:value-type="float"/>
          <table:table-cell table:formula="of:=AVERAGE([Instances.K3:Instances.K32])" office:value-type="float"/>
          <table:table-cell table:formula="of:=AVERAGE([Instances.L3:Instances.L32])" office:value-type="float"/>
          <table:table-cell table:formula="of:=AVERAGE([Instances.M3:Instances.M32])" office:value-type="float"/>
          <table:table-cell table:formula="of:=AVERAGE([Instances.N3:Instances.N32])" office:value-type="float"/>
          <table:table-cell table:formula="of:=SUM([Instances.O3:Instances.O32])" office:value-type="float"/>
          <table:table-cell table:formula="of:=AVERAGE([Instances.P3:Instances.P32])" office:value-type="float"/>
          <table:table-cell table:formula="of:=AVERAGE([Instances.Q3:Instances.Q32])" office:value-type="float"/>
          <table:table-cell table:formula="of:=AVERAGE([Instances.R3:Instances.R32])" office:value-type="float"/>
          <table:table-cell table:formula="of:=AVERAGE([Instances.S3:Instances.S32])" office:value-type="float"/>
          <table:table-cell table:formula="of:=AVERAGE([Instances.T3:Instances.T32])" office:value-type="float"/>
          <table:table-cell table:formula="of:=SUM([Instances.U3:Instances.U32])" office:value-type="float"/>
          <table:table-cell table:formula="of:=AVERAGE([Instances.V3:Instances.V32])" office:value-type="float"/>
          <table:table-cell table:formula="of:=AVERAGE([Instances.W3:Instances.W32])" office:value-type="float"/>
          <table:table-cell table:formula="of:=AVERAGE([Instances.X3:Instances.X32])" office:value-type="float"/>
          <table:table-cell table:formula="of:=AVERAGE([Instances.Y3:Instances.Y32])" office:value-type="float"/>
          <table:table-cell table:style-name="cellWorst" table:formula="of:=AVERAGE([Instances.Z3:Instances.Z32])" office:value-type="float"/>
          <table:table-cell table:style-name="cellWorst" table:formula="of:=SUM([Instances.AA3:Instances.AA32])" office:value-type="float"/>
          <table:table-cell table:formula="of:=AVERAGE([Instances.AB3:Instances.AB32])" office:value-type="float"/>
          <table:table-cell table:formula="of:=AVERAGE([Instances.AC3:Instances.AC32])" office:value-type="float"/>
          <table:table-cell table:formula="of:=AVERAGE([Instances.AD3:Instances.AD32])" office:value-type="float"/>
          <table:table-cell table:formula="of:=AVERAGE([Instances.AE3:Instances.AE32])" office:value-type="float"/>
          <table:table-cell table:formula="of:=MIN([.$B3];[.$H3];[.$N3];[.$T3];[.$Z3])" office:value-type="float"/>
          <table:table-cell table:formula="of:=MIN([.$C3];[.$I3];[.$O3];[.$U3];[.$AA3])" office:value-type="float"/>
          <table:table-cell table:formula="of:=MIN([.$D3];[.$J3];[.$P3];[.$V3];[.$AB3])" office:value-type="float"/>
          <table:table-cell table:formula="of:=MIN([.$E3];[.$K3];[.$Q3];[.$W3];[.$AC3])" office:value-type="float"/>
          <table:table-cell table:formula="of:=MIN([.$F3];[.$L3];[.$R3];[.$X3];[.$AD3])" office:value-type="float"/>
          <table:table-cell table:formula="of:=MIN([.$G3];[.$M3];[.$S3];[.$Y3];[.$AE3])" office:value-type="float"/>
          <table:table-cell table:formula="of:=MEDIAN([.$B3];[.$H3];[.$N3];[.$T3];[.$Z3])" office:value-type="float"/>
          <table:table-cell table:formula="of:=MEDIAN([.$C3];[.$I3];[.$O3];[.$U3];[.$AA3])" office:value-type="float"/>
          <table:table-cell table:formula="of:=MEDIAN([.$D3];[.$J3];[.$P3];[.$V3];[.$AB3])" office:value-type="float"/>
          <table:table-cell table:formula="of:=MEDIAN([.$E3];[.$K3];[.$Q3];[.$W3];[.$AC3])" office:value-type="float"/>
          <table:table-cell table:formula="of:=MEDIAN([.$F3];[.$L3];[.$R3];[.$X3];[.$AD3])" office:value-type="float"/>
          <table:table-cell table:formula="of:=MEDIAN([.$G3];[.$M3];[.$S3];[.$Y3];[.$AE3])" office:value-type="float"/>
          <table:table-cell table:formula="of:=MAX([.$B3];[.$H3];[.$N3];[.$T3];[.$Z3])" office:value-type="float"/>
          <table:table-cell table:formula="of:=MAX([.$C3];[.$I3];[.$O3];[.$U3];[.$AA3])" office:value-type="float"/>
          <table:table-cell table:formula="of:=MAX([.$D3];[.$J3];[.$P3];[.$V3];[.$AB3])" office:value-type="float"/>
          <table:table-cell table:formula="of:=MAX([.$E3];[.$K3];[.$Q3];[.$W3];[.$AC3])" office:value-type="float"/>
          <table:table-cell table:formula="of:=MAX([.$F3];[.$L3];[.$R3];[.$X3];[.$AD3])" office:value-type="float"/>
          <table:table-cell table:formula="of:=MAX([.$G3];[.$M3];[.$S3];[.$Y3];[.$AE3])" office:value-type="float"/>
        </table:table-row>
        <table:table-row table:style-name="ro1">
          <table:table-cell office:value-type="string">
            <text:p>3x3/instances</text:p>
          </table:table-cell>
          <table:table-cell table:formula="of:=AVERAGE([Instances.B33:Instances.B62])" office:value-type="float"/>
          <table:table-cell table:formula="of:=SUM([Instances.C33:Instances.C62])" office:value-type="float"/>
          <table:table-cell table:formula="of:=AVERAGE([Instances.D33:Instances.D62])" office:value-type="float"/>
          <table:table-cell table:formula="of:=AVERAGE([Instances.E33:Instances.E62])" office:value-type="float"/>
          <table:table-cell table:formula="of:=AVERAGE([Instances.F33:Instances.F62])" office:value-type="float"/>
          <table:table-cell table:formula="of:=AVERAGE([Instances.G33:Instances.G62])" office:value-type="float"/>
          <table:table-cell table:formula="of:=AVERAGE([Instances.H33:Instances.H62])" office:value-type="float"/>
          <table:table-cell table:formula="of:=SUM([Instances.I33:Instances.I62])" office:value-type="float"/>
          <table:table-cell table:formula="of:=AVERAGE([Instances.J33:Instances.J62])" office:value-type="float"/>
          <table:table-cell table:formula="of:=AVERAGE([Instances.K33:Instances.K62])" office:value-type="float"/>
          <table:table-cell table:formula="of:=AVERAGE([Instances.L33:Instances.L62])" office:value-type="float"/>
          <table:table-cell table:formula="of:=AVERAGE([Instances.M33:Instances.M62])" office:value-type="float"/>
          <table:table-cell table:formula="of:=AVERAGE([Instances.N33:Instances.N62])" office:value-type="float"/>
          <table:table-cell table:formula="of:=SUM([Instances.O33:Instances.O62])" office:value-type="float"/>
          <table:table-cell table:formula="of:=AVERAGE([Instances.P33:Instances.P62])" office:value-type="float"/>
          <table:table-cell table:formula="of:=AVERAGE([Instances.Q33:Instances.Q62])" office:value-type="float"/>
          <table:table-cell table:formula="of:=AVERAGE([Instances.R33:Instances.R62])" office:value-type="float"/>
          <table:table-cell table:formula="of:=AVERAGE([Instances.S33:Instances.S62])" office:value-type="float"/>
          <table:table-cell table:style-name="cellBest" table:formula="of:=AVERAGE([Instances.T33:Instances.T62])" office:value-type="float"/>
          <table:table-cell table:style-name="cellBest" table:formula="of:=SUM([Instances.U33:Instances.U62])" office:value-type="float"/>
          <table:table-cell table:formula="of:=AVERAGE([Instances.V33:Instances.V62])" office:value-type="float"/>
          <table:table-cell table:formula="of:=AVERAGE([Instances.W33:Instances.W62])" office:value-type="float"/>
          <table:table-cell table:formula="of:=AVERAGE([Instances.X33:Instances.X62])" office:value-type="float"/>
          <table:table-cell table:style-name="cellBest" table:formula="of:=AVERAGE([Instances.Y33:Instances.Y62])" office:value-type="float"/>
          <table:table-cell table:style-name="cellWorst" table:formula="of:=AVERAGE([Instances.Z33:Instances.Z62])" office:value-type="float"/>
          <table:table-cell table:style-name="cellWorst" table:formula="of:=SUM([Instances.AA33:Instances.AA62])" office:value-type="float"/>
          <table:table-cell table:formula="of:=AVERAGE([Instances.AB33:Instances.AB62])" office:value-type="float"/>
          <table:table-cell table:formula="of:=AVERAGE([Instances.AC33:Instances.AC62])" office:value-type="float"/>
          <table:table-cell table:formula="of:=AVERAGE([Instances.AD33:Instances.AD62])" office:value-type="float"/>
          <table:table-cell table:style-name="cellWorst" table:formula="of:=AVERAGE([Instances.AE33:Instances.AE62])" office:value-type="float"/>
          <table:table-cell table:formula="of:=MIN([.$B4];[.$H4];[.$N4];[.$T4];[.$Z4])" office:value-type="float"/>
          <table:table-cell table:formula="of:=MIN([.$C4];[.$I4];[.$O4];[.$U4];[.$AA4])" office:value-type="float"/>
          <table:table-cell table:formula="of:=MIN([.$D4];[.$J4];[.$P4];[.$V4];[.$AB4])" office:value-type="float"/>
          <table:table-cell table:formula="of:=MIN([.$E4];[.$K4];[.$Q4];[.$W4];[.$AC4])" office:value-type="float"/>
          <table:table-cell table:formula="of:=MIN([.$F4];[.$L4];[.$R4];[.$X4];[.$AD4])" office:value-type="float"/>
          <table:table-cell table:formula="of:=MIN([.$G4];[.$M4];[.$S4];[.$Y4];[.$AE4])" office:value-type="float"/>
          <table:table-cell table:formula="of:=MEDIAN([.$B4];[.$H4];[.$N4];[.$T4];[.$Z4])" office:value-type="float"/>
          <table:table-cell table:formula="of:=MEDIAN([.$C4];[.$I4];[.$O4];[.$U4];[.$AA4])" office:value-type="float"/>
          <table:table-cell table:formula="of:=MEDIAN([.$D4];[.$J4];[.$P4];[.$V4];[.$AB4])" office:value-type="float"/>
          <table:table-cell table:formula="of:=MEDIAN([.$E4];[.$K4];[.$Q4];[.$W4];[.$AC4])" office:value-type="float"/>
          <table:table-cell table:formula="of:=MEDIAN([.$F4];[.$L4];[.$R4];[.$X4];[.$AD4])" office:value-type="float"/>
          <table:table-cell table:formula="of:=MEDIAN([.$G4];[.$M4];[.$S4];[.$Y4];[.$AE4])" office:value-type="float"/>
          <table:table-cell table:formula="of:=MAX([.$B4];[.$H4];[.$N4];[.$T4];[.$Z4])" office:value-type="float"/>
          <table:table-cell table:formula="of:=MAX([.$C4];[.$I4];[.$O4];[.$U4];[.$AA4])" office:value-type="float"/>
          <table:table-cell table:formula="of:=MAX([.$D4];[.$J4];[.$P4];[.$V4];[.$AB4])" office:value-type="float"/>
          <table:table-cell table:formula="of:=MAX([.$E4];[.$K4];[.$Q4];[.$W4];[.$AC4])" office:value-type="float"/>
          <table:table-cell table:formula="of:=MAX([.$F4];[.$L4];[.$R4];[.$X4];[.$AD4])" office:value-type="float"/>
          <table:table-cell table:formula="of:=MAX([.$G4];[.$M4];[.$S4];[.$Y4];[.$AE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style-name="cellBest" table:formula="of:=SUM([.T3:.T4])" office:value-type="float"/>
          <table:table-cell table:style-name="cellBest"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style-name="cellBest" table:formula="of:=SUM([.Y3:.Y4])" office:value-type="float"/>
          <table:table-cell table:style-name="cellWorst" table:formula="of:=SUM([.Z3:.Z4])" office:value-type="float"/>
          <table:table-cell table:style-name="cellWorst"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style-name="cellWorst"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style-name="cellBest" table:formula="of:=AVERAGE([.T3:.T4])" office:value-type="float"/>
          <table:table-cell table:style-name="cellBest"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style-name="cellBest" table:formula="of:=AVERAGE([.Y3:.Y4])" office:value-type="float"/>
          <table:table-cell table:style-name="cellWorst" table:formula="of:=AVERAGE([.Z3:.Z4])" office:value-type="float"/>
          <table:table-cell table:style-name="cellWorst"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style-name="cellWorst"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</table:table-row>
        <table:table-row table:style-name="ro1">
          <table:table-cell office:value-type="string">
            <text:p>DEV</text:p>
          </table:table-cell>
          <table:table-cell table:style-name="cellWorst"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style-name="cellBest"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style-name="cellBest" table:formula="of:=STDEV([.Y3:.Y4])" office:value-type="float"/>
          <table:table-cell table:style-name="cellBest" table:formula="of:=STDEV([.Z3:.Z4])" office:value-type="float"/>
          <table:table-cell table:style-name="cellBest"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style-name="cellWorst"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AF3:.$AF4])^2)^0.5" office:value-type="float"/>
          <table:table-cell table:number-matrix-columns-spanned="1" table:number-matrix-rows-spanned="1" table:formula="of:=SUM(([.C3:.C4]-[.$AG3:.$AG4])^2)^0.5" office:value-type="float"/>
          <table:table-cell table:number-matrix-columns-spanned="1" table:number-matrix-rows-spanned="1" table:formula="of:=SUM(([.D3:.D4]-[.$AH3:.$AH4])^2)^0.5" office:value-type="float"/>
          <table:table-cell table:number-matrix-columns-spanned="1" table:number-matrix-rows-spanned="1" table:formula="of:=SUM(([.E3:.E4]-[.$AI3:.$AI4])^2)^0.5" office:value-type="float"/>
          <table:table-cell table:number-matrix-columns-spanned="1" table:number-matrix-rows-spanned="1" table:formula="of:=SUM(([.F3:.F4]-[.$AJ3:.$AJ4])^2)^0.5" office:value-type="float"/>
          <table:table-cell table:number-matrix-columns-spanned="1" table:number-matrix-rows-spanned="1" table:formula="of:=SUM(([.G3:.G4]-[.$AK3:.$AK4])^2)^0.5" office:value-type="float"/>
          <table:table-cell table:number-matrix-columns-spanned="1" table:number-matrix-rows-spanned="1" table:formula="of:=SUM(([.H3:.H4]-[.$AF3:.$AF4])^2)^0.5" office:value-type="float"/>
          <table:table-cell table:number-matrix-columns-spanned="1" table:number-matrix-rows-spanned="1" table:formula="of:=SUM(([.I3:.I4]-[.$AG3:.$AG4])^2)^0.5" office:value-type="float"/>
          <table:table-cell table:number-matrix-columns-spanned="1" table:number-matrix-rows-spanned="1" table:formula="of:=SUM(([.J3:.J4]-[.$AH3:.$AH4])^2)^0.5" office:value-type="float"/>
          <table:table-cell table:number-matrix-columns-spanned="1" table:number-matrix-rows-spanned="1" table:formula="of:=SUM(([.K3:.K4]-[.$AI3:.$AI4])^2)^0.5" office:value-type="float"/>
          <table:table-cell table:number-matrix-columns-spanned="1" table:number-matrix-rows-spanned="1" table:formula="of:=SUM(([.L3:.L4]-[.$AJ3:.$AJ4])^2)^0.5" office:value-type="float"/>
          <table:table-cell table:number-matrix-columns-spanned="1" table:number-matrix-rows-spanned="1" table:formula="of:=SUM(([.M3:.M4]-[.$AK3:.$AK4])^2)^0.5" office:value-type="float"/>
          <table:table-cell table:number-matrix-columns-spanned="1" table:number-matrix-rows-spanned="1" table:formula="of:=SUM(([.N3:.N4]-[.$AF3:.$AF4])^2)^0.5" office:value-type="float"/>
          <table:table-cell table:number-matrix-columns-spanned="1" table:number-matrix-rows-spanned="1" table:formula="of:=SUM(([.O3:.O4]-[.$AG3:.$AG4])^2)^0.5" office:value-type="float"/>
          <table:table-cell table:number-matrix-columns-spanned="1" table:number-matrix-rows-spanned="1" table:formula="of:=SUM(([.P3:.P4]-[.$AH3:.$AH4])^2)^0.5" office:value-type="float"/>
          <table:table-cell table:number-matrix-columns-spanned="1" table:number-matrix-rows-spanned="1" table:formula="of:=SUM(([.Q3:.Q4]-[.$AI3:.$AI4])^2)^0.5" office:value-type="float"/>
          <table:table-cell table:number-matrix-columns-spanned="1" table:number-matrix-rows-spanned="1" table:formula="of:=SUM(([.R3:.R4]-[.$AJ3:.$AJ4])^2)^0.5" office:value-type="float"/>
          <table:table-cell table:number-matrix-columns-spanned="1" table:number-matrix-rows-spanned="1" table:formula="of:=SUM(([.S3:.S4]-[.$AK3:.$AK4])^2)^0.5" office:value-type="float"/>
          <table:table-cell table:style-name="cellBest" table:number-matrix-columns-spanned="1" table:number-matrix-rows-spanned="1" table:formula="of:=SUM(([.T3:.T4]-[.$AF3:.$AF4])^2)^0.5" office:value-type="float"/>
          <table:table-cell table:style-name="cellBest" table:number-matrix-columns-spanned="1" table:number-matrix-rows-spanned="1" table:formula="of:=SUM(([.U3:.U4]-[.$AG3:.$AG4])^2)^0.5" office:value-type="float"/>
          <table:table-cell table:number-matrix-columns-spanned="1" table:number-matrix-rows-spanned="1" table:formula="of:=SUM(([.V3:.V4]-[.$AH3:.$AH4])^2)^0.5" office:value-type="float"/>
          <table:table-cell table:number-matrix-columns-spanned="1" table:number-matrix-rows-spanned="1" table:formula="of:=SUM(([.W3:.W4]-[.$AI3:.$AI4])^2)^0.5" office:value-type="float"/>
          <table:table-cell table:number-matrix-columns-spanned="1" table:number-matrix-rows-spanned="1" table:formula="of:=SUM(([.X3:.X4]-[.$AJ3:.$AJ4])^2)^0.5" office:value-type="float"/>
          <table:table-cell table:style-name="cellBest" table:number-matrix-columns-spanned="1" table:number-matrix-rows-spanned="1" table:formula="of:=SUM(([.Y3:.Y4]-[.$AK3:.$AK4])^2)^0.5" office:value-type="float"/>
          <table:table-cell table:style-name="cellWorst" table:number-matrix-columns-spanned="1" table:number-matrix-rows-spanned="1" table:formula="of:=SUM(([.Z3:.Z4]-[.$AF3:.$AF4])^2)^0.5" office:value-type="float"/>
          <table:table-cell table:style-name="cellWorst" table:number-matrix-columns-spanned="1" table:number-matrix-rows-spanned="1" table:formula="of:=SUM(([.AA3:.AA4]-[.$AG3:.$AG4])^2)^0.5" office:value-type="float"/>
          <table:table-cell table:number-matrix-columns-spanned="1" table:number-matrix-rows-spanned="1" table:formula="of:=SUM(([.AB3:.AB4]-[.$AH3:.$AH4])^2)^0.5" office:value-type="float"/>
          <table:table-cell table:number-matrix-columns-spanned="1" table:number-matrix-rows-spanned="1" table:formula="of:=SUM(([.AC3:.AC4]-[.$AI3:.$AI4])^2)^0.5" office:value-type="float"/>
          <table:table-cell table:number-matrix-columns-spanned="1" table:number-matrix-rows-spanned="1" table:formula="of:=SUM(([.AD3:.AD4]-[.$AJ3:.$AJ4])^2)^0.5" office:value-type="float"/>
          <table:table-cell table:style-name="cellWorst" table:number-matrix-columns-spanned="1" table:number-matrix-rows-spanned="1" table:formula="of:=SUM(([.AE3:.AE4]-[.$AK3:.$AK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AF3:.$AF4])" office:value-type="float"/>
          <table:table-cell table:number-matrix-columns-spanned="1" table:number-matrix-rows-spanned="1" table:formula="of:=SUM([.C3:.C4]=[.$AG3:.$AG4])" office:value-type="float"/>
          <table:table-cell table:number-matrix-columns-spanned="1" table:number-matrix-rows-spanned="1" table:formula="of:=SUM([.D3:.D4]=[.$AH3:.$AH4])" office:value-type="float"/>
          <table:table-cell table:number-matrix-columns-spanned="1" table:number-matrix-rows-spanned="1" table:formula="of:=SUM([.E3:.E4]=[.$AI3:.$AI4])" office:value-type="float"/>
          <table:table-cell table:number-matrix-columns-spanned="1" table:number-matrix-rows-spanned="1" table:formula="of:=SUM([.F3:.F4]=[.$AJ3:.$AJ4])" office:value-type="float"/>
          <table:table-cell table:number-matrix-columns-spanned="1" table:number-matrix-rows-spanned="1" table:formula="of:=SUM([.G3:.G4]=[.$AK3:.$AK4])" office:value-type="float"/>
          <table:table-cell table:number-matrix-columns-spanned="1" table:number-matrix-rows-spanned="1" table:formula="of:=SUM([.H3:.H4]=[.$AF3:.$AF4])" office:value-type="float"/>
          <table:table-cell table:number-matrix-columns-spanned="1" table:number-matrix-rows-spanned="1" table:formula="of:=SUM([.I3:.I4]=[.$AG3:.$AG4])" office:value-type="float"/>
          <table:table-cell table:number-matrix-columns-spanned="1" table:number-matrix-rows-spanned="1" table:formula="of:=SUM([.J3:.J4]=[.$AH3:.$AH4])" office:value-type="float"/>
          <table:table-cell table:number-matrix-columns-spanned="1" table:number-matrix-rows-spanned="1" table:formula="of:=SUM([.K3:.K4]=[.$AI3:.$AI4])" office:value-type="float"/>
          <table:table-cell table:number-matrix-columns-spanned="1" table:number-matrix-rows-spanned="1" table:formula="of:=SUM([.L3:.L4]=[.$AJ3:.$AJ4])" office:value-type="float"/>
          <table:table-cell table:number-matrix-columns-spanned="1" table:number-matrix-rows-spanned="1" table:formula="of:=SUM([.M3:.M4]=[.$AK3:.$AK4])" office:value-type="float"/>
          <table:table-cell table:number-matrix-columns-spanned="1" table:number-matrix-rows-spanned="1" table:formula="of:=SUM([.N3:.N4]=[.$AF3:.$AF4])" office:value-type="float"/>
          <table:table-cell table:number-matrix-columns-spanned="1" table:number-matrix-rows-spanned="1" table:formula="of:=SUM([.O3:.O4]=[.$AG3:.$AG4])" office:value-type="float"/>
          <table:table-cell table:number-matrix-columns-spanned="1" table:number-matrix-rows-spanned="1" table:formula="of:=SUM([.P3:.P4]=[.$AH3:.$AH4])" office:value-type="float"/>
          <table:table-cell table:number-matrix-columns-spanned="1" table:number-matrix-rows-spanned="1" table:formula="of:=SUM([.Q3:.Q4]=[.$AI3:.$AI4])" office:value-type="float"/>
          <table:table-cell table:number-matrix-columns-spanned="1" table:number-matrix-rows-spanned="1" table:formula="of:=SUM([.R3:.R4]=[.$AJ3:.$AJ4])" office:value-type="float"/>
          <table:table-cell table:number-matrix-columns-spanned="1" table:number-matrix-rows-spanned="1" table:formula="of:=SUM([.S3:.S4]=[.$AK3:.$AK4])" office:value-type="float"/>
          <table:table-cell table:number-matrix-columns-spanned="1" table:number-matrix-rows-spanned="1" table:formula="of:=SUM([.T3:.T4]=[.$AF3:.$AF4])" office:value-type="float"/>
          <table:table-cell table:number-matrix-columns-spanned="1" table:number-matrix-rows-spanned="1" table:formula="of:=SUM([.U3:.U4]=[.$AG3:.$AG4])" office:value-type="float"/>
          <table:table-cell table:number-matrix-columns-spanned="1" table:number-matrix-rows-spanned="1" table:formula="of:=SUM([.V3:.V4]=[.$AH3:.$AH4])" office:value-type="float"/>
          <table:table-cell table:number-matrix-columns-spanned="1" table:number-matrix-rows-spanned="1" table:formula="of:=SUM([.W3:.W4]=[.$AI3:.$AI4])" office:value-type="float"/>
          <table:table-cell table:number-matrix-columns-spanned="1" table:number-matrix-rows-spanned="1" table:formula="of:=SUM([.X3:.X4]=[.$AJ3:.$AJ4])" office:value-type="float"/>
          <table:table-cell table:number-matrix-columns-spanned="1" table:number-matrix-rows-spanned="1" table:formula="of:=SUM([.Y3:.Y4]=[.$AK3:.$AK4])" office:value-type="float"/>
          <table:table-cell table:number-matrix-columns-spanned="1" table:number-matrix-rows-spanned="1" table:formula="of:=SUM([.Z3:.Z4]=[.$AF3:.$AF4])" office:value-type="float"/>
          <table:table-cell table:number-matrix-columns-spanned="1" table:number-matrix-rows-spanned="1" table:formula="of:=SUM([.AA3:.AA4]=[.$AG3:.$AG4])" office:value-type="float"/>
          <table:table-cell table:number-matrix-columns-spanned="1" table:number-matrix-rows-spanned="1" table:formula="of:=SUM([.AB3:.AB4]=[.$AH3:.$AH4])" office:value-type="float"/>
          <table:table-cell table:number-matrix-columns-spanned="1" table:number-matrix-rows-spanned="1" table:formula="of:=SUM([.AC3:.AC4]=[.$AI3:.$AI4])" office:value-type="float"/>
          <table:table-cell table:number-matrix-columns-spanned="1" table:number-matrix-rows-spanned="1" table:formula="of:=SUM([.AD3:.AD4]=[.$AJ3:.$AJ4])" office:value-type="float"/>
          <table:table-cell table:number-matrix-columns-spanned="1" table:number-matrix-rows-spanned="1" table:formula="of:=SUM([.AE3:.AE4]=[.$AK3:.$AK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L3:.$AL4])" office:value-type="float"/>
          <table:table-cell table:number-matrix-columns-spanned="1" table:number-matrix-rows-spanned="1" table:formula="of:=SUM([.C3:.C4]&lt;[.$AM3:.$AM4])" office:value-type="float"/>
          <table:table-cell table:number-matrix-columns-spanned="1" table:number-matrix-rows-spanned="1" table:formula="of:=SUM([.D3:.D4]&lt;[.$AN3:.$AN4])" office:value-type="float"/>
          <table:table-cell table:number-matrix-columns-spanned="1" table:number-matrix-rows-spanned="1" table:formula="of:=SUM([.E3:.E4]&lt;[.$AO3:.$AO4])" office:value-type="float"/>
          <table:table-cell table:number-matrix-columns-spanned="1" table:number-matrix-rows-spanned="1" table:formula="of:=SUM([.F3:.F4]&lt;[.$AP3:.$AP4])" office:value-type="float"/>
          <table:table-cell table:number-matrix-columns-spanned="1" table:number-matrix-rows-spanned="1" table:formula="of:=SUM([.G3:.G4]&lt;[.$AQ3:.$AQ4])" office:value-type="float"/>
          <table:table-cell table:number-matrix-columns-spanned="1" table:number-matrix-rows-spanned="1" table:formula="of:=SUM([.H3:.H4]&lt;[.$AL3:.$AL4])" office:value-type="float"/>
          <table:table-cell table:number-matrix-columns-spanned="1" table:number-matrix-rows-spanned="1" table:formula="of:=SUM([.I3:.I4]&lt;[.$AM3:.$AM4])" office:value-type="float"/>
          <table:table-cell table:number-matrix-columns-spanned="1" table:number-matrix-rows-spanned="1" table:formula="of:=SUM([.J3:.J4]&lt;[.$AN3:.$AN4])" office:value-type="float"/>
          <table:table-cell table:number-matrix-columns-spanned="1" table:number-matrix-rows-spanned="1" table:formula="of:=SUM([.K3:.K4]&lt;[.$AO3:.$AO4])" office:value-type="float"/>
          <table:table-cell table:number-matrix-columns-spanned="1" table:number-matrix-rows-spanned="1" table:formula="of:=SUM([.L3:.L4]&lt;[.$AP3:.$AP4])" office:value-type="float"/>
          <table:table-cell table:number-matrix-columns-spanned="1" table:number-matrix-rows-spanned="1" table:formula="of:=SUM([.M3:.M4]&lt;[.$AQ3:.$AQ4])" office:value-type="float"/>
          <table:table-cell table:number-matrix-columns-spanned="1" table:number-matrix-rows-spanned="1" table:formula="of:=SUM([.N3:.N4]&lt;[.$AL3:.$AL4])" office:value-type="float"/>
          <table:table-cell table:number-matrix-columns-spanned="1" table:number-matrix-rows-spanned="1" table:formula="of:=SUM([.O3:.O4]&lt;[.$AM3:.$AM4])" office:value-type="float"/>
          <table:table-cell table:number-matrix-columns-spanned="1" table:number-matrix-rows-spanned="1" table:formula="of:=SUM([.P3:.P4]&lt;[.$AN3:.$AN4])" office:value-type="float"/>
          <table:table-cell table:number-matrix-columns-spanned="1" table:number-matrix-rows-spanned="1" table:formula="of:=SUM([.Q3:.Q4]&lt;[.$AO3:.$AO4])" office:value-type="float"/>
          <table:table-cell table:number-matrix-columns-spanned="1" table:number-matrix-rows-spanned="1" table:formula="of:=SUM([.R3:.R4]&lt;[.$AP3:.$AP4])" office:value-type="float"/>
          <table:table-cell table:number-matrix-columns-spanned="1" table:number-matrix-rows-spanned="1" table:formula="of:=SUM([.S3:.S4]&lt;[.$AQ3:.$AQ4])" office:value-type="float"/>
          <table:table-cell table:number-matrix-columns-spanned="1" table:number-matrix-rows-spanned="1" table:formula="of:=SUM([.T3:.T4]&lt;[.$AL3:.$AL4])" office:value-type="float"/>
          <table:table-cell table:number-matrix-columns-spanned="1" table:number-matrix-rows-spanned="1" table:formula="of:=SUM([.U3:.U4]&lt;[.$AM3:.$AM4])" office:value-type="float"/>
          <table:table-cell table:number-matrix-columns-spanned="1" table:number-matrix-rows-spanned="1" table:formula="of:=SUM([.V3:.V4]&lt;[.$AN3:.$AN4])" office:value-type="float"/>
          <table:table-cell table:number-matrix-columns-spanned="1" table:number-matrix-rows-spanned="1" table:formula="of:=SUM([.W3:.W4]&lt;[.$AO3:.$AO4])" office:value-type="float"/>
          <table:table-cell table:number-matrix-columns-spanned="1" table:number-matrix-rows-spanned="1" table:formula="of:=SUM([.X3:.X4]&lt;[.$AP3:.$AP4])" office:value-type="float"/>
          <table:table-cell table:number-matrix-columns-spanned="1" table:number-matrix-rows-spanned="1" table:formula="of:=SUM([.Y3:.Y4]&lt;[.$AQ3:.$AQ4])" office:value-type="float"/>
          <table:table-cell table:number-matrix-columns-spanned="1" table:number-matrix-rows-spanned="1" table:formula="of:=SUM([.Z3:.Z4]&lt;[.$AL3:.$AL4])" office:value-type="float"/>
          <table:table-cell table:number-matrix-columns-spanned="1" table:number-matrix-rows-spanned="1" table:formula="of:=SUM([.AA3:.AA4]&lt;[.$AM3:.$AM4])" office:value-type="float"/>
          <table:table-cell table:number-matrix-columns-spanned="1" table:number-matrix-rows-spanned="1" table:formula="of:=SUM([.AB3:.AB4]&lt;[.$AN3:.$AN4])" office:value-type="float"/>
          <table:table-cell table:number-matrix-columns-spanned="1" table:number-matrix-rows-spanned="1" table:formula="of:=SUM([.AC3:.AC4]&lt;[.$AO3:.$AO4])" office:value-type="float"/>
          <table:table-cell table:number-matrix-columns-spanned="1" table:number-matrix-rows-spanned="1" table:formula="of:=SUM([.AD3:.AD4]&lt;[.$AP3:.$AP4])" office:value-type="float"/>
          <table:table-cell table:number-matrix-columns-spanned="1" table:number-matrix-rows-spanned="1" table:formula="of:=SUM([.AE3:.AE4]&lt;[.$AQ3:.$AQ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L3:.$AL4])" office:value-type="float"/>
          <table:table-cell table:number-matrix-columns-spanned="1" table:number-matrix-rows-spanned="1" table:formula="of:=SUM([.C3:.C4]&gt;[.$AM3:.$AM4])" office:value-type="float"/>
          <table:table-cell table:number-matrix-columns-spanned="1" table:number-matrix-rows-spanned="1" table:formula="of:=SUM([.D3:.D4]&gt;[.$AN3:.$AN4])" office:value-type="float"/>
          <table:table-cell table:number-matrix-columns-spanned="1" table:number-matrix-rows-spanned="1" table:formula="of:=SUM([.E3:.E4]&gt;[.$AO3:.$AO4])" office:value-type="float"/>
          <table:table-cell table:number-matrix-columns-spanned="1" table:number-matrix-rows-spanned="1" table:formula="of:=SUM([.F3:.F4]&gt;[.$AP3:.$AP4])" office:value-type="float"/>
          <table:table-cell table:number-matrix-columns-spanned="1" table:number-matrix-rows-spanned="1" table:formula="of:=SUM([.G3:.G4]&gt;[.$AQ3:.$AQ4])" office:value-type="float"/>
          <table:table-cell table:number-matrix-columns-spanned="1" table:number-matrix-rows-spanned="1" table:formula="of:=SUM([.H3:.H4]&gt;[.$AL3:.$AL4])" office:value-type="float"/>
          <table:table-cell table:number-matrix-columns-spanned="1" table:number-matrix-rows-spanned="1" table:formula="of:=SUM([.I3:.I4]&gt;[.$AM3:.$AM4])" office:value-type="float"/>
          <table:table-cell table:number-matrix-columns-spanned="1" table:number-matrix-rows-spanned="1" table:formula="of:=SUM([.J3:.J4]&gt;[.$AN3:.$AN4])" office:value-type="float"/>
          <table:table-cell table:number-matrix-columns-spanned="1" table:number-matrix-rows-spanned="1" table:formula="of:=SUM([.K3:.K4]&gt;[.$AO3:.$AO4])" office:value-type="float"/>
          <table:table-cell table:number-matrix-columns-spanned="1" table:number-matrix-rows-spanned="1" table:formula="of:=SUM([.L3:.L4]&gt;[.$AP3:.$AP4])" office:value-type="float"/>
          <table:table-cell table:number-matrix-columns-spanned="1" table:number-matrix-rows-spanned="1" table:formula="of:=SUM([.M3:.M4]&gt;[.$AQ3:.$AQ4])" office:value-type="float"/>
          <table:table-cell table:number-matrix-columns-spanned="1" table:number-matrix-rows-spanned="1" table:formula="of:=SUM([.N3:.N4]&gt;[.$AL3:.$AL4])" office:value-type="float"/>
          <table:table-cell table:number-matrix-columns-spanned="1" table:number-matrix-rows-spanned="1" table:formula="of:=SUM([.O3:.O4]&gt;[.$AM3:.$AM4])" office:value-type="float"/>
          <table:table-cell table:number-matrix-columns-spanned="1" table:number-matrix-rows-spanned="1" table:formula="of:=SUM([.P3:.P4]&gt;[.$AN3:.$AN4])" office:value-type="float"/>
          <table:table-cell table:number-matrix-columns-spanned="1" table:number-matrix-rows-spanned="1" table:formula="of:=SUM([.Q3:.Q4]&gt;[.$AO3:.$AO4])" office:value-type="float"/>
          <table:table-cell table:number-matrix-columns-spanned="1" table:number-matrix-rows-spanned="1" table:formula="of:=SUM([.R3:.R4]&gt;[.$AP3:.$AP4])" office:value-type="float"/>
          <table:table-cell table:number-matrix-columns-spanned="1" table:number-matrix-rows-spanned="1" table:formula="of:=SUM([.S3:.S4]&gt;[.$AQ3:.$AQ4])" office:value-type="float"/>
          <table:table-cell table:number-matrix-columns-spanned="1" table:number-matrix-rows-spanned="1" table:formula="of:=SUM([.T3:.T4]&gt;[.$AL3:.$AL4])" office:value-type="float"/>
          <table:table-cell table:number-matrix-columns-spanned="1" table:number-matrix-rows-spanned="1" table:formula="of:=SUM([.U3:.U4]&gt;[.$AM3:.$AM4])" office:value-type="float"/>
          <table:table-cell table:number-matrix-columns-spanned="1" table:number-matrix-rows-spanned="1" table:formula="of:=SUM([.V3:.V4]&gt;[.$AN3:.$AN4])" office:value-type="float"/>
          <table:table-cell table:number-matrix-columns-spanned="1" table:number-matrix-rows-spanned="1" table:formula="of:=SUM([.W3:.W4]&gt;[.$AO3:.$AO4])" office:value-type="float"/>
          <table:table-cell table:number-matrix-columns-spanned="1" table:number-matrix-rows-spanned="1" table:formula="of:=SUM([.X3:.X4]&gt;[.$AP3:.$AP4])" office:value-type="float"/>
          <table:table-cell table:number-matrix-columns-spanned="1" table:number-matrix-rows-spanned="1" table:formula="of:=SUM([.Y3:.Y4]&gt;[.$AQ3:.$AQ4])" office:value-type="float"/>
          <table:table-cell table:number-matrix-columns-spanned="1" table:number-matrix-rows-spanned="1" table:formula="of:=SUM([.Z3:.Z4]&gt;[.$AL3:.$AL4])" office:value-type="float"/>
          <table:table-cell table:number-matrix-columns-spanned="1" table:number-matrix-rows-spanned="1" table:formula="of:=SUM([.AA3:.AA4]&gt;[.$AM3:.$AM4])" office:value-type="float"/>
          <table:table-cell table:number-matrix-columns-spanned="1" table:number-matrix-rows-spanned="1" table:formula="of:=SUM([.AB3:.AB4]&gt;[.$AN3:.$AN4])" office:value-type="float"/>
          <table:table-cell table:number-matrix-columns-spanned="1" table:number-matrix-rows-spanned="1" table:formula="of:=SUM([.AC3:.AC4]&gt;[.$AO3:.$AO4])" office:value-type="float"/>
          <table:table-cell table:number-matrix-columns-spanned="1" table:number-matrix-rows-spanned="1" table:formula="of:=SUM([.AD3:.AD4]&gt;[.$AP3:.$AP4])" office:value-type="float"/>
          <table:table-cell table:number-matrix-columns-spanned="1" table:number-matrix-rows-spanned="1" table:formula="of:=SUM([.AE3:.AE4]&gt;[.$AQ3:.$AQ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AR3:.$AR4])" office:value-type="float"/>
          <table:table-cell table:number-matrix-columns-spanned="1" table:number-matrix-rows-spanned="1" table:formula="of:=SUM([.C3:.C4]=[.$AS3:.$AS4])" office:value-type="float"/>
          <table:table-cell table:number-matrix-columns-spanned="1" table:number-matrix-rows-spanned="1" table:formula="of:=SUM([.D3:.D4]=[.$AT3:.$AT4])" office:value-type="float"/>
          <table:table-cell table:number-matrix-columns-spanned="1" table:number-matrix-rows-spanned="1" table:formula="of:=SUM([.E3:.E4]=[.$AU3:.$AU4])" office:value-type="float"/>
          <table:table-cell table:number-matrix-columns-spanned="1" table:number-matrix-rows-spanned="1" table:formula="of:=SUM([.F3:.F4]=[.$AV3:.$AV4])" office:value-type="float"/>
          <table:table-cell table:number-matrix-columns-spanned="1" table:number-matrix-rows-spanned="1" table:formula="of:=SUM([.G3:.G4]=[.$AW3:.$AW4])" office:value-type="float"/>
          <table:table-cell table:number-matrix-columns-spanned="1" table:number-matrix-rows-spanned="1" table:formula="of:=SUM([.H3:.H4]=[.$AR3:.$AR4])" office:value-type="float"/>
          <table:table-cell table:number-matrix-columns-spanned="1" table:number-matrix-rows-spanned="1" table:formula="of:=SUM([.I3:.I4]=[.$AS3:.$AS4])" office:value-type="float"/>
          <table:table-cell table:number-matrix-columns-spanned="1" table:number-matrix-rows-spanned="1" table:formula="of:=SUM([.J3:.J4]=[.$AT3:.$AT4])" office:value-type="float"/>
          <table:table-cell table:number-matrix-columns-spanned="1" table:number-matrix-rows-spanned="1" table:formula="of:=SUM([.K3:.K4]=[.$AU3:.$AU4])" office:value-type="float"/>
          <table:table-cell table:number-matrix-columns-spanned="1" table:number-matrix-rows-spanned="1" table:formula="of:=SUM([.L3:.L4]=[.$AV3:.$AV4])" office:value-type="float"/>
          <table:table-cell table:number-matrix-columns-spanned="1" table:number-matrix-rows-spanned="1" table:formula="of:=SUM([.M3:.M4]=[.$AW3:.$AW4])" office:value-type="float"/>
          <table:table-cell table:number-matrix-columns-spanned="1" table:number-matrix-rows-spanned="1" table:formula="of:=SUM([.N3:.N4]=[.$AR3:.$AR4])" office:value-type="float"/>
          <table:table-cell table:number-matrix-columns-spanned="1" table:number-matrix-rows-spanned="1" table:formula="of:=SUM([.O3:.O4]=[.$AS3:.$AS4])" office:value-type="float"/>
          <table:table-cell table:number-matrix-columns-spanned="1" table:number-matrix-rows-spanned="1" table:formula="of:=SUM([.P3:.P4]=[.$AT3:.$AT4])" office:value-type="float"/>
          <table:table-cell table:number-matrix-columns-spanned="1" table:number-matrix-rows-spanned="1" table:formula="of:=SUM([.Q3:.Q4]=[.$AU3:.$AU4])" office:value-type="float"/>
          <table:table-cell table:number-matrix-columns-spanned="1" table:number-matrix-rows-spanned="1" table:formula="of:=SUM([.R3:.R4]=[.$AV3:.$AV4])" office:value-type="float"/>
          <table:table-cell table:number-matrix-columns-spanned="1" table:number-matrix-rows-spanned="1" table:formula="of:=SUM([.S3:.S4]=[.$AW3:.$AW4])" office:value-type="float"/>
          <table:table-cell table:number-matrix-columns-spanned="1" table:number-matrix-rows-spanned="1" table:formula="of:=SUM([.T3:.T4]=[.$AR3:.$AR4])" office:value-type="float"/>
          <table:table-cell table:number-matrix-columns-spanned="1" table:number-matrix-rows-spanned="1" table:formula="of:=SUM([.U3:.U4]=[.$AS3:.$AS4])" office:value-type="float"/>
          <table:table-cell table:number-matrix-columns-spanned="1" table:number-matrix-rows-spanned="1" table:formula="of:=SUM([.V3:.V4]=[.$AT3:.$AT4])" office:value-type="float"/>
          <table:table-cell table:number-matrix-columns-spanned="1" table:number-matrix-rows-spanned="1" table:formula="of:=SUM([.W3:.W4]=[.$AU3:.$AU4])" office:value-type="float"/>
          <table:table-cell table:number-matrix-columns-spanned="1" table:number-matrix-rows-spanned="1" table:formula="of:=SUM([.X3:.X4]=[.$AV3:.$AV4])" office:value-type="float"/>
          <table:table-cell table:number-matrix-columns-spanned="1" table:number-matrix-rows-spanned="1" table:formula="of:=SUM([.Y3:.Y4]=[.$AW3:.$AW4])" office:value-type="float"/>
          <table:table-cell table:number-matrix-columns-spanned="1" table:number-matrix-rows-spanned="1" table:formula="of:=SUM([.Z3:.Z4]=[.$AR3:.$AR4])" office:value-type="float"/>
          <table:table-cell table:number-matrix-columns-spanned="1" table:number-matrix-rows-spanned="1" table:formula="of:=SUM([.AA3:.AA4]=[.$AS3:.$AS4])" office:value-type="float"/>
          <table:table-cell table:number-matrix-columns-spanned="1" table:number-matrix-rows-spanned="1" table:formula="of:=SUM([.AB3:.AB4]=[.$AT3:.$AT4])" office:value-type="float"/>
          <table:table-cell table:number-matrix-columns-spanned="1" table:number-matrix-rows-spanned="1" table:formula="of:=SUM([.AC3:.AC4]=[.$AU3:.$AU4])" office:value-type="float"/>
          <table:table-cell table:number-matrix-columns-spanned="1" table:number-matrix-rows-spanned="1" table:formula="of:=SUM([.AD3:.AD4]=[.$AV3:.$AV4])" office:value-type="float"/>
          <table:table-cell table:number-matrix-columns-spanned="1" table:number-matrix-rows-spanned="1" table:formula="of:=SUM([.AE3:.AE4]=[.$AW3:.$AW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